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Nimbus Roman No9 L" svg:font-family="'Nimbus Roman No9 L', 'Times New Roman', Times, serif"/>
    <style:font-face style:name="sans-serif" svg:font-family="sans-serif"/>
    <style:font-face style:name="FreeSans2" svg:font-family="FreeSans" style:font-family-generic="swiss"/>
    <style:font-face style:name="Courier New1" svg:font-family="'Courier New'" style:font-family-generic="modern" style:font-pitch="fixed"/>
    <style:font-face style:name="Calibri1" svg:font-family="Calibri" style:font-pitch="variable"/>
    <style:font-face style:name="Liberation Serif1" svg:font-family="'Liberation Serif'" style:font-pitch="variable"/>
    <style:font-face style:name="Courier New2" svg:font-family="'Courier New'" style:font-family-generic="modern" style:font-pitch="variable"/>
    <style:font-face style:name="FreeSans1" svg:font-family="FreeSans" style:font-family-generic="modern" style:font-pitch="variable"/>
    <style:font-face style:name="Liberation Serif2" svg:font-family="'Liberation Serif'" style:font-family-generic="moder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ff6e" officeooo:paragraph-rsid="0019ff6e"/>
    </style:style>
    <style:style style:name="P2" style:family="paragraph" style:parent-style-name="Standard">
      <style:text-properties officeooo:rsid="001b375b" officeooo:paragraph-rsid="001b375b"/>
    </style:style>
    <style:style style:name="P3" style:family="paragraph" style:parent-style-name="Standard">
      <style:text-properties officeooo:rsid="001c2568" officeooo:paragraph-rsid="001c2568"/>
    </style:style>
    <style:style style:name="P4" style:family="paragraph" style:parent-style-name="Standard">
      <style:text-properties officeooo:rsid="001d1f15" officeooo:paragraph-rsid="001d1f15"/>
    </style:style>
    <style:style style:name="P5" style:family="paragraph" style:parent-style-name="Standard">
      <style:text-properties officeooo:rsid="001e18f5" officeooo:paragraph-rsid="001e18f5"/>
    </style:style>
    <style:style style:name="P6" style:family="paragraph" style:parent-style-name="Standard">
      <style:text-properties officeooo:rsid="001e58ea" officeooo:paragraph-rsid="001e58ea"/>
    </style:style>
    <style:style style:name="P7" style:family="paragraph" style:parent-style-name="Standard">
      <style:text-properties officeooo:rsid="001e58ea" officeooo:paragraph-rsid="002001f0"/>
    </style:style>
    <style:style style:name="P8" style:family="paragraph" style:parent-style-name="Standard">
      <style:paragraph-properties>
        <style:tab-stops>
          <style:tab-stop style:position="5.3043in"/>
        </style:tab-stops>
      </style:paragraph-properties>
      <style:text-properties officeooo:rsid="001e58ea" officeooo:paragraph-rsid="001e58ea"/>
    </style:style>
    <style:style style:name="P9" style:family="paragraph" style:parent-style-name="Standard">
      <style:text-properties officeooo:rsid="0021a16c" officeooo:paragraph-rsid="0021a16c"/>
    </style:style>
    <style:style style:name="P10" style:family="paragraph" style:parent-style-name="Standard">
      <style:text-properties officeooo:rsid="0026e13f" officeooo:paragraph-rsid="0026e13f"/>
    </style:style>
    <style:style style:name="P11" style:family="paragraph" style:parent-style-name="Standard">
      <style:text-properties officeooo:rsid="00030bad" officeooo:paragraph-rsid="002a2556"/>
    </style:style>
    <style:style style:name="P12" style:family="paragraph" style:parent-style-name="Standard">
      <style:text-properties officeooo:rsid="000448af" officeooo:paragraph-rsid="002a2556"/>
    </style:style>
    <style:style style:name="P13" style:family="paragraph" style:parent-style-name="Standard">
      <style:text-properties officeooo:rsid="000636ce" officeooo:paragraph-rsid="002a2556"/>
    </style:style>
    <style:style style:name="P14" style:family="paragraph" style:parent-style-name="Standard">
      <style:text-properties officeooo:rsid="00068185" officeooo:paragraph-rsid="002a2556"/>
    </style:style>
    <style:style style:name="P15" style:family="paragraph" style:parent-style-name="Standard">
      <style:text-properties officeooo:paragraph-rsid="002a2556"/>
    </style:style>
    <style:style style:name="P16" style:family="paragraph" style:parent-style-name="Standard">
      <style:text-properties officeooo:rsid="002f34e3" officeooo:paragraph-rsid="002f34e3"/>
    </style:style>
    <style:style style:name="P17" style:family="paragraph" style:parent-style-name="Standard">
      <style:text-properties officeooo:rsid="002f34e3" officeooo:paragraph-rsid="00333251"/>
    </style:style>
    <style:style style:name="P18" style:family="paragraph" style:parent-style-name="Standard">
      <style:text-properties style:text-underline-style="none" fo:font-weight="normal" officeooo:rsid="00062a63" officeooo:paragraph-rsid="002a2556" style:font-weight-asian="normal" style:font-weight-complex="normal"/>
    </style:style>
    <style:style style:name="P19" style:family="paragraph" style:parent-style-name="Standard">
      <style:text-properties style:text-underline-style="none" fo:font-weight="normal" officeooo:rsid="000636ce" officeooo:paragraph-rsid="002a2556" style:font-weight-asian="normal" style:font-weight-complex="normal"/>
    </style:style>
    <style:style style:name="P20" style:family="paragraph" style:parent-style-name="Standard">
      <style:text-properties fo:font-variant="normal" fo:text-transform="none" fo:color="#222222" fo:letter-spacing="normal" style:text-underline-style="none" fo:font-weight="normal" officeooo:rsid="000636ce" officeooo:paragraph-rsid="002a2556" style:font-weight-asian="normal" style:font-weight-complex="normal"/>
    </style:style>
    <style:style style:name="P21" style:family="paragraph" style:parent-style-name="Standard">
      <style:text-properties fo:font-variant="normal" fo:text-transform="none" fo:color="#222222" fo:letter-spacing="normal" style:text-underline-style="none" fo:font-weight="normal" officeooo:rsid="00068185" officeooo:paragraph-rsid="002a2556" style:font-weight-asian="normal" style:font-weight-complex="normal"/>
    </style:style>
    <style:style style:name="P22" style:family="paragraph" style:parent-style-name="Standard">
      <style:text-properties fo:font-variant="normal" fo:text-transform="none" fo:color="#222222" fo:letter-spacing="normal" style:text-underline-style="none" fo:font-weight="normal" officeooo:rsid="00075718" officeooo:paragraph-rsid="002a2556" style:font-weight-asian="normal" style:font-weight-complex="normal"/>
    </style:style>
    <style:style style:name="P23" style:family="paragraph" style:parent-style-name="Standard">
      <style:text-properties fo:font-variant="normal" fo:text-transform="none" fo:color="#222222" fo:letter-spacing="normal" style:text-underline-style="none" fo:font-weight="normal" officeooo:rsid="0021a16c" officeooo:paragraph-rsid="002a2556" style:font-weight-asian="normal" style:font-weight-complex="normal"/>
    </style:style>
    <style:style style:name="P24" style:family="paragraph" style:parent-style-name="Standard">
      <style:text-properties fo:font-variant="normal" fo:text-transform="none" fo:color="#252525" style:font-name="Nimbus Roman No9 L" fo:font-size="15pt" fo:letter-spacing="normal" fo:font-style="normal" fo:font-weight="normal" officeooo:paragraph-rsid="002bdeaa"/>
    </style:style>
    <style:style style:name="P25" style:family="paragraph" style:parent-style-name="Standard">
      <style:text-properties fo:font-variant="normal" fo:text-transform="none" fo:color="#252525" style:font-name="Nimbus Roman No9 L" fo:font-size="15pt" fo:letter-spacing="normal" fo:font-style="normal" fo:font-weight="normal" officeooo:rsid="002ed859" officeooo:paragraph-rsid="002ed859"/>
    </style:style>
    <style:style style:name="P26" style:family="paragraph" style:parent-style-name="Standard">
      <style:text-properties fo:font-variant="normal" fo:text-transform="none" fo:color="#252525" style:font-name="Nimbus Roman No9 L" fo:font-size="15pt" fo:letter-spacing="normal" fo:font-style="normal" fo:font-weight="normal" officeooo:paragraph-rsid="002ed859"/>
    </style:style>
    <style:style style:name="P27" style:family="paragraph" style:parent-style-name="Standard">
      <style:text-properties fo:font-variant="normal" fo:text-transform="none" fo:color="#252525" style:font-name="sans-serif" fo:font-size="12.75pt" fo:letter-spacing="normal" fo:font-style="normal" fo:font-weight="normal" officeooo:rsid="002ed859" officeooo:paragraph-rsid="002ed859"/>
    </style:style>
    <style:style style:name="P28" style:family="paragraph" style:parent-style-name="Standard">
      <style:text-properties fo:font-variant="normal" fo:text-transform="none" fo:color="#252525" style:font-name="sans-serif" fo:font-size="12.75pt" fo:letter-spacing="normal" fo:font-style="normal" fo:font-weight="normal" officeooo:rsid="002ef9fe" officeooo:paragraph-rsid="002ef9fe"/>
    </style:style>
    <style:style style:name="P29" style:family="paragraph" style:parent-style-name="Standard">
      <style:text-properties fo:font-variant="normal" fo:text-transform="none" fo:color="#252525" style:font-name="sans-serif" fo:font-size="12.75pt" fo:letter-spacing="normal" fo:font-style="normal" fo:font-weight="normal" officeooo:rsid="002f34e3" officeooo:paragraph-rsid="002f34e3"/>
    </style:style>
    <style:style style:name="P30" style:family="paragraph" style:parent-style-name="Standard">
      <style:text-properties fo:font-variant="normal" fo:text-transform="none" fo:color="#252525" style:font-name="sans-serif" fo:font-size="12.75pt" fo:letter-spacing="normal" fo:font-style="normal" fo:font-weight="normal" officeooo:rsid="0037191b" officeooo:paragraph-rsid="0037191b"/>
    </style:style>
    <style:style style:name="P31" style:family="paragraph" style:parent-style-name="Standard">
      <style:text-properties fo:font-variant="normal" fo:text-transform="none" fo:color="#252525" style:font-name="sans-serif" fo:font-size="12.75pt" fo:letter-spacing="normal" fo:font-style="normal" fo:font-weight="normal" officeooo:rsid="0037f43e" officeooo:paragraph-rsid="0037f43e"/>
    </style:style>
    <style:style style:name="P32" style:family="paragraph" style:parent-style-name="Standard">
      <style:text-properties fo:font-variant="normal" fo:text-transform="none" fo:color="#252525" style:font-name="sans-serif" fo:font-size="12.75pt" fo:letter-spacing="normal" fo:font-style="normal" fo:font-weight="normal" officeooo:rsid="0037f43e" officeooo:paragraph-rsid="0039129b"/>
    </style:style>
    <style:style style:name="P33" style:family="paragraph" style:parent-style-name="Standard">
      <style:text-properties fo:font-variant="normal" fo:text-transform="none" fo:color="#252525" style:font-name="sans-serif" fo:font-size="12.75pt" fo:letter-spacing="normal" fo:font-style="normal" fo:font-weight="normal" officeooo:rsid="003a13ad" officeooo:paragraph-rsid="003a13ad"/>
    </style:style>
    <style:style style:name="P34" style:family="paragraph" style:parent-style-name="Standard">
      <style:text-properties fo:font-variant="normal" fo:text-transform="none" fo:color="#252525" style:font-name="sans-serif" fo:font-size="12.75pt" fo:letter-spacing="normal" fo:font-style="normal" fo:font-weight="normal" officeooo:rsid="003c40cc" officeooo:paragraph-rsid="003c40cc"/>
    </style:style>
    <style:style style:name="P35" style:family="paragraph" style:parent-style-name="Standard">
      <style:text-properties officeooo:paragraph-rsid="0037f43e"/>
    </style:style>
    <style:style style:name="P36" style:family="paragraph" style:parent-style-name="Standard">
      <style:text-properties officeooo:rsid="003c40cc" officeooo:paragraph-rsid="003c40cc"/>
    </style:style>
    <style:style style:name="P37" style:family="paragraph" style:parent-style-name="Standard">
      <style:text-properties fo:font-size="12.6999998092651pt" officeooo:rsid="0024e142" officeooo:paragraph-rsid="0024e142" style:font-size-asian="12.6999998092651pt" style:font-size-complex="12.6999998092651pt"/>
    </style:style>
    <style:style style:name="P38" style:family="paragraph" style:parent-style-name="Standard">
      <style:text-properties fo:font-size="12.6999998092651pt" officeooo:paragraph-rsid="0024e142" style:font-size-asian="12.6999998092651pt" style:font-size-complex="12.6999998092651pt"/>
    </style:style>
    <style:style style:name="P39" style:family="paragraph" style:parent-style-name="Standard">
      <style:text-properties fo:font-size="12.6999998092651pt" officeooo:paragraph-rsid="00265ed2" style:font-size-asian="12.6999998092651pt" style:font-size-complex="12.6999998092651pt"/>
    </style:style>
    <style:style style:name="P40" style:family="paragraph" style:parent-style-name="Standard">
      <style:text-properties fo:font-size="12.6999998092651pt" officeooo:rsid="00265ed2" officeooo:paragraph-rsid="00265ed2" style:font-size-asian="12.6999998092651pt" style:font-size-complex="12.6999998092651pt"/>
    </style:style>
    <style:style style:name="P41" style:family="paragraph" style:parent-style-name="Standard">
      <style:text-properties fo:font-size="12.6999998092651pt" officeooo:rsid="0026e13f" officeooo:paragraph-rsid="0026e13f" style:font-size-asian="12.6999998092651pt" style:font-size-complex="12.6999998092651pt"/>
    </style:style>
    <style:style style:name="P42" style:family="paragraph" style:parent-style-name="Standard">
      <style:text-properties fo:font-size="12.6999998092651pt" officeooo:rsid="002acfe7" officeooo:paragraph-rsid="002acfe7" style:font-size-asian="12.6999998092651pt" style:font-size-complex="12.6999998092651pt"/>
    </style:style>
    <style:style style:name="P43" style:family="paragraph" style:parent-style-name="Standard">
      <style:text-properties fo:font-size="12.6999998092651pt" officeooo:rsid="002bdeaa" officeooo:paragraph-rsid="002bdeaa" style:font-size-asian="12.6999998092651pt" style:font-size-complex="12.6999998092651pt"/>
    </style:style>
    <style:style style:name="P44" style:family="paragraph" style:parent-style-name="Standard">
      <style:text-properties fo:font-size="12.6999998092651pt" officeooo:paragraph-rsid="002bdeaa" style:font-size-asian="12.6999998092651pt" style:font-size-complex="12.6999998092651pt"/>
    </style:style>
    <style:style style:name="P45" style:family="paragraph" style:parent-style-name="Standard">
      <style:text-properties fo:font-size="12.6999998092651pt" officeooo:rsid="00409787" officeooo:paragraph-rsid="00409787" style:font-size-asian="12.6999998092651pt" style:font-size-complex="12.6999998092651pt"/>
    </style:style>
    <style:style style:name="P46" style:family="paragraph" style:parent-style-name="Standard">
      <style:paragraph-properties fo:padding-left="0.0555in" fo:padding-right="0.0555in" fo:padding-top="0.0138in" fo:padding-bottom="0.0138in" fo:border="0.51pt solid #0000ff" style:shadow="#000000 0.0071in 0.0071in">
        <style:tab-stops>
          <style:tab-stop style:position="0in"/>
          <style:tab-stop style:position="0.1665in"/>
          <style:tab-stop style:position="0.3335in"/>
          <style:tab-stop style:position="0.5in"/>
          <style:tab-stop style:position="0.6665in"/>
          <style:tab-stop style:position="0.8335in"/>
          <style:tab-stop style:position="1in"/>
          <style:tab-stop style:position="1.1665in"/>
          <style:tab-stop style:position="1.3335in"/>
          <style:tab-stop style:position="1.5in"/>
          <style:tab-stop style:position="1.6665in"/>
          <style:tab-stop style:position="1.8335in"/>
          <style:tab-stop style:position="2in"/>
          <style:tab-stop style:position="2.1665in"/>
          <style:tab-stop style:position="2.3335in"/>
          <style:tab-stop style:position="2.5in"/>
          <style:tab-stop style:position="2.6665in"/>
          <style:tab-stop style:position="2.8335in"/>
          <style:tab-stop style:position="3in"/>
          <style:tab-stop style:position="3.1665in"/>
          <style:tab-stop style:position="3.3335in"/>
          <style:tab-stop style:position="3.5in"/>
          <style:tab-stop style:position="3.6665in"/>
          <style:tab-stop style:position="3.8335in"/>
          <style:tab-stop style:position="4in"/>
          <style:tab-stop style:position="4.1665in"/>
          <style:tab-stop style:position="4.3335in"/>
          <style:tab-stop style:position="4.5in"/>
          <style:tab-stop style:position="4.6665in"/>
          <style:tab-stop style:position="4.8335in"/>
          <style:tab-stop style:position="5in"/>
          <style:tab-stop style:position="5.1665in"/>
        </style:tab-stops>
      </style:paragraph-properties>
      <style:text-properties officeooo:rsid="0019ff6e" officeooo:paragraph-rsid="0019ff6e"/>
    </style:style>
    <style:style style:name="P47" style:family="paragraph" style:parent-style-name="Standard">
      <style:paragraph-properties fo:padding-left="0.0555in" fo:padding-right="0.0555in" fo:padding-top="0.0138in" fo:padding-bottom="0.0138in" fo:border="0.51pt solid #0000ff" style:shadow="#000000 0.0071in 0.0071in">
        <style:tab-stops>
          <style:tab-stop style:position="0in"/>
          <style:tab-stop style:position="0.1665in"/>
          <style:tab-stop style:position="0.3335in"/>
          <style:tab-stop style:position="0.5in"/>
          <style:tab-stop style:position="0.6665in"/>
          <style:tab-stop style:position="0.8335in"/>
          <style:tab-stop style:position="1in"/>
          <style:tab-stop style:position="1.1665in"/>
          <style:tab-stop style:position="1.3335in"/>
          <style:tab-stop style:position="1.5in"/>
          <style:tab-stop style:position="1.6665in"/>
          <style:tab-stop style:position="1.8335in"/>
          <style:tab-stop style:position="2in"/>
          <style:tab-stop style:position="2.1665in"/>
          <style:tab-stop style:position="2.3335in"/>
          <style:tab-stop style:position="2.5in"/>
          <style:tab-stop style:position="2.6665in"/>
          <style:tab-stop style:position="2.8335in"/>
          <style:tab-stop style:position="3in"/>
          <style:tab-stop style:position="3.1665in"/>
          <style:tab-stop style:position="3.3335in"/>
          <style:tab-stop style:position="3.5in"/>
          <style:tab-stop style:position="3.6665in"/>
          <style:tab-stop style:position="3.8335in"/>
          <style:tab-stop style:position="4in"/>
          <style:tab-stop style:position="4.1665in"/>
          <style:tab-stop style:position="4.3335in"/>
          <style:tab-stop style:position="4.5in"/>
          <style:tab-stop style:position="4.6665in"/>
          <style:tab-stop style:position="4.8335in"/>
          <style:tab-stop style:position="5in"/>
          <style:tab-stop style:position="5.1665in"/>
        </style:tab-stops>
      </style:paragraph-properties>
      <style:text-properties fo:color="#808080" style:font-name="Courier New" fo:language="en" fo:country="US" fo:font-weight="bold" officeooo:paragraph-rsid="0019ff6e" style:language-asian="zh" style:country-asian="TW" style:font-weight-asian="bold" style:font-weight-complex="bold"/>
    </style:style>
    <style:style style:name="P48" style:family="paragraph" style:parent-style-name="Standard">
      <style:paragraph-properties fo:padding-left="0.0555in" fo:padding-right="0.0555in" fo:padding-top="0.0138in" fo:padding-bottom="0.0138in" fo:border="0.51pt solid #0000ff" style:shadow="#000000 0.0071in 0.0071in">
        <style:tab-stops>
          <style:tab-stop style:position="0in"/>
          <style:tab-stop style:position="0.1665in"/>
          <style:tab-stop style:position="0.3335in"/>
          <style:tab-stop style:position="0.5in"/>
          <style:tab-stop style:position="0.6665in"/>
          <style:tab-stop style:position="0.8335in"/>
          <style:tab-stop style:position="1in"/>
          <style:tab-stop style:position="1.1665in"/>
          <style:tab-stop style:position="1.3335in"/>
          <style:tab-stop style:position="1.5in"/>
          <style:tab-stop style:position="1.6665in"/>
          <style:tab-stop style:position="1.8335in"/>
          <style:tab-stop style:position="2in"/>
          <style:tab-stop style:position="2.1665in"/>
          <style:tab-stop style:position="2.3335in"/>
          <style:tab-stop style:position="2.5in"/>
          <style:tab-stop style:position="2.6665in"/>
          <style:tab-stop style:position="2.8335in"/>
          <style:tab-stop style:position="3in"/>
          <style:tab-stop style:position="3.1665in"/>
          <style:tab-stop style:position="3.3335in"/>
          <style:tab-stop style:position="3.5in"/>
          <style:tab-stop style:position="3.6665in"/>
          <style:tab-stop style:position="3.8335in"/>
          <style:tab-stop style:position="4in"/>
          <style:tab-stop style:position="4.1665in"/>
          <style:tab-stop style:position="4.3335in"/>
          <style:tab-stop style:position="4.5in"/>
          <style:tab-stop style:position="4.6665in"/>
          <style:tab-stop style:position="4.8335in"/>
          <style:tab-stop style:position="5in"/>
          <style:tab-stop style:position="5.1665in"/>
        </style:tab-stops>
      </style:paragraph-properties>
      <style:text-properties fo:color="#808080" style:font-name="Courier New" fo:language="en" fo:country="US" fo:font-weight="bold" officeooo:rsid="0019ff6e" officeooo:paragraph-rsid="0019ff6e" fo:background-color="transparent" style:language-asian="zh" style:country-asian="TW" style:font-weight-asian="bold" style:font-weight-complex="bold"/>
    </style:style>
    <style:style style:name="P49" style:family="paragraph" style:parent-style-name="Table_20_Contents">
      <style:text-properties officeooo:rsid="002ed859" officeooo:paragraph-rsid="002ed859"/>
    </style:style>
    <style:style style:name="P50" style:family="paragraph" style:parent-style-name="Table_20_Contents">
      <style:text-properties officeooo:rsid="002ed859" officeooo:paragraph-rsid="002ef9fe"/>
    </style:style>
    <style:style style:name="P51" style:family="paragraph" style:parent-style-name="Table_20_Contents">
      <style:text-properties officeooo:rsid="002ef9fe" officeooo:paragraph-rsid="002ef9fe"/>
    </style:style>
    <style:style style:name="P52" style:family="paragraph" style:parent-style-name="Standard">
      <style:text-properties fo:font-variant="normal" fo:text-transform="none" fo:color="#252525" style:font-name="Nimbus Roman No9 L" fo:font-size="12.6999998092651pt" fo:letter-spacing="normal" fo:font-style="normal" fo:font-weight="normal" officeooo:paragraph-rsid="002bdeaa" style:font-size-asian="12.6999998092651pt" style:font-size-complex="12.6999998092651pt"/>
    </style:style>
    <style:style style:name="P53" style:family="paragraph" style:parent-style-name="Standard">
      <style:text-properties fo:font-variant="normal" fo:text-transform="none" fo:color="#252525" style:font-name="Nimbus Roman No9 L" fo:font-size="15pt" fo:letter-spacing="normal" fo:font-style="normal" fo:font-weight="normal" officeooo:paragraph-rsid="002bdeaa"/>
    </style:style>
    <style:style style:name="P54" style:family="paragraph">
      <style:paragraph-properties fo:margin-left="0in" fo:margin-right="0in" fo:margin-top="0in" fo:margin-bottom="0in" fo:line-height="100%" fo:text-align="end" fo:text-indent="0in" style:punctuation-wrap="hanging" style:writing-mode="lr-tb"/>
      <style:text-properties fo:hyphenate="false"/>
    </style:style>
    <style:style style:name="P55" style:family="paragraph">
      <loext:graphic-properties draw:fill="none" draw:fill-color="#729fcf"/>
      <style:paragraph-properties fo:margin-left="0in" fo:margin-right="0in" fo:margin-top="0in" fo:margin-bottom="0in" fo:line-height="100%" fo:text-align="end"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style:style>
    <style:style style:name="P56" style:family="paragraph">
      <style:paragraph-properties fo:margin-left="0in" fo:margin-right="0in" fo:margin-top="0in" fo:margin-bottom="0in" fo:line-height="100%" fo:text-align="center" fo:text-indent="0in" style:punctuation-wrap="hanging" style:writing-mode="lr-tb"/>
      <style:text-properties fo:hyphenate="false"/>
    </style:style>
    <style:style style:name="P57" style:family="paragraph">
      <loext:graphic-properties draw:fill="none" draw:fill-color="#729fcf"/>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style:style>
    <style:style style:name="P58" style:family="paragraph">
      <loext:graphic-properties draw:fill="none" draw:fill-color="#729fc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style>
    <style:style style:name="P6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 style:family="paragraph">
      <loext:graphic-properties draw:fill-color="#729fcf"/>
    </style:style>
    <style:style style:name="P63" style:family="paragraph">
      <loext:graphic-properties draw:fill-color="#ff3333"/>
      <style:paragraph-properties fo:text-align="center"/>
    </style:style>
    <style:style style:name="P64" style:family="paragraph">
      <loext:graphic-properties draw:fill-color="#ff3333"/>
      <style:paragraph-properties fo:text-align="center"/>
      <style:text-properties fo:font-size="12pt"/>
    </style:style>
    <style:style style:name="P65" style:family="paragraph">
      <loext:graphic-properties draw:fill-color="#ffffff"/>
    </style:style>
    <style:style style:name="P66" style:family="paragraph">
      <style:paragraph-properties fo:margin-left="0in" fo:margin-right="0in" fo:margin-top="0in" fo:margin-bottom="0in" fo:line-height="100%" fo:text-align="start" fo:text-indent="0in"/>
    </style:style>
    <style:style style:name="T1" style:family="text">
      <style:text-properties fo:color="#808080" style:font-name="Courier New" fo:language="en" fo:country="US" fo:font-weight="bold" style:language-asian="zh" style:country-asian="TW" style:font-weight-asian="bold" style:font-weight-complex="bold"/>
    </style:style>
    <style:style style:name="T2" style:family="text">
      <style:text-properties fo:color="#808080" style:font-name="Courier New" fo:language="en" fo:country="US" fo:font-weight="bold" fo:background-color="transparent" loext:char-shading-value="0" style:language-asian="zh" style:country-asian="TW" style:font-weight-asian="bold" style:font-weight-complex="bold"/>
    </style:style>
    <style:style style:name="T3" style:family="text">
      <style:text-properties officeooo:rsid="002001f0"/>
    </style:style>
    <style:style style:name="T4" style:family="text">
      <style:text-properties officeooo:rsid="0024e142"/>
    </style:style>
    <style:style style:name="T5" style:family="text">
      <style:text-properties officeooo:rsid="0024f524"/>
    </style:style>
    <style:style style:name="T6" style:family="text">
      <style:text-properties officeooo:rsid="00265ed2"/>
    </style:style>
    <style:style style:name="T7" style:family="text">
      <style:text-properties officeooo:rsid="0026dfa1"/>
    </style:style>
    <style:style style:name="T8" style:family="text">
      <style:text-properties fo:font-variant="normal" fo:text-transform="none" fo:color="#222222" fo:letter-spacing="normal" style:text-underline-style="none" fo:font-weight="normal" style:font-weight-asian="normal" style:font-weight-complex="normal"/>
    </style:style>
    <style:style style:name="T9" style:family="text">
      <style:text-properties fo:font-variant="normal" fo:text-transform="none" fo:color="#222222" fo:letter-spacing="normal" style:text-underline-style="none" fo:font-weight="normal" officeooo:rsid="000636ce" style:font-weight-asian="normal" style:font-weight-complex="normal"/>
    </style:style>
    <style:style style:name="T10" style:family="text">
      <style:text-properties fo:font-variant="normal" fo:text-transform="none" fo:color="#222222" fo:letter-spacing="normal" style:text-underline-style="none" fo:font-weight="normal" officeooo:rsid="00068185" style:font-weight-asian="normal" style:font-weight-complex="normal"/>
    </style:style>
    <style:style style:name="T11" style:family="text">
      <style:text-properties fo:font-variant="normal" fo:text-transform="none" fo:color="#222222" fo:letter-spacing="normal" style:text-underline-style="none" fo:font-weight="normal" officeooo:rsid="00075718" style:font-weight-asian="normal" style:font-weight-complex="normal"/>
    </style:style>
    <style:style style:name="T12" style:family="text">
      <style:text-properties fo:font-variant="normal" fo:text-transform="none" fo:color="#252525" style:font-name="Nimbus Roman No9 L" fo:letter-spacing="normal" fo:font-style="italic" fo:font-weight="normal"/>
    </style:style>
    <style:style style:name="T13" style:family="text">
      <style:text-properties fo:font-variant="normal" fo:text-transform="none" fo:color="#252525" style:font-name="Nimbus Roman No9 L" fo:letter-spacing="normal" fo:font-style="italic" fo:font-weight="normal" officeooo:rsid="002bdeaa"/>
    </style:style>
    <style:style style:name="T14" style:family="text">
      <style:text-properties fo:font-variant="normal" fo:text-transform="none" fo:color="#252525" style:font-name="Nimbus Roman No9 L" fo:letter-spacing="normal" fo:font-style="normal" fo:font-weight="normal"/>
    </style:style>
    <style:style style:name="T15" style:family="text">
      <style:text-properties fo:font-variant="normal" fo:text-transform="none" fo:color="#252525" style:font-name="Nimbus Roman No9 L" fo:letter-spacing="normal" fo:font-style="normal" fo:font-weight="normal" officeooo:rsid="0041e788"/>
    </style:style>
    <style:style style:name="T16" style:family="text">
      <style:text-properties fo:font-variant="normal" fo:text-transform="none" fo:color="#252525" fo:letter-spacing="normal"/>
    </style:style>
    <style:style style:name="T17" style:family="text">
      <style:text-properties fo:font-variant="normal" fo:text-transform="none" fo:color="#252525" style:font-name="sans-serif" fo:font-size="12.75pt" fo:letter-spacing="normal" fo:font-style="normal" fo:font-weight="normal"/>
    </style:style>
    <style:style style:name="T18" style:family="text">
      <style:text-properties fo:font-variant="normal" fo:text-transform="none" fo:color="#252525" style:font-name="sans-serif" fo:font-size="12.75pt" fo:letter-spacing="normal" fo:font-style="normal" fo:font-weight="normal" officeooo:rsid="00333251"/>
    </style:style>
    <style:style style:name="T19" style:family="text">
      <style:text-properties fo:font-variant="normal" fo:text-transform="none" fo:color="#252525" style:font-name="sans-serif" fo:font-size="12.75pt" fo:letter-spacing="normal" fo:font-style="normal" fo:font-weight="normal" officeooo:rsid="0033c553"/>
    </style:style>
    <style:style style:name="T20" style:family="text">
      <style:text-properties fo:font-variant="normal" fo:text-transform="none" fo:color="#252525" style:font-name="sans-serif" fo:font-size="12.75pt" fo:letter-spacing="normal" fo:font-style="normal" fo:font-weight="normal" officeooo:rsid="0035dc9f"/>
    </style:style>
    <style:style style:name="T21" style:family="text">
      <style:text-properties fo:font-variant="normal" fo:text-transform="none" fo:color="#252525" style:font-name="sans-serif" fo:font-size="12.75pt" fo:letter-spacing="normal" fo:font-style="normal" fo:font-weight="normal" officeooo:rsid="0037f43e"/>
    </style:style>
    <style:style style:name="T22" style:family="text">
      <style:text-properties fo:font-variant="normal" fo:text-transform="none" fo:color="#252525" style:font-name="sans-serif" fo:font-size="12.75pt" fo:letter-spacing="normal" fo:font-style="normal" fo:font-weight="normal" officeooo:rsid="003a13ad"/>
    </style:style>
    <style:style style:name="T23" style:family="text">
      <style:text-properties fo:font-variant="normal" fo:text-transform="none" fo:color="#252525" style:font-name="sans-serif" fo:font-size="12.75pt" fo:letter-spacing="normal" fo:font-style="normal" fo:font-weight="normal" officeooo:rsid="003c1382"/>
    </style:style>
    <style:style style:name="T24" style:family="text">
      <style:text-properties fo:font-variant="normal" fo:text-transform="none" fo:color="#000000" style:font-name="sans-serif" fo:font-size="12.75pt" fo:letter-spacing="normal" fo:font-style="normal" fo:font-weight="normal"/>
    </style:style>
    <style:style style:name="T25" style:family="text">
      <style:text-properties fo:font-variant="normal" fo:text-transform="none" fo:color="#006666" style:font-name="sans-serif" fo:font-size="12.75pt" fo:letter-spacing="normal" fo:font-style="normal" fo:font-weight="normal"/>
    </style:style>
    <style:style style:name="T26" style:family="text">
      <style:text-properties fo:font-variant="normal" fo:text-transform="none" fo:color="#006666" style:font-name="sans-serif" fo:font-size="12.75pt" fo:letter-spacing="normal" fo:font-style="normal" fo:font-weight="normal" officeooo:rsid="00333251"/>
    </style:style>
    <style:style style:name="T27" style:family="text">
      <style:text-properties fo:font-variant="normal" fo:text-transform="none" fo:color="#006666" style:font-name="sans-serif" fo:font-size="12.75pt" fo:letter-spacing="normal" fo:font-style="normal" fo:font-weight="normal" officeooo:rsid="0033c553"/>
    </style:style>
    <style:style style:name="T28" style:family="text">
      <style:text-properties fo:font-variant="normal" fo:text-transform="none" fo:color="#006666" style:font-name="sans-serif" fo:font-size="12.75pt" fo:letter-spacing="normal" fo:font-style="normal" fo:font-weight="normal" officeooo:rsid="0037f43e"/>
    </style:style>
    <style:style style:name="T29" style:family="text">
      <style:text-properties fo:font-weight="bold" style:font-weight-asian="bold" style:font-weight-complex="bold"/>
    </style:style>
    <style:style style:name="T30" style:family="text">
      <style:text-properties officeooo:rsid="000448af"/>
    </style:style>
    <style:style style:name="T31" style:family="text">
      <style:text-properties officeooo:rsid="0004611e"/>
    </style:style>
    <style:style style:name="T32" style:family="text">
      <style:text-properties style:text-underline-style="solid" style:text-underline-width="auto" style:text-underline-color="font-color" fo:font-weight="bold" officeooo:rsid="0004611e" style:font-weight-asian="bold" style:font-weight-complex="bold"/>
    </style:style>
    <style:style style:name="T33" style:family="text">
      <style:text-properties style:text-underline-style="solid" style:text-underline-width="auto" style:text-underline-color="font-color" fo:font-weight="bold" officeooo:rsid="00062a63" style:font-weight-asian="bold" style:font-weight-complex="bold"/>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04611e" style:font-weight-asian="bold" style:font-weight-complex="bold"/>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05a492" style:font-weight-asian="normal" style:font-weight-complex="normal"/>
    </style:style>
    <style:style style:name="T38" style:family="text">
      <style:text-properties style:text-underline-style="none" fo:font-weight="normal" officeooo:rsid="00062a63" style:font-weight-asian="normal" style:font-weight-complex="normal"/>
    </style:style>
    <style:style style:name="T39" style:family="text">
      <style:text-properties style:text-underline-style="none" fo:font-weight="normal" officeooo:rsid="000636ce" style:font-weight-asian="normal" style:font-weight-complex="normal"/>
    </style:style>
    <style:style style:name="T40" style:family="text">
      <style:text-properties officeooo:rsid="002acfe7"/>
    </style:style>
    <style:style style:name="T41" style:family="text">
      <style:text-properties officeooo:rsid="002bdeaa"/>
    </style:style>
    <style:style style:name="T42" style:family="text">
      <style:text-properties officeooo:rsid="002ef9fe"/>
    </style:style>
    <style:style style:name="T43" style:family="text">
      <style:text-properties officeooo:rsid="0037191b"/>
    </style:style>
    <style:style style:name="T44" style:family="text">
      <style:text-properties officeooo:rsid="0037f43e"/>
    </style:style>
    <style:style style:name="T45" style:family="text">
      <style:text-properties fo:color="#006666"/>
    </style:style>
    <style:style style:name="T46" style:family="text">
      <style:text-properties fo:color="#006666" officeooo:rsid="003c1382"/>
    </style:style>
    <style:style style:name="T47" style:family="text">
      <style:text-properties fo:font-variant="normal" fo:text-transform="none" fo:color="#000000" style:text-outline="false" style:text-line-through-style="none" style:text-line-through-type="none" style:text-position="0% 100%" style:font-name="Calibri" fo:font-size="18pt" fo:letter-spacing="normal" fo:font-style="italic" fo:text-shadow="none" style:text-underline-style="none" fo:font-weight="normal" style:letter-kerning="true" style:font-name-asian="Noto Sans CJK SC Regular"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Courier New1"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 style:family="graphic">
      <style:graphic-properties draw:stroke="solid" svg:stroke-width="0.0102in" svg:stroke-color="#000000"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7"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62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16in" fo:min-width="0.4354in" fo:padding-top="0.0492in" fo:padding-bottom="0.0492in" fo:padding-left="0.1575in" fo:padding-right="0.1575in" fo:wrap-option="wrap" draw:shadow="hidden" draw:shadow-offset-x="0.0783in" draw:shadow-offset-y="0.0783in" draw:shadow-color="#808080" style:run-through="foreground"/>
    </style:style>
    <style:style style:name="gr9"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16in" fo:min-width="0.4346in" fo:padding-top="0.0492in" fo:padding-bottom="0.0492in" fo:padding-left="0.1575in" fo:padding-right="0.1575in" fo:wrap-option="wrap" draw:shadow="hidden" draw:shadow-offset-x="0.0783in" draw:shadow-offset-y="0.0783in" draw:shadow-color="#808080" style:run-through="foreground"/>
    </style:style>
    <style:style style:name="gr10"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46in" fo:padding-top="0.0492in" fo:padding-bottom="0.0492in" fo:padding-left="0.1575in" fo:padding-right="0.1575in" fo:wrap-option="wrap"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1402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54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62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54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54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textarea-horizontal-align="justify" draw:textarea-vertical-align="middle" draw:auto-grow-height="false" fo:min-height="0.1543in" fo:min-width="0.1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729fcf" draw:textarea-horizontal-align="justify" draw:textarea-vertical-align="middle" draw:auto-grow-height="false" fo:min-height="0.1543in" fo:min-width="0.1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5118in" fo:min-width="0.4134in" fo:padding-top="0.0492in" fo:padding-bottom="0.0492in" fo:padding-left="0.0984in" fo:padding-right="0.0984in" fo:wrap-option="wrap" draw:shadow="hidden" draw:shadow-offset-x="0.0783in" draw:shadow-offset-y="0.0783in" draw:shadow-color="#808080" style:run-through="background"/>
    </style:style>
    <style:style style:name="gr22"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5118in" fo:min-width="0.2953in" fo:padding-top="0.0492in" fo:padding-bottom="0.0492in" fo:padding-left="0.1575in" fo:padding-right="0.1575in" fo:wrap-option="wrap" draw:shadow="hidden" draw:shadow-offset-x="0.0783in" draw:shadow-offset-y="0.0783in" draw:shadow-color="#808080" style:run-through="background"/>
    </style:style>
    <style:style style:name="gr2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2402in" fo:min-width="0.1417in" fo:padding-top="0.0492in" fo:padding-bottom="0.0492in" fo:padding-left="0.0984in" fo:padding-right="0.0984in" fo:wrap-option="wrap" draw:shadow="hidden" draw:shadow-offset-x="0.0783in" draw:shadow-offset-y="0.0783in" draw:shadow-color="#808080" style:run-through="background"/>
    </style:style>
    <style:style style:name="gr24"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5118in" fo:min-width="0.2953in" fo:padding-top="0.0492in" fo:padding-bottom="0.0492in" fo:padding-left="0.1575in" fo:padding-right="0.1575in" fo:wrap-option="wrap" draw:shadow="hidden" draw:shadow-offset-x="0.0783in" draw:shadow-offset-y="0.0783in" draw:shadow-color="#808080" style:run-through="background"/>
    </style:style>
    <style:style style:name="gr25"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0736in" fo:padding-top="0.0492in" fo:padding-bottom="0.0492in" fo:padding-left="0.0984in" fo:padding-right="0.0984in" fo:wrap-option="wrap" draw:shadow="hidden" draw:shadow-offset-x="0.0783in" draw:shadow-offset-y="0.0783in" draw:shadow-color="#808080" style:run-through="background"/>
    </style:style>
    <style:style style:name="gr26"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172in" fo:min-width="0.0736in" fo:padding-top="0.0492in" fo:padding-bottom="0.0492in" fo:padding-left="0.0984in" fo:padding-right="0.0984in" fo:wrap-option="wrap" draw:shadow="hidden" draw:shadow-offset-x="0.0783in" draw:shadow-offset-y="0.0783in" draw:shadow-color="#808080" style:run-through="background"/>
    </style:style>
    <style:style style:name="gr27"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172in" fo:min-width="0in" fo:padding-top="0.0492in" fo:padding-bottom="0.0492in" fo:padding-left="0.0984in" fo:padding-right="0.0984in" fo:wrap-option="wrap" draw:shadow="hidden" draw:shadow-offset-x="0.0783in" draw:shadow-offset-y="0.0783in" draw:shadow-color="#808080" style:run-through="background"/>
    </style:style>
    <style:style style:name="gr28" style:family="graphic">
      <style:graphic-properties draw:fill-color="#ff3333" draw:textarea-horizontal-align="justify" draw:textarea-vertical-align="middle" draw:auto-grow-height="false" fo:min-height="0.1425in" fo:min-width="0.1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f3333" draw:textarea-horizontal-align="justify" draw:textarea-vertical-align="middle" draw:auto-grow-height="false" fo:min-height="0.1437in" fo:min-width="0.1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fffff" draw:textarea-horizontal-align="justify" draw:textarea-vertical-align="middle" draw:auto-grow-height="false" fo:min-height="1.9709in" fo:min-width="4.5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729fcf" draw:textarea-horizontal-align="justify" draw:textarea-vertical-align="middle" draw:auto-grow-height="false" fo:min-height="0.3126in" fo:min-width="0.4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tyle:run-through="foreground" style:wrap="run-through" style:number-wrapped-paragraphs="no-limit" style:vertical-pos="from-top" style:vertical-rel="paragraph" style:horizontal-pos="from-left" style:horizontal-rel="paragraph"/>
    </style:style>
    <style:style style:name="gr33"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0"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2"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3"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5"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48"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2"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3"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5"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6"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7"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58"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60"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61"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62"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63" style:family="graphic">
      <style:graphic-properties draw:stroke="solid" svg:stroke-width="0.0102in" svg:stroke-color="#000000"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86"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87"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88"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89"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90"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9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9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95"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96"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97"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98"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99"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00"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2.8189in" fo:min-width="2.2193in" fo:padding-top="0.0492in" fo:padding-bottom="0.0492in" fo:padding-left="0.0984in" fo:padding-right="0.0984in" fo:wrap-option="wrap" draw:shadow="hidden" draw:shadow-offset-x="0.0783in" draw:shadow-offset-y="0.0783in" draw:shadow-color="#808080" style:run-through="foreground"/>
    </style:style>
    <style:style style:name="gr101"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0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0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66in" fo:padding-top="0.0492in" fo:padding-bottom="0.0492in" fo:padding-left="0.0984in" fo:padding-right="0.0984in" fo:wrap-option="wrap" draw:shadow="hidden" draw:shadow-offset-x="0.0783in" draw:shadow-offset-y="0.0783in" draw:shadow-color="#808080" style:run-through="foreground"/>
    </style:style>
    <style:style style:name="gr104"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05"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06"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5535in" fo:padding-top="0.0492in" fo:padding-bottom="0.0492in" fo:padding-left="0.0984in" fo:padding-right="0.0984in" fo:wrap-option="wrap" draw:shadow="hidden" draw:shadow-offset-x="0.0783in" draw:shadow-offset-y="0.0783in" draw:shadow-color="#808080" style:run-through="foreground"/>
    </style:style>
    <style:style style:name="gr107"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08"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09"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10"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11"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1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17"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2in" fo:min-width="0.4354in" fo:padding-top="0.0492in" fo:padding-bottom="0.0492in" fo:padding-left="0.1575in" fo:padding-right="0.1575in" fo:wrap-option="wrap" draw:shadow="hidden" draw:shadow-offset-x="0.0783in" draw:shadow-offset-y="0.0783in" draw:shadow-color="#808080" style:run-through="foreground"/>
    </style:style>
    <style:style style:name="gr118"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193in" fo:padding-top="0.0492in" fo:padding-bottom="0.0492in" fo:padding-left="0.0984in" fo:padding-right="0.0984in" fo:wrap-option="wrap" draw:shadow="hidden" draw:shadow-offset-x="0.0783in" draw:shadow-offset-y="0.0783in" draw:shadow-color="#808080" style:run-through="foreground"/>
    </style:style>
    <style:style style:name="gr119"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62in"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2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74in" fo:padding-top="0.0492in" fo:padding-bottom="0.0492in" fo:padding-left="0.0984in" fo:padding-right="0.0984in" fo:wrap-option="wrap" draw:shadow="hidden" draw:shadow-offset-x="0.0783in" draw:shadow-offset-y="0.0783in" draw:shadow-color="#808080" style:run-through="foreground"/>
    </style:style>
    <style:style style:name="gr12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74in" fo:padding-top="0.0492in" fo:padding-bottom="0.0492in" fo:padding-left="0.0984in" fo:padding-right="0.0984in" fo:wrap-option="wrap" draw:shadow="hidden" draw:shadow-offset-x="0.0783in" draw:shadow-offset-y="0.0783in" draw:shadow-color="#808080" style:run-through="foreground"/>
    </style:style>
    <style:style style:name="gr124"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25" style:family="graphic">
      <style:graphic-properties draw:stroke="solid" svg:stroke-width="0.0138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6516in" fo:min-width="0.4346in" fo:padding-top="0.0492in" fo:padding-bottom="0.0492in" fo:padding-left="0.1575in" fo:padding-right="0.1575in" fo:wrap-option="wrap" draw:shadow="hidden" draw:shadow-offset-x="0.0783in" draw:shadow-offset-y="0.0783in" draw:shadow-color="#808080" style:run-through="foreground"/>
    </style:style>
    <style:style style:name="gr126"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66in" fo:padding-top="0.0492in" fo:padding-bottom="0.0492in" fo:padding-left="0.0984in" fo:padding-right="0.0984in" fo:wrap-option="wrap" draw:shadow="hidden" draw:shadow-offset-x="0.0783in" draw:shadow-offset-y="0.0783in" draw:shadow-color="#808080" style:run-through="foreground"/>
    </style:style>
    <style:style style:name="gr127"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66in" fo:padding-top="0.0492in" fo:padding-bottom="0.0492in" fo:padding-left="0.0984in" fo:padding-right="0.0984in" fo:wrap-option="wrap" draw:shadow="hidden" draw:shadow-offset-x="0.0783in" draw:shadow-offset-y="0.0783in" draw:shadow-color="#808080" style:run-through="foreground"/>
    </style:style>
    <style:style style:name="gr128"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66in" fo:padding-top="0.0492in" fo:padding-bottom="0.0492in" fo:padding-left="0.0984in" fo:padding-right="0.0984in" fo:wrap-option="wrap" draw:shadow="hidden" draw:shadow-offset-x="0.0783in" draw:shadow-offset-y="0.0783in" draw:shadow-color="#808080" style:run-through="foreground"/>
    </style:style>
    <style:style style:name="gr129"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35in" fo:padding-top="0.0492in" fo:padding-bottom="0.0492in" fo:padding-left="0.0984in" fo:padding-right="0.0984in" fo:wrap-option="wrap" draw:shadow="hidden" draw:shadow-offset-x="0.0783in" draw:shadow-offset-y="0.0783in" draw:shadow-color="#808080" style:run-through="foreground"/>
    </style:style>
    <style:style style:name="gr130"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31"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3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35in" fo:padding-top="0.0492in" fo:padding-bottom="0.0492in" fo:padding-left="0.0984in" fo:padding-right="0.0984in" fo:wrap-option="wrap" draw:shadow="hidden" draw:shadow-offset-x="0.0783in" draw:shadow-offset-y="0.0783in" draw:shadow-color="#808080" style:run-through="foreground"/>
    </style:style>
    <style:style style:name="gr13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35in" fo:padding-top="0.0492in" fo:padding-bottom="0.0492in" fo:padding-left="0.0984in" fo:padding-right="0.0984in" fo:wrap-option="wrap" draw:shadow="hidden" draw:shadow-offset-x="0.0783in" draw:shadow-offset-y="0.0783in" draw:shadow-color="#808080" style:run-through="foreground"/>
    </style:style>
    <style:style style:name="gr134"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35"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36"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37"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38"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39"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9in" fo:min-width="0.4535in" fo:padding-top="0.0492in" fo:padding-bottom="0.0492in" fo:padding-left="0.0984in" fo:padding-right="0.0984in" fo:wrap-option="wrap" draw:shadow="hidden" draw:shadow-offset-x="0.0783in" draw:shadow-offset-y="0.0783in" draw:shadow-color="#808080" style:run-through="foreground"/>
    </style:style>
    <style:style style:name="gr140"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35in" fo:padding-top="0.0492in" fo:padding-bottom="0.0492in" fo:padding-left="0.0984in" fo:padding-right="0.0984in" fo:wrap-option="wrap" draw:shadow="hidden" draw:shadow-offset-x="0.0783in" draw:shadow-offset-y="0.0783in" draw:shadow-color="#808080" style:run-through="foreground"/>
    </style:style>
    <style:style style:name="gr141"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4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4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44"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9in" fo:min-width="0.4535in" fo:padding-top="0.0492in" fo:padding-bottom="0.0492in" fo:padding-left="0.0984in" fo:padding-right="0.0984in" fo:wrap-option="wrap" draw:shadow="hidden" draw:shadow-offset-x="0.0783in" draw:shadow-offset-y="0.0783in" draw:shadow-color="#808080" style:run-through="foreground"/>
    </style:style>
    <style:style style:name="gr145"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35in" fo:padding-top="0.0492in" fo:padding-bottom="0.0492in" fo:padding-left="0.0984in" fo:padding-right="0.0984in" fo:wrap-option="wrap" draw:shadow="hidden" draw:shadow-offset-x="0.0783in" draw:shadow-offset-y="0.0783in" draw:shadow-color="#808080" style:run-through="foreground"/>
    </style:style>
    <style:style style:name="gr146"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47"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9in" fo:min-width="0.4543in" fo:padding-top="0.0492in" fo:padding-bottom="0.0492in" fo:padding-left="0.0984in" fo:padding-right="0.0984in" fo:wrap-option="wrap" draw:shadow="hidden" draw:shadow-offset-x="0.0783in" draw:shadow-offset-y="0.0783in" draw:shadow-color="#808080" style:run-through="foreground"/>
    </style:style>
    <style:style style:name="gr148"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9in" fo:min-width="0.4543in" fo:padding-top="0.0492in" fo:padding-bottom="0.0492in" fo:padding-left="0.0984in" fo:padding-right="0.0984in" fo:wrap-option="wrap" draw:shadow="hidden" draw:shadow-offset-x="0.0783in" draw:shadow-offset-y="0.0783in" draw:shadow-color="#808080" style:run-through="foreground"/>
    </style:style>
    <style:style style:name="gr149"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74in" fo:padding-top="0.0492in" fo:padding-bottom="0.0492in" fo:padding-left="0.0984in" fo:padding-right="0.0984in" fo:wrap-option="wrap" draw:shadow="hidden" draw:shadow-offset-x="0.0783in" draw:shadow-offset-y="0.0783in" draw:shadow-color="#808080" style:run-through="foreground"/>
    </style:style>
    <style:style style:name="gr150"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2866in" fo:padding-top="0.0492in" fo:padding-bottom="0.0492in" fo:padding-left="0.0984in" fo:padding-right="0.0984in" fo:wrap-option="wrap" draw:shadow="hidden" draw:shadow-offset-x="0.0783in" draw:shadow-offset-y="0.0783in" draw:shadow-color="#808080" style:run-through="foreground"/>
    </style:style>
    <style:style style:name="gr151"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52"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9in" fo:min-width="0.4543in" fo:padding-top="0.0492in" fo:padding-bottom="0.0492in" fo:padding-left="0.0984in" fo:padding-right="0.0984in" fo:wrap-option="wrap" draw:shadow="hidden" draw:shadow-offset-x="0.0783in" draw:shadow-offset-y="0.0783in" draw:shadow-color="#808080" style:run-through="foreground"/>
    </style:style>
    <style:style style:name="gr153" style:family="graphic">
      <style:graphic-properties draw:stroke="none" svg:stroke-width="0.028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min-height="0.3181in" fo:min-width="0.4543in" fo:padding-top="0.0492in" fo:padding-bottom="0.0492in" fo:padding-left="0.0984in" fo:padding-right="0.0984in" fo:wrap-option="wrap" draw:shadow="hidden" draw:shadow-offset-x="0.0783in" draw:shadow-offset-y="0.0783in" draw:shadow-color="#808080" style:run-through="foreground"/>
    </style:style>
    <style:style style:name="gr154"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62in" fo:padding-top="0.0492in" fo:padding-bottom="0.0492in" fo:padding-left="0.0984in" fo:padding-right="0.0984in" fo:wrap-option="wrap" draw:shadow="hidden" draw:shadow-offset-x="0.0783in" draw:shadow-offset-y="0.0783in" draw:shadow-color="#808080" style:run-through="foreground"/>
    </style:style>
    <style:style style:name="gr155"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62in" fo:padding-top="0.0492in" fo:padding-bottom="0.0492in" fo:padding-left="0.0984in" fo:padding-right="0.0984in" fo:wrap-option="wrap" draw:shadow="hidden" draw:shadow-offset-x="0.0783in" draw:shadow-offset-y="0.0783in" draw:shadow-color="#808080" style:run-through="foreground"/>
    </style:style>
    <style:style style:name="gr156"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62in" fo:padding-top="0.0492in" fo:padding-bottom="0.0492in" fo:padding-left="0.0984in" fo:padding-right="0.0984in" fo:wrap-option="wrap" draw:shadow="hidden" draw:shadow-offset-x="0.0783in" draw:shadow-offset-y="0.0783in" draw:shadow-color="#808080" style:run-through="foreground"/>
    </style:style>
    <style:style style:name="gr157"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62in" fo:padding-top="0.0492in" fo:padding-bottom="0.0492in" fo:padding-left="0.0984in" fo:padding-right="0.0984in" fo:wrap-option="wrap" draw:shadow="hidden" draw:shadow-offset-x="0.0783in" draw:shadow-offset-y="0.0783in" draw:shadow-color="#808080" style:run-through="foreground"/>
    </style:style>
    <style:style style:name="gr158"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62in" fo:padding-top="0.0492in" fo:padding-bottom="0.0492in" fo:padding-left="0.0984in" fo:padding-right="0.0984in" fo:wrap-option="wrap" draw:shadow="hidden" draw:shadow-offset-x="0.0783in" draw:shadow-offset-y="0.0783in" draw:shadow-color="#808080" style:run-through="foreground"/>
    </style:style>
    <style:style style:name="gr159"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54in" fo:padding-top="0.0492in" fo:padding-bottom="0.0492in" fo:padding-left="0.0984in" fo:padding-right="0.0984in" fo:wrap-option="wrap" draw:shadow="hidden" draw:shadow-offset-x="0.0783in" draw:shadow-offset-y="0.0783in" draw:shadow-color="#808080" style:run-through="foreground"/>
    </style:style>
    <style:style style:name="gr160"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62in" fo:padding-top="0.0492in" fo:padding-bottom="0.0492in" fo:padding-left="0.0984in" fo:padding-right="0.0984in" fo:wrap-option="wrap" draw:shadow="hidden" draw:shadow-offset-x="0.0783in" draw:shadow-offset-y="0.0783in" draw:shadow-color="#808080" style:run-through="foreground"/>
    </style:style>
    <style:style style:name="gr161"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62in" fo:padding-top="0.0492in" fo:padding-bottom="0.0492in" fo:padding-left="0.0984in" fo:padding-right="0.0984in" fo:wrap-option="wrap" draw:shadow="hidden" draw:shadow-offset-x="0.0783in" draw:shadow-offset-y="0.0783in" draw:shadow-color="#808080" style:run-through="foreground"/>
    </style:style>
    <style:style style:name="gr162"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62in" fo:padding-top="0.0492in" fo:padding-bottom="0.0492in" fo:padding-left="0.0984in" fo:padding-right="0.0984in" fo:wrap-option="wrap" draw:shadow="hidden" draw:shadow-offset-x="0.0783in" draw:shadow-offset-y="0.0783in" draw:shadow-color="#808080" style:run-through="foreground"/>
    </style:style>
    <style:style style:name="gr163"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54in" fo:padding-top="0.0492in" fo:padding-bottom="0.0492in" fo:padding-left="0.0984in" fo:padding-right="0.0984in" fo:wrap-option="wrap" draw:shadow="hidden" draw:shadow-offset-x="0.0783in" draw:shadow-offset-y="0.0783in" draw:shadow-color="#808080" style:run-through="foreground"/>
    </style:style>
    <style:style style:name="gr164"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in" fo:padding-top="0.0492in" fo:padding-bottom="0.0492in" fo:padding-left="0.0984in" fo:padding-right="0.0984in" fo:wrap-option="wrap" draw:shadow="hidden" draw:shadow-offset-x="0.0783in" draw:shadow-offset-y="0.0783in" draw:shadow-color="#808080" style:run-through="foreground"/>
    </style:style>
    <style:style style:name="gr165"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66"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67"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in" fo:padding-top="0.0492in" fo:padding-bottom="0.0492in" fo:padding-left="0.0984in" fo:padding-right="0.0984in" fo:wrap-option="wrap" draw:shadow="hidden" draw:shadow-offset-x="0.0783in" draw:shadow-offset-y="0.0783in" draw:shadow-color="#808080" style:run-through="foreground"/>
    </style:style>
    <style:style style:name="gr168"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69"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in" fo:padding-top="0.0492in" fo:padding-bottom="0.0492in" fo:padding-left="0.0984in" fo:padding-right="0.0984in" fo:wrap-option="wrap" draw:shadow="hidden" draw:shadow-offset-x="0.0783in" draw:shadow-offset-y="0.0783in" draw:shadow-color="#808080" style:run-through="foreground"/>
    </style:style>
    <style:style style:name="gr170"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71"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72"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73"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in" fo:padding-top="0.0492in" fo:padding-bottom="0.0492in" fo:padding-left="0.0984in" fo:padding-right="0.0984in" fo:wrap-option="wrap" draw:shadow="hidden" draw:shadow-offset-x="0.0783in" draw:shadow-offset-y="0.0783in" draw:shadow-color="#808080" style:run-through="foreground"/>
    </style:style>
    <style:style style:name="gr174"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in" fo:padding-top="0.0492in" fo:padding-bottom="0.0492in" fo:padding-left="0.0984in" fo:padding-right="0.0984in" fo:wrap-option="wrap" draw:shadow="hidden" draw:shadow-offset-x="0.0783in" draw:shadow-offset-y="0.0783in" draw:shadow-color="#808080" style:run-through="foreground"/>
    </style:style>
    <style:style style:name="gr175"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in" fo:padding-top="0.0492in" fo:padding-bottom="0.0492in" fo:padding-left="0.0984in" fo:padding-right="0.0984in" fo:wrap-option="wrap" draw:shadow="hidden" draw:shadow-offset-x="0.0783in" draw:shadow-offset-y="0.0783in" draw:shadow-color="#808080" style:run-through="foreground"/>
    </style:style>
    <style:style style:name="gr176"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54in" fo:padding-top="0.0492in" fo:padding-bottom="0.0492in" fo:padding-left="0.0984in" fo:padding-right="0.0984in" fo:wrap-option="wrap" draw:shadow="hidden" draw:shadow-offset-x="0.0783in" draw:shadow-offset-y="0.0783in" draw:shadow-color="#808080" style:run-through="foreground"/>
    </style:style>
    <style:style style:name="gr177"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78"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79"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80"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54in" fo:padding-top="0.0492in" fo:padding-bottom="0.0492in" fo:padding-left="0.0984in" fo:padding-right="0.0984in" fo:wrap-option="wrap" draw:shadow="hidden" draw:shadow-offset-x="0.0783in" draw:shadow-offset-y="0.0783in" draw:shadow-color="#808080" style:run-through="foreground"/>
    </style:style>
    <style:style style:name="gr181"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54in" fo:padding-top="0.0492in" fo:padding-bottom="0.0492in" fo:padding-left="0.0984in" fo:padding-right="0.0984in" fo:wrap-option="wrap" draw:shadow="hidden" draw:shadow-offset-x="0.0783in" draw:shadow-offset-y="0.0783in" draw:shadow-color="#808080" style:run-through="foreground"/>
    </style:style>
    <style:style style:name="gr182"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54in" fo:padding-top="0.0492in" fo:padding-bottom="0.0492in" fo:padding-left="0.0984in" fo:padding-right="0.0984in" fo:wrap-option="wrap" draw:shadow="hidden" draw:shadow-offset-x="0.0783in" draw:shadow-offset-y="0.0783in" draw:shadow-color="#808080" style:run-through="foreground"/>
    </style:style>
    <style:style style:name="gr183"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54in" fo:padding-top="0.0492in" fo:padding-bottom="0.0492in" fo:padding-left="0.0984in" fo:padding-right="0.0984in" fo:wrap-option="wrap" draw:shadow="hidden" draw:shadow-offset-x="0.0783in" draw:shadow-offset-y="0.0783in" draw:shadow-color="#808080" style:run-through="foreground"/>
    </style:style>
    <style:style style:name="gr184"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85"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86"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87"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88"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54in" fo:padding-top="0.0492in" fo:padding-bottom="0.0492in" fo:padding-left="0.0984in" fo:padding-right="0.0984in" fo:wrap-option="wrap" draw:shadow="hidden" draw:shadow-offset-x="0.0783in" draw:shadow-offset-y="0.0783in" draw:shadow-color="#808080" style:run-through="foreground"/>
    </style:style>
    <style:style style:name="gr189"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90"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91"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in" fo:min-width="0.1362in" fo:padding-top="0.0492in" fo:padding-bottom="0.0492in" fo:padding-left="0.0984in" fo:padding-right="0.0984in" fo:wrap-option="wrap" draw:shadow="hidden" draw:shadow-offset-x="0.0783in" draw:shadow-offset-y="0.0783in" draw:shadow-color="#808080" style:run-through="foreground"/>
    </style:style>
    <style:style style:name="gr192"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54in" fo:padding-top="0.0492in" fo:padding-bottom="0.0492in" fo:padding-left="0.0984in" fo:padding-right="0.0984in" fo:wrap-option="wrap" draw:shadow="hidden" draw:shadow-offset-x="0.0783in" draw:shadow-offset-y="0.0783in" draw:shadow-color="#808080" style:run-through="foreground"/>
    </style:style>
    <style:style style:name="gr193"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39in" fo:min-width="0.1362in" fo:padding-top="0.0492in" fo:padding-bottom="0.0492in" fo:padding-left="0.0984in" fo:padding-right="0.0984in" fo:wrap-option="wrap" draw:shadow="hidden" draw:shadow-offset-x="0.0783in" draw:shadow-offset-y="0.0783in" draw:shadow-color="#808080" style:run-through="foreground"/>
    </style:style>
    <style:style style:name="gr194"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54in" fo:padding-top="0.0492in" fo:padding-bottom="0.0492in" fo:padding-left="0.0984in" fo:padding-right="0.0984in" fo:wrap-option="wrap" draw:shadow="hidden" draw:shadow-offset-x="0.0783in" draw:shadow-offset-y="0.0783in" draw:shadow-color="#808080" style:run-through="foreground"/>
    </style:style>
    <style:style style:name="gr195" style:family="graphic">
      <style:graphic-properties draw:stroke="solid" svg:stroke-width="0.0102in" svg:stroke-color="#000000" draw:marker-start="" draw:marker-start-width="0.0783in" draw:marker-start-center="false" draw:marker-end="msArrowOpenEnd_20_5" draw:marker-end-width="0.1244in" draw:marker-end-center="false" draw:fill="none" draw:fill-color="#729fcf" draw:textarea-horizontal-align="justify" draw:textarea-vertical-align="top" draw:auto-grow-height="false" fo:min-height="0.2346in" fo:min-width="0.1362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SCI3220 2018-19 First Term Assignment 1</text:p>
      <text:p text:style-name="P47"/>
      <text:p text:style-name="P47">I declare that the assignment here submitted is original except for source material explicitly acknowledged, and that the same or closely related material has not been previously submitted for another course. I also acknowledge that I am aware of University policy and regulations on honesty in academic work, and of the disciplinary guidelines and procedures applicable to breaches of such policy and regulations, as contained in the following websites.</text:p>
      <text:p text:style-name="P47"/>
      <text:p text:style-name="P47">University Guideline on Academic Honesty:</text:p>
      <text:p text:style-name="P47">http://www.cuhk.edu.hk/policy/academichonesty/</text:p>
      <text:p text:style-name="P47"/>
      <text:p text:style-name="P46"><text:span text:style-name="T1">Student Name: </text:span><text:span text:style-name="T2">&lt;Zuowen Wang&gt;</text:span></text:p>
      <text:p text:style-name="P48">Student ID <text:s/>: &lt;1155123906&gt;</text:p>
      <text:p text:style-name="P1"/>
      <text:p text:style-name="P4">Q1.</text:p>
      <text:p text:style-name="P2">Score table with arrows</text:p>
      <text:p text:style-name="P2"><draw:g text:anchor-type="paragraph" draw:z-index="43" draw:name="Shape1" draw:style-name="gr32"><draw:custom-shape draw:name="Rectangle 3" draw:style-name="gr33" draw:text-style-name="P55" svg:width="0.7504in" svg:height="0.7504in" svg:x="0in" svg:y="0in"><text:p text:style-name="P54"><text:span text:style-name="T47">s</text:span></text:p><text:p text:style-name="P54"><text:span text:style-name="T47">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34" draw:text-style-name="P57" svg:width="0.7504in" svg:height="0.7504in" svg:x="0in" svg:y="0.75in"><text:p text:style-name="P56"><text:span text:style-name="T48">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35" draw:text-style-name="P57" svg:width="0.7504in" svg:height="0.7504in" svg:x="0in" svg:y="1.5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36" draw:text-style-name="P57" svg:width="0.7504in" svg:height="0.7504in" svg:x="0in" svg:y="2.25in"><text:p text:style-name="P56"><text:span text:style-name="T48">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37" draw:text-style-name="P57" svg:width="0.7504in" svg:height="0.7504in" svg:x="0in" svg:y="3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38" draw:text-style-name="P57" svg:width="0.7504in" svg:height="0.7504in" svg:x="0.7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39" draw:text-style-name="P58" svg:width="0.7504in" svg:height="0.7504in" svg:x="0.7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6" draw:style-name="gr40" draw:text-style-name="P58" svg:width="0.7504in" svg:height="0.7504in" svg:x="0.7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7" draw:style-name="gr41" draw:text-style-name="P58" svg:width="0.7504in" svg:height="0.7504in" svg:x="0.7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8" draw:style-name="gr42" draw:text-style-name="P58" svg:width="0.7504in" svg:height="0.7504in" svg:x="0.7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1" draw:style-name="gr43" draw:text-style-name="P57" svg:width="0.7504in" svg:height="0.7504in" svg:x="1.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3" draw:style-name="gr44" draw:text-style-name="P58" svg:width="0.7504in" svg:height="0.7504in" svg:x="1.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 draw:style-name="gr45" draw:text-style-name="P58" svg:width="0.7504in" svg:height="0.7504in" svg:x="1.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5" draw:style-name="gr46" draw:text-style-name="P58" svg:width="0.7504in" svg:height="0.7504in" svg:x="1.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 draw:style-name="gr47" draw:text-style-name="P58" svg:width="0.7504in" svg:height="0.7504in" svg:x="1.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 draw:style-name="gr48" draw:text-style-name="P57" svg:width="0.7504in" svg:height="0.7504in" svg:x="2.25in" svg:y="0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 draw:style-name="gr49" draw:text-style-name="P58" svg:width="0.7504in" svg:height="0.7504in" svg:x="2.2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 draw:style-name="gr50" draw:text-style-name="P58" svg:width="0.7504in" svg:height="0.7504in" svg:x="2.2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 draw:style-name="gr51" draw:text-style-name="P58" svg:width="0.7504in" svg:height="0.7504in" svg:x="2.2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 draw:style-name="gr52" draw:text-style-name="P58" svg:width="0.7504in" svg:height="0.7504in" svg:x="2.2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7" draw:style-name="gr53" draw:text-style-name="P57" svg:width="0.7504in" svg:height="0.7504in" svg:x="3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9" draw:style-name="gr54" draw:text-style-name="P58" svg:width="0.7504in" svg:height="0.7504in" svg:x="3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55" draw:text-style-name="P58" svg:width="0.7504in" svg:height="0.7504in" svg:x="3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1" draw:style-name="gr56" draw:text-style-name="P58" svg:width="0.7504in" svg:height="0.7504in" svg:x="3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 draw:style-name="gr57" draw:text-style-name="P58" svg:width="0.7504in" svg:height="0.7504in" svg:x="3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5" draw:style-name="gr58" draw:text-style-name="P57" svg:width="0.7504in" svg:height="0.7504in" svg:x="3.7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7" draw:style-name="gr59" draw:text-style-name="P58" svg:width="0.7504in" svg:height="0.7504in" svg:x="3.7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 draw:style-name="gr60" draw:text-style-name="P58" svg:width="0.7504in" svg:height="0.7504in" svg:x="3.7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9" draw:style-name="gr61" draw:text-style-name="P58" svg:width="0.7504in" svg:height="0.7504in" svg:x="3.7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0" draw:style-name="gr62" draw:text-style-name="P58" svg:width="0.7504in" svg:height="0.7504in" svg:x="3.7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24" draw:style-name="gr63" draw:text-style-name="P59" svg:x1="0in" svg:y1="0in" svg:x2="0.75in" svg:y2="0.75in"><text:p/></draw:line><draw:custom-shape draw:name="Rectangle 198" draw:style-name="gr64" draw:text-style-name="P58" svg:width="0.4161in" svg:height="0.4161in" svg:x="0.9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9" draw:style-name="gr65" draw:text-style-name="P58" svg:width="0.4161in" svg:height="0.4161in" svg:x="0.9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0" draw:style-name="gr66" draw:text-style-name="P58" svg:width="0.4161in" svg:height="0.4161in" svg:x="0.9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1" draw:style-name="gr67" draw:text-style-name="P58" svg:width="0.4161in" svg:height="0.4161in" svg:x="0.9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5" draw:style-name="gr68" draw:text-style-name="P58" svg:width="0.4161in" svg:height="0.4161in" svg:x="1.6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6" draw:style-name="gr69" draw:text-style-name="P58" svg:width="0.4161in" svg:height="0.4161in" svg:x="1.6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7" draw:style-name="gr70" draw:text-style-name="P58" svg:width="0.4161in" svg:height="0.4161in" svg:x="1.6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8" draw:style-name="gr71" draw:text-style-name="P58" svg:width="0.4161in" svg:height="0.4161in" svg:x="1.6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2" draw:style-name="gr72" draw:text-style-name="P58" svg:width="0.4161in" svg:height="0.4161in" svg:x="2.4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3" draw:style-name="gr73" draw:text-style-name="P58" svg:width="0.4161in" svg:height="0.4161in" svg:x="2.4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4" draw:style-name="gr74" draw:text-style-name="P58" svg:width="0.4161in" svg:height="0.4161in" svg:x="2.4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5" draw:style-name="gr75" draw:text-style-name="P58" svg:width="0.4161in" svg:height="0.4161in" svg:x="2.4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9" draw:style-name="gr76" draw:text-style-name="P58" svg:width="0.4161in" svg:height="0.4161in" svg:x="3.1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0" draw:style-name="gr77" draw:text-style-name="P58" svg:width="0.4161in" svg:height="0.4161in" svg:x="3.1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1" draw:style-name="gr78" draw:text-style-name="P58" svg:width="0.4161in" svg:height="0.4161in" svg:x="3.1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2" draw:style-name="gr79" draw:text-style-name="P58" svg:width="0.4161in" svg:height="0.4161in" svg:x="3.1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6" draw:style-name="gr80" draw:text-style-name="P58" svg:width="0.4161in" svg:height="0.4161in" svg:x="3.9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7" draw:style-name="gr81" draw:text-style-name="P58" svg:width="0.4161in" svg:height="0.4161in" svg:x="3.9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8" draw:style-name="gr82" draw:text-style-name="P58" svg:width="0.4161in" svg:height="0.4161in" svg:x="3.9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9" draw:style-name="gr83" draw:text-style-name="P58" svg:width="0.4161in" svg:height="0.4161in" svg:x="3.9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3" draw:style-name="gr84" draw:text-style-name="P57" svg:width="0.7504in" svg:height="0.7504in" svg:x="0in" svg:y="3.75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5" draw:style-name="gr85" draw:text-style-name="P58" svg:width="0.7504in" svg:height="0.7504in" svg:x="0.7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6" draw:style-name="gr86" draw:text-style-name="P58" svg:width="0.7504in" svg:height="0.7504in" svg:x="1.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7" draw:style-name="gr87" draw:text-style-name="P58" svg:width="0.7504in" svg:height="0.7504in" svg:x="2.2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8" draw:style-name="gr88" draw:text-style-name="P58" svg:width="0.7504in" svg:height="0.7504in" svg:x="3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9" draw:style-name="gr89" draw:text-style-name="P58" svg:width="0.7504in" svg:height="0.7504in" svg:x="3.7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2" draw:style-name="gr90" draw:text-style-name="P58" svg:width="0.4161in" svg:height="0.4161in" svg:x="0.9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3" draw:style-name="gr91" draw:text-style-name="P58" svg:width="0.4161in" svg:height="0.4161in" svg:x="1.6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5" draw:style-name="gr92" draw:text-style-name="P58" svg:width="0.4161in" svg:height="0.4161in" svg:x="2.4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6" draw:style-name="gr93" draw:text-style-name="P58" svg:width="0.4161in" svg:height="0.4161in" svg:x="3.1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8" draw:style-name="gr94" draw:text-style-name="P58" svg:width="0.4161in" svg:height="0.4161in" svg:x="3.9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0" draw:style-name="gr95" draw:text-style-name="P57" svg:width="0.7504in" svg:height="0.7504in" svg:x="4.5in" svg:y="0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2" draw:style-name="gr96" draw:text-style-name="P58" svg:width="0.7504in" svg:height="0.7504in" svg:x="4.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4" draw:style-name="gr97" draw:text-style-name="P58" svg:width="0.7504in" svg:height="0.7504in" svg:x="4.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5" draw:style-name="gr98" draw:text-style-name="P58" svg:width="0.7504in" svg:height="0.7504in" svg:x="4.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6" draw:style-name="gr99" draw:text-style-name="P58" svg:width="0.7504in" svg:height="0.7504in" svg:x="4.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 draw:style-name="gr100" draw:text-style-name="P58" svg:width="2.4169in" svg:height="2.9177in" svg:x="2.25in" svg:y="1.3319in"><text:p/><draw:enhanced-geometry draw:mirror-horizontal="tru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 draw:style-name="gr101" draw:text-style-name="P58" svg:width="0.4161in" svg:height="0.4161in" svg:x="4.6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3" draw:style-name="gr102" draw:text-style-name="P58" svg:width="0.4161in" svg:height="0.4161in" svg:x="4.6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03" draw:text-style-name="P58" svg:width="0.4835in" svg:height="0.4161in" svg:x="4.6665in" svg:y="3.1665in"><text:p text:style-name="P66"><text:span text:style-name="T50">-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6" draw:style-name="gr104" draw:text-style-name="P55" svg:width="0.7504in" svg:height="0.7504in" svg:x="4.5in" svg:y="3.75in"><text:p text:style-name="P54"><text:span text:style-name="T4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7" draw:style-name="gr105" draw:text-style-name="P58" svg:width="0.4161in" svg:height="0.4161in" svg:x="4.6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106" draw:text-style-name="P57" svg:width="0.7504in" svg:height="0.7504in" svg:x="0in" svg:y="4.5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107" draw:text-style-name="P58" svg:width="0.7504in" svg:height="0.7504in" svg:x="0.7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108" draw:text-style-name="P58" svg:width="0.7504in" svg:height="0.7504in" svg:x="1.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109" draw:text-style-name="P58" svg:width="0.7504in" svg:height="0.7504in" svg:x="2.2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110" draw:text-style-name="P58" svg:width="0.7504in" svg:height="0.7504in" svg:x="3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9" draw:style-name="gr111" draw:text-style-name="P55" svg:width="0.7504in" svg:height="0.7504in" svg:x="3.75in" svg:y="4.5in"><text:p text:style-name="P54"><text:span text:style-name="T4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0" draw:style-name="gr112" draw:text-style-name="P58" svg:width="0.4161in" svg:height="0.4161in" svg:x="0.9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2" draw:style-name="gr113" draw:text-style-name="P58" svg:width="0.4161in" svg:height="0.4161in" svg:x="1.6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7" draw:style-name="gr114" draw:text-style-name="P58" svg:width="0.4161in" svg:height="0.4161in" svg:x="2.4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8" draw:style-name="gr115" draw:text-style-name="P58" svg:width="0.4161in" svg:height="0.4161in" svg:x="3.1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 draw:style-name="gr116" draw:text-style-name="P58" svg:width="0.4161in" svg:height="0.4161in" svg:x="3.9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117" draw:text-style-name="P55" svg:width="0.7504in" svg:height="0.7504in" svg:x="4.5in" svg:y="4.5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3" draw:style-name="gr118" draw:text-style-name="P58" svg:width="0.4161in" svg:height="0.4161in" svg:x="4.6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6" draw:style-name="gr119" draw:text-style-name="P59" svg:width="0.3335in" svg:height="0.0012in" svg:x="4.3335in" svg:y="4.8752in"><text:p/><draw:enhanced-geometry draw:mirror-horizontal="true" draw:mirror-vertical="false" svg:viewBox="0 0 21600 21600" draw:type="mso-spt32" draw:enhanced-path="M 0 0 L 21600 21600 N"/></draw:custom-shape><draw:custom-shape draw:name="Straight Arrow Connector 121" draw:style-name="gr120" draw:text-style-name="P59" svg:width="0.3335in" svg:height="0.3335in" svg:x="4.3335in" svg:y="4.3335in"><text:p/><draw:enhanced-geometry draw:mirror-horizontal="true" draw:mirror-vertical="true" svg:viewBox="0 0 21600 21600" draw:type="mso-spt32" draw:enhanced-path="M 0 0 L 21600 21600 N"/></draw:custom-shape><draw:custom-shape draw:name="Straight Arrow Connector 123" draw:style-name="gr121" draw:text-style-name="P59" svg:width="0.0012in" svg:height="0.3335in" svg:x="4.8752in" svg:y="4.3335in"><text:p/><draw:enhanced-geometry draw:mirror-horizontal="false" draw:mirror-vertical="true" svg:viewBox="0 0 21600 21600" draw:type="mso-spt32" draw:enhanced-path="M 0 0 L 21600 21600 N"/></draw:custom-shape><draw:custom-shape draw:name="Rectangle 254" draw:style-name="gr122" draw:text-style-name="P58" svg:width="0.4843in" svg:height="0.4161in" svg:x="4.678in" svg:y="2.4165in"><text:p text:style-name="P66"><text:span text:style-name="T50">-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23" draw:text-style-name="P58" svg:width="0.4843in" svg:height="0.4161in" svg:x="4.678in" svg:y="1.6665in"><text:p text:style-name="P66"><text:span text:style-name="T50">-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24" draw:text-style-name="P58" svg:width="0.6512in" svg:height="0.4161in" svg:x="4.5992in" svg:y="0.9165in"><text:p text:style-name="P66"><text:span text:style-name="T50">-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6" draw:style-name="gr125" draw:text-style-name="P55" svg:width="0.7496in" svg:height="0.7496in" svg:x="3.7508in" svg:y="3.7508in"><text:p text:style-name="P54"><text:span text:style-name="T4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26" draw:text-style-name="P58" svg:width="0.4835in" svg:height="0.4161in" svg:x="3.1665in" svg:y="4.6736in"><text:p text:style-name="P66"><text:span text:style-name="T50">-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27" draw:text-style-name="P58" svg:width="0.4835in" svg:height="0.4161in" svg:x="2.3492in" svg:y="4.6665in"><text:p text:style-name="P66"><text:span text:style-name="T50">-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28" draw:text-style-name="P58" svg:width="0.4835in" svg:height="0.4161in" svg:x="1.6665in" svg:y="4.6665in"><text:p text:style-name="P66"><text:span text:style-name="T50">-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29" draw:text-style-name="P58" svg:width="0.6504in" svg:height="0.4161in" svg:x="0.8in" svg:y="4.6555in"><text:p text:style-name="P66"><text:span text:style-name="T50">-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0" draw:text-style-name="P58" svg:width="0.6512in" svg:height="0.4161in" svg:x="3.8492in" svg:y="0.9165in"><text:p text:style-name="P66"><text:span text:style-name="T50">-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1" draw:text-style-name="P58" svg:width="0.6512in" svg:height="0.4161in" svg:x="3.0992in" svg:y="0.9165in"><text:p text:style-name="P66"><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2" draw:text-style-name="P58" svg:width="0.6504in" svg:height="0.4161in" svg:x="2.3555in" svg:y="0.9165in"><text:p text:style-name="P66"><text:span text:style-name="T50"><text:s/></text:span><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3" draw:text-style-name="P58" svg:width="0.6504in" svg:height="0.4161in" svg:x="1.6862in" svg:y="0.9165in"><text:p text:style-name="P66"><text:span text:style-name="T50">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4" draw:text-style-name="P58" svg:width="0.6512in" svg:height="0.4161in" svg:x="0.8984in" svg:y="0.9165in"><text:p text:style-name="P66"><text:span text:style-name="T50">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5" draw:text-style-name="P58" svg:width="0.6512in" svg:height="0.4161in" svg:x="3.9299in" svg:y="1.6646in"><text:p text:style-name="P66"><text:span text:style-name="T50">-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6" draw:text-style-name="P58" svg:width="0.6512in" svg:height="0.4161in" svg:x="3.0638in" svg:y="1.6646in"><text:p text:style-name="P66"><text:span text:style-name="T50"><text:s/></text:span><text:span text:style-name="T5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7" draw:text-style-name="P58" svg:width="0.6512in" svg:height="0.4161in" svg:x="2.4339in" svg:y="1.6646in"><text:p text:style-name="P66"><text:span text:style-name="T50">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8" draw:text-style-name="P58" svg:width="0.6512in" svg:height="0.4161in" svg:x="1.6465in" svg:y="1.6646in"><text:p text:style-name="P66"><text:span text:style-name="T50"><text:s/></text:span><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39" draw:text-style-name="P58" svg:width="0.6504in" svg:height="0.4169in" svg:x="3.1035in" svg:y="2.4126in"><text:p text:style-name="P66"><text:span text:style-name="T50"><text:s/></text:span><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0" draw:text-style-name="P58" svg:width="0.6504in" svg:height="0.4161in" svg:x="2.3555in" svg:y="3.1217in"><text:p text:style-name="P66"><text:span text:style-name="T50"><text:s/></text:span><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1" draw:text-style-name="P58" svg:width="0.6512in" svg:height="0.4161in" svg:x="3.9299in" svg:y="3.1217in"><text:p text:style-name="P66"><text:span text:style-name="T50"><text:s/></text:span><text:span text:style-name="T5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2" draw:text-style-name="P58" svg:width="0.6512in" svg:height="0.4161in" svg:x="3.1425in" svg:y="3.9091in"><text:p text:style-name="P66"><text:span text:style-name="T50"><text:s/></text:span><text:span text:style-name="T5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3" draw:text-style-name="P58" svg:width="0.6512in" svg:height="0.4161in" svg:x="3.1819in" svg:y="3.1217in"><text:p text:style-name="P66"><text:span text:style-name="T50">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4" draw:text-style-name="P58" svg:width="0.6504in" svg:height="0.4169in" svg:x="3.9264in" svg:y="2.4126in"><text:p text:style-name="P66"><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5" draw:text-style-name="P58" svg:width="0.6504in" svg:height="0.4161in" svg:x="2.3909in" svg:y="3.9091in"><text:p text:style-name="P66"><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6" draw:text-style-name="P58" svg:width="0.6512in" svg:height="0.4161in" svg:x="1.6465in" svg:y="3.1217in"><text:p text:style-name="P66"><text:span text:style-name="T50"><text:s/></text:span><text:span text:style-name="T5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7" draw:text-style-name="P58" svg:width="0.6512in" svg:height="0.4169in" svg:x="2.4339in" svg:y="2.4126in"><text:p text:style-name="P66"><text:span text:style-name="T50">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8" draw:text-style-name="P58" svg:width="0.6512in" svg:height="0.4169in" svg:x="1.7252in" svg:y="2.4126in"><text:p text:style-name="P66"><text:span text:style-name="T50">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49" draw:text-style-name="P58" svg:width="0.4843in" svg:height="0.4161in" svg:x="0.8925in" svg:y="3.9189in"><text:p text:style-name="P66"><text:span text:style-name="T50">-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50" draw:text-style-name="P58" svg:width="0.4835in" svg:height="0.4161in" svg:x="1.6709in" svg:y="3.9646in"><text:p text:style-name="P66"><text:span text:style-name="T50">-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51" draw:text-style-name="P58" svg:width="0.6512in" svg:height="0.4161in" svg:x="0.8945in" svg:y="3.1217in"><text:p text:style-name="P66"><text:span text:style-name="T5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52" draw:text-style-name="P58" svg:width="0.6512in" svg:height="0.4169in" svg:x="0.8984in" svg:y="2.4126in"><text:p text:style-name="P66"><text:span text:style-name="T50">-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153" draw:text-style-name="P58" svg:width="0.6512in" svg:height="0.4161in" svg:x="0.8984in" svg:y="1.6646in"><text:p text:style-name="P66"><text:span text:style-name="T50"><text:s/></text:span><text:span text:style-name="T5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21" draw:style-name="gr154" draw:text-style-name="P59" svg:width="0.3335in" svg:height="0.3331in" svg:x="3.5854in" svg:y="3.5846in"><text:p/><draw:enhanced-geometry draw:mirror-horizontal="true" draw:mirror-vertical="true" svg:viewBox="0 0 21600 21600" draw:type="mso-spt32" draw:enhanced-path="M 0 0 L 21600 21600 N"/></draw:custom-shape><draw:custom-shape draw:name="Straight Arrow Connector 121" draw:style-name="gr155" draw:text-style-name="P59" svg:width="0.3335in" svg:height="0.3335in" svg:x="2.8374in" svg:y="2.8366in"><text:p/><draw:enhanced-geometry draw:mirror-horizontal="true" draw:mirror-vertical="true" svg:viewBox="0 0 21600 21600" draw:type="mso-spt32" draw:enhanced-path="M 0 0 L 21600 21600 N"/></draw:custom-shape><draw:custom-shape draw:name="Straight Arrow Connector 121" draw:style-name="gr156" draw:text-style-name="P59" svg:width="0.3335in" svg:height="0.3331in" svg:x="2.05in" svg:y="2.0492in"><text:p/><draw:enhanced-geometry draw:mirror-horizontal="true" draw:mirror-vertical="true" svg:viewBox="0 0 21600 21600" draw:type="mso-spt32" draw:enhanced-path="M 0 0 L 21600 21600 N"/></draw:custom-shape><draw:custom-shape draw:name="Straight Arrow Connector 121" draw:style-name="gr157" draw:text-style-name="P59" svg:width="0.3335in" svg:height="0.3335in" svg:x="1.302in" svg:y="1.3016in"><text:p/><draw:enhanced-geometry draw:mirror-horizontal="true" draw:mirror-vertical="true" svg:viewBox="0 0 21600 21600" draw:type="mso-spt32" draw:enhanced-path="M 0 0 L 21600 21600 N"/></draw:custom-shape><draw:custom-shape draw:name="Straight Arrow Connector 121" draw:style-name="gr158" draw:text-style-name="P59" svg:width="0.3335in" svg:height="0.3331in" svg:x="2.0898in" svg:y="4.3327in"><text:p/><draw:enhanced-geometry draw:mirror-horizontal="true" draw:mirror-vertical="true" svg:viewBox="0 0 21600 21600" draw:type="mso-spt32" draw:enhanced-path="M 0 0 L 21600 21600 N"/></draw:custom-shape><draw:custom-shape draw:name="Straight Arrow Connector 121" draw:style-name="gr159" draw:text-style-name="P59" svg:width="0.3331in" svg:height="0.3331in" svg:x="1.3409in" svg:y="4.3327in"><text:p/><draw:enhanced-geometry draw:mirror-horizontal="true" draw:mirror-vertical="true" svg:viewBox="0 0 21600 21600" draw:type="mso-spt32" draw:enhanced-path="M 0 0 L 21600 21600 N"/></draw:custom-shape><draw:custom-shape draw:name="Straight Arrow Connector 121" draw:style-name="gr160" draw:text-style-name="P59" svg:width="0.3335in" svg:height="0.3335in" svg:x="2.05in" svg:y="3.5457in"><text:p/><draw:enhanced-geometry draw:mirror-horizontal="true" draw:mirror-vertical="true" svg:viewBox="0 0 21600 21600" draw:type="mso-spt32" draw:enhanced-path="M 0 0 L 21600 21600 N"/></draw:custom-shape><draw:custom-shape draw:name="Straight Arrow Connector 121" draw:style-name="gr161" draw:text-style-name="P59" svg:width="0.3335in" svg:height="0.3331in" svg:x="2.798in" svg:y="2.0492in"><text:p/><draw:enhanced-geometry draw:mirror-horizontal="true" draw:mirror-vertical="true" svg:viewBox="0 0 21600 21600" draw:type="mso-spt32" draw:enhanced-path="M 0 0 L 21600 21600 N"/></draw:custom-shape><draw:custom-shape draw:name="Straight Arrow Connector 121" draw:style-name="gr162" draw:text-style-name="P59" svg:width="0.3335in" svg:height="0.3335in" svg:x="2.05in" svg:y="1.3016in"><text:p/><draw:enhanced-geometry draw:mirror-horizontal="true" draw:mirror-vertical="true" svg:viewBox="0 0 21600 21600" draw:type="mso-spt32" draw:enhanced-path="M 0 0 L 21600 21600 N"/></draw:custom-shape><draw:custom-shape draw:name="Straight Arrow Connector 121" draw:style-name="gr163" draw:text-style-name="P59" svg:width="0.3331in" svg:height="0.3335in" svg:x="1.3409in" svg:y="2.089in"><text:p/><draw:enhanced-geometry draw:mirror-horizontal="true" draw:mirror-vertical="true" svg:viewBox="0 0 21600 21600" draw:type="mso-spt32" draw:enhanced-path="M 0 0 L 21600 21600 N"/></draw:custom-shape><draw:custom-shape draw:name="Straight Arrow Connector 123" draw:style-name="gr164" draw:text-style-name="P59" svg:width="0.0012in" svg:height="0.3331in" svg:x="4.8752in" svg:y="3.5457in"><text:p/><draw:enhanced-geometry draw:mirror-horizontal="false" draw:mirror-vertical="true" svg:viewBox="0 0 21600 21600" draw:type="mso-spt32" draw:enhanced-path="M 0 0 L 21600 21600 N"/></draw:custom-shape><draw:custom-shape draw:name="Straight Arrow Connector 123" draw:style-name="gr165" draw:text-style-name="P59" svg:width="0.0012in" svg:height="0.3335in" svg:x="4.8752in" svg:y="2.8374in"><text:p/><draw:enhanced-geometry draw:mirror-horizontal="false" draw:mirror-vertical="true" svg:viewBox="0 0 21600 21600" draw:type="mso-spt32" draw:enhanced-path="M 0 0 L 21600 21600 N"/></draw:custom-shape><draw:custom-shape draw:name="Straight Arrow Connector 123" draw:style-name="gr166" draw:text-style-name="P59" svg:width="0.0012in" svg:height="0.3335in" svg:x="4.8752in" svg:y="2.0898in"><text:p/><draw:enhanced-geometry draw:mirror-horizontal="false" draw:mirror-vertical="true" svg:viewBox="0 0 21600 21600" draw:type="mso-spt32" draw:enhanced-path="M 0 0 L 21600 21600 N"/></draw:custom-shape><draw:custom-shape draw:name="Straight Arrow Connector 123" draw:style-name="gr167" draw:text-style-name="P59" svg:width="0.0012in" svg:height="0.3331in" svg:x="4.8752in" svg:y="1.3409in"><text:p/><draw:enhanced-geometry draw:mirror-horizontal="false" draw:mirror-vertical="true" svg:viewBox="0 0 21600 21600" draw:type="mso-spt32" draw:enhanced-path="M 0 0 L 21600 21600 N"/></draw:custom-shape><draw:custom-shape draw:name="Straight Arrow Connector 123" draw:style-name="gr168" draw:text-style-name="P59" svg:width="0.0012in" svg:height="0.3335in" svg:x="4.1665in" svg:y="3.5854in"><text:p/><draw:enhanced-geometry draw:mirror-horizontal="false" draw:mirror-vertical="true" svg:viewBox="0 0 21600 21600" draw:type="mso-spt32" draw:enhanced-path="M 0 0 L 21600 21600 N"/></draw:custom-shape><draw:custom-shape draw:name="Straight Arrow Connector 123" draw:style-name="gr169" draw:text-style-name="P59" svg:width="0.0012in" svg:height="0.3331in" svg:x="4.1665in" svg:y="2.8764in"><text:p/><draw:enhanced-geometry draw:mirror-horizontal="false" draw:mirror-vertical="true" svg:viewBox="0 0 21600 21600" draw:type="mso-spt32" draw:enhanced-path="M 0 0 L 21600 21600 N"/></draw:custom-shape><draw:custom-shape draw:name="Straight Arrow Connector 123" draw:style-name="gr170" draw:text-style-name="P59" svg:width="0.0012in" svg:height="0.3335in" svg:x="4.1272in" svg:y="2.05in"><text:p/><draw:enhanced-geometry draw:mirror-horizontal="false" draw:mirror-vertical="true" svg:viewBox="0 0 21600 21600" draw:type="mso-spt32" draw:enhanced-path="M 0 0 L 21600 21600 N"/></draw:custom-shape><draw:custom-shape draw:name="Straight Arrow Connector 123" draw:style-name="gr171" draw:text-style-name="P59" svg:width="0.0012in" svg:height="0.3335in" svg:x="4.1272in" svg:y="1.302in"><text:p/><draw:enhanced-geometry draw:mirror-horizontal="false" draw:mirror-vertical="true" svg:viewBox="0 0 21600 21600" draw:type="mso-spt32" draw:enhanced-path="M 0 0 L 21600 21600 N"/></draw:custom-shape><draw:custom-shape draw:name="Straight Arrow Connector 123" draw:style-name="gr172" draw:text-style-name="P59" svg:width="0.0012in" svg:height="0.3335in" svg:x="3.3791in" svg:y="2.05in"><text:p/><draw:enhanced-geometry draw:mirror-horizontal="false" draw:mirror-vertical="true" svg:viewBox="0 0 21600 21600" draw:type="mso-spt32" draw:enhanced-path="M 0 0 L 21600 21600 N"/></draw:custom-shape><draw:custom-shape draw:name="Straight Arrow Connector 123" draw:style-name="gr173" draw:text-style-name="P59" svg:width="0.0012in" svg:height="0.3331in" svg:x="3.3791in" svg:y="1.3409in"><text:p/><draw:enhanced-geometry draw:mirror-horizontal="false" draw:mirror-vertical="true" svg:viewBox="0 0 21600 21600" draw:type="mso-spt32" draw:enhanced-path="M 0 0 L 21600 21600 N"/></draw:custom-shape><draw:custom-shape draw:name="Straight Arrow Connector 123" draw:style-name="gr174" draw:text-style-name="P59" svg:width="0.0012in" svg:height="0.3331in" svg:x="2.6311in" svg:y="1.3409in"><text:p/><draw:enhanced-geometry draw:mirror-horizontal="false" draw:mirror-vertical="true" svg:viewBox="0 0 21600 21600" draw:type="mso-spt32" draw:enhanced-path="M 0 0 L 21600 21600 N"/></draw:custom-shape><draw:custom-shape draw:name="Straight Arrow Connector 123" draw:style-name="gr175" draw:text-style-name="P59" svg:width="0.0012in" svg:height="0.3335in" svg:x="3.3791in" svg:y="2.8374in"><text:p/><draw:enhanced-geometry draw:mirror-horizontal="false" draw:mirror-vertical="true" svg:viewBox="0 0 21600 21600" draw:type="mso-spt32" draw:enhanced-path="M 0 0 L 21600 21600 N"/></draw:custom-shape><draw:custom-shape draw:name="Straight Arrow Connector 116" draw:style-name="gr176" draw:text-style-name="P59" svg:width="0.3331in" svg:height="0.0012in" svg:x="3.5846in" svg:y="4.8752in"><text:p/><draw:enhanced-geometry draw:mirror-horizontal="true" draw:mirror-vertical="false" svg:viewBox="0 0 21600 21600" draw:type="mso-spt32" draw:enhanced-path="M 0 0 L 21600 21600 N"/></draw:custom-shape><draw:custom-shape draw:name="Straight Arrow Connector 116" draw:style-name="gr177" draw:text-style-name="P59" svg:width="0.3335in" svg:height="0.0012in" svg:x="2.8366in" svg:y="4.8752in"><text:p/><draw:enhanced-geometry draw:mirror-horizontal="true" draw:mirror-vertical="false" svg:viewBox="0 0 21600 21600" draw:type="mso-spt32" draw:enhanced-path="M 0 0 L 21600 21600 N"/></draw:custom-shape><draw:custom-shape draw:name="Straight Arrow Connector 116" draw:style-name="gr178" draw:text-style-name="P59" svg:width="0.3335in" svg:height="0.0012in" svg:x="2.089in" svg:y="4.8752in"><text:p/><draw:enhanced-geometry draw:mirror-horizontal="true" draw:mirror-vertical="false" svg:viewBox="0 0 21600 21600" draw:type="mso-spt32" draw:enhanced-path="M 0 0 L 21600 21600 N"/></draw:custom-shape><draw:custom-shape draw:name="Straight Arrow Connector 116" draw:style-name="gr179" draw:text-style-name="P59" svg:width="0.3335in" svg:height="0.0012in" svg:x="1.3409in" svg:y="4.8362in"><text:p/><draw:enhanced-geometry draw:mirror-horizontal="true" draw:mirror-vertical="false" svg:viewBox="0 0 21600 21600" draw:type="mso-spt32" draw:enhanced-path="M 0 0 L 21600 21600 N"/></draw:custom-shape><draw:custom-shape draw:name="Straight Arrow Connector 116" draw:style-name="gr180" draw:text-style-name="P59" svg:width="0.3331in" svg:height="0.0012in" svg:x="1.3402in" svg:y="4.1665in"><text:p/><draw:enhanced-geometry draw:mirror-horizontal="true" draw:mirror-vertical="false" svg:viewBox="0 0 21600 21600" draw:type="mso-spt32" draw:enhanced-path="M 0 0 L 21600 21600 N"/></draw:custom-shape><draw:custom-shape draw:name="Straight Arrow Connector 116" draw:style-name="gr181" draw:text-style-name="P59" svg:width="0.3331in" svg:height="0.0012in" svg:x="1.3402in" svg:y="2.6311in"><text:p/><draw:enhanced-geometry draw:mirror-horizontal="true" draw:mirror-vertical="false" svg:viewBox="0 0 21600 21600" draw:type="mso-spt32" draw:enhanced-path="M 0 0 L 21600 21600 N"/></draw:custom-shape><draw:custom-shape draw:name="Straight Arrow Connector 116" draw:style-name="gr182" draw:text-style-name="P59" svg:width="0.3331in" svg:height="0.0012in" svg:x="1.3402in" svg:y="1.8835in"><text:p/><draw:enhanced-geometry draw:mirror-horizontal="true" draw:mirror-vertical="false" svg:viewBox="0 0 21600 21600" draw:type="mso-spt32" draw:enhanced-path="M 0 0 L 21600 21600 N"/></draw:custom-shape><draw:custom-shape draw:name="Straight Arrow Connector 116" draw:style-name="gr183" draw:text-style-name="P59" svg:width="0.3331in" svg:height="0.0012in" svg:x="1.3402in" svg:y="1.1354in"><text:p/><draw:enhanced-geometry draw:mirror-horizontal="true" draw:mirror-vertical="false" svg:viewBox="0 0 21600 21600" draw:type="mso-spt32" draw:enhanced-path="M 0 0 L 21600 21600 N"/></draw:custom-shape><draw:custom-shape draw:name="Straight Arrow Connector 116" draw:style-name="gr184" draw:text-style-name="P59" svg:width="0.3335in" svg:height="0.0012in" svg:x="2.0492in" svg:y="1.8835in"><text:p/><draw:enhanced-geometry draw:mirror-horizontal="true" draw:mirror-vertical="false" svg:viewBox="0 0 21600 21600" draw:type="mso-spt32" draw:enhanced-path="M 0 0 L 21600 21600 N"/></draw:custom-shape><draw:custom-shape draw:name="Straight Arrow Connector 116" draw:style-name="gr185" draw:text-style-name="P59" svg:width="0.3335in" svg:height="0.0012in" svg:x="2.0492in" svg:y="2.6311in"><text:p/><draw:enhanced-geometry draw:mirror-horizontal="true" draw:mirror-vertical="false" svg:viewBox="0 0 21600 21600" draw:type="mso-spt32" draw:enhanced-path="M 0 0 L 21600 21600 N"/></draw:custom-shape><draw:custom-shape draw:name="Straight Arrow Connector 116" draw:style-name="gr186" draw:text-style-name="P59" svg:width="0.3335in" svg:height="0.0012in" svg:x="2.0492in" svg:y="3.3791in"><text:p/><draw:enhanced-geometry draw:mirror-horizontal="true" draw:mirror-vertical="false" svg:viewBox="0 0 21600 21600" draw:type="mso-spt32" draw:enhanced-path="M 0 0 L 21600 21600 N"/></draw:custom-shape><draw:custom-shape draw:name="Straight Arrow Connector 116" draw:style-name="gr187" draw:text-style-name="P59" svg:width="0.3335in" svg:height="0.0012in" svg:x="2.0492in" svg:y="4.1665in"><text:p/><draw:enhanced-geometry draw:mirror-horizontal="true" draw:mirror-vertical="false" svg:viewBox="0 0 21600 21600" draw:type="mso-spt32" draw:enhanced-path="M 0 0 L 21600 21600 N"/></draw:custom-shape><draw:custom-shape draw:name="Straight Arrow Connector 116" draw:style-name="gr188" draw:text-style-name="P59" svg:width="0.3331in" svg:height="0.0012in" svg:x="1.3402in" svg:y="3.3791in"><text:p/><draw:enhanced-geometry draw:mirror-horizontal="true" draw:mirror-vertical="false" svg:viewBox="0 0 21600 21600" draw:type="mso-spt32" draw:enhanced-path="M 0 0 L 21600 21600 N"/></draw:custom-shape><draw:custom-shape draw:name="Straight Arrow Connector 116" draw:style-name="gr189" draw:text-style-name="P59" svg:width="0.3335in" svg:height="0.0012in" svg:x="2.8366in" svg:y="3.3791in"><text:p/><draw:enhanced-geometry draw:mirror-horizontal="true" draw:mirror-vertical="false" svg:viewBox="0 0 21600 21600" draw:type="mso-spt32" draw:enhanced-path="M 0 0 L 21600 21600 N"/></draw:custom-shape><draw:custom-shape draw:name="Straight Arrow Connector 116" draw:style-name="gr190" draw:text-style-name="P59" svg:width="0.3335in" svg:height="0.0012in" svg:x="2.8366in" svg:y="4.1665in"><text:p/><draw:enhanced-geometry draw:mirror-horizontal="true" draw:mirror-vertical="false" svg:viewBox="0 0 21600 21600" draw:type="mso-spt32" draw:enhanced-path="M 0 0 L 21600 21600 N"/></draw:custom-shape><draw:custom-shape draw:name="Straight Arrow Connector 116" draw:style-name="gr191" draw:text-style-name="P59" svg:width="0.3335in" svg:height="0.0012in" svg:x="3.5846in" svg:y="4.1665in"><text:p/><draw:enhanced-geometry draw:mirror-horizontal="true" draw:mirror-vertical="false" svg:viewBox="0 0 21600 21600" draw:type="mso-spt32" draw:enhanced-path="M 0 0 L 21600 21600 N"/></draw:custom-shape><draw:custom-shape draw:name="Straight Arrow Connector 121" draw:style-name="gr192" draw:text-style-name="P59" svg:width="0.3331in" svg:height="0.3335in" svg:x="1.3409in" svg:y="3.5846in"><text:p/><draw:enhanced-geometry draw:mirror-horizontal="true" draw:mirror-vertical="true" svg:viewBox="0 0 21600 21600" draw:type="mso-spt32" draw:enhanced-path="M 0 0 L 21600 21600 N"/></draw:custom-shape><draw:custom-shape draw:name="Straight Arrow Connector 121" draw:style-name="gr193" draw:text-style-name="P59" svg:width="0.3335in" svg:height="0.3331in" svg:x="3.5854in" svg:y="4.3327in"><text:p/><draw:enhanced-geometry draw:mirror-horizontal="true" draw:mirror-vertical="true" svg:viewBox="0 0 21600 21600" draw:type="mso-spt32" draw:enhanced-path="M 0 0 L 21600 21600 N"/></draw:custom-shape><draw:custom-shape draw:name="Straight Arrow Connector 121" draw:style-name="gr194" draw:text-style-name="P59" svg:width="0.3331in" svg:height="0.3335in" svg:x="1.3409in" svg:y="2.8366in"><text:p/><draw:enhanced-geometry draw:mirror-horizontal="true" draw:mirror-vertical="true" svg:viewBox="0 0 21600 21600" draw:type="mso-spt32" draw:enhanced-path="M 0 0 L 21600 21600 N"/></draw:custom-shape><draw:custom-shape draw:name="Straight Arrow Connector 121" draw:style-name="gr195" draw:text-style-name="P59" svg:width="0.3335in" svg:height="0.3335in" svg:x="2.0898in" svg:y="2.8366in"><text:p/><draw:enhanced-geometry draw:mirror-horizontal="true" draw:mirror-vertical="true" svg:viewBox="0 0 21600 21600" draw:type="mso-spt32" draw:enhanced-path="M 0 0 L 21600 21600 N"/></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optimal alignment score: 1</text:p>
      <text:p text:style-name="P3">all alignments:</text:p>
      <text:p text:style-name="P3">r: _GTACC</text:p>
      <text:p text:style-name="P3">s: CCT_CC</text:p>
      <text:p text:style-name="P3"/>
      <text:p text:style-name="P3">r: G_TACC</text:p>
      <text:p text:style-name="P3">s: CCT_CC</text:p>
      <text:p text:style-name="P3"/>
      <text:p text:style-name="P3">r: GTACC</text:p>
      <text:p text:style-name="P3">s: CCTCC</text:p>
      <text:p text:style-name="P3"/>
      <text:p text:style-name="P3"/>
      <text:p text:style-name="P4">Q2.</text:p>
      <text:p text:style-name="P4"><draw:g text:anchor-type="paragraph" draw:z-index="0" draw:name="Shape2" draw:style-name="gr1"><draw:custom-shape draw:name="Rectangle 3" draw:style-name="gr2" draw:text-style-name="P55" svg:width="0.7504in" svg:height="0.7504in" svg:x="0in" svg:y="0in"><text:p text:style-name="P54"><text:span text:style-name="T47">s</text:span></text:p><text:p text:style-name="P54"><text:span text:style-name="T47">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2" draw:text-style-name="P57" svg:width="0.7504in" svg:height="0.7504in" svg:x="0in" svg:y="0.75in"><text:p text:style-name="P56"><text:span text:style-name="T48">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2" draw:text-style-name="P57" svg:width="0.7504in" svg:height="0.7504in" svg:x="0in" svg:y="1.5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2" draw:text-style-name="P57" svg:width="0.7504in" svg:height="0.7504in" svg:x="0in" svg:y="2.25in"><text:p text:style-name="P56"><text:span text:style-name="T48">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2" draw:text-style-name="P57" svg:width="0.7504in" svg:height="0.7504in" svg:x="0in" svg:y="3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2" draw:text-style-name="P57" svg:width="0.7504in" svg:height="0.7504in" svg:x="0.7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3" draw:text-style-name="P58" svg:width="0.7504in" svg:height="0.7504in" svg:x="0.7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6" draw:style-name="gr3" draw:text-style-name="P58" svg:width="0.7504in" svg:height="0.7504in" svg:x="0.7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7" draw:style-name="gr3" draw:text-style-name="P58" svg:width="0.7504in" svg:height="0.7504in" svg:x="0.7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8" draw:style-name="gr3" draw:text-style-name="P58" svg:width="0.7504in" svg:height="0.7504in" svg:x="0.7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1" draw:style-name="gr2" draw:text-style-name="P57" svg:width="0.7504in" svg:height="0.7504in" svg:x="1.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3" draw:style-name="gr3" draw:text-style-name="P58" svg:width="0.7504in" svg:height="0.7504in" svg:x="1.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 draw:style-name="gr3" draw:text-style-name="P58" svg:width="0.7504in" svg:height="0.7504in" svg:x="1.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5" draw:style-name="gr3" draw:text-style-name="P58" svg:width="0.7504in" svg:height="0.7504in" svg:x="1.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 draw:style-name="gr3" draw:text-style-name="P58" svg:width="0.7504in" svg:height="0.7504in" svg:x="1.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 draw:style-name="gr2" draw:text-style-name="P57" svg:width="0.7504in" svg:height="0.7504in" svg:x="2.25in" svg:y="0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 draw:style-name="gr3" draw:text-style-name="P58" svg:width="0.7504in" svg:height="0.7504in" svg:x="2.2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 draw:style-name="gr3" draw:text-style-name="P58" svg:width="0.7504in" svg:height="0.7504in" svg:x="2.2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 draw:style-name="gr3" draw:text-style-name="P58" svg:width="0.7504in" svg:height="0.7504in" svg:x="2.2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 draw:style-name="gr3" draw:text-style-name="P58" svg:width="0.7504in" svg:height="0.7504in" svg:x="2.2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7" draw:style-name="gr2" draw:text-style-name="P57" svg:width="0.7504in" svg:height="0.7504in" svg:x="3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9" draw:style-name="gr3" draw:text-style-name="P58" svg:width="0.7504in" svg:height="0.7504in" svg:x="3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3" draw:text-style-name="P58" svg:width="0.7504in" svg:height="0.7504in" svg:x="3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1" draw:style-name="gr3" draw:text-style-name="P58" svg:width="0.7504in" svg:height="0.7504in" svg:x="3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 draw:style-name="gr3" draw:text-style-name="P58" svg:width="0.7504in" svg:height="0.7504in" svg:x="3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5" draw:style-name="gr2" draw:text-style-name="P57" svg:width="0.7504in" svg:height="0.7504in" svg:x="3.7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7" draw:style-name="gr3" draw:text-style-name="P58" svg:width="0.7504in" svg:height="0.7504in" svg:x="3.7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 draw:style-name="gr3" draw:text-style-name="P58" svg:width="0.7504in" svg:height="0.7504in" svg:x="3.7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9" draw:style-name="gr3" draw:text-style-name="P58" svg:width="0.7504in" svg:height="0.7504in" svg:x="3.7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0" draw:style-name="gr3" draw:text-style-name="P58" svg:width="0.7504in" svg:height="0.7504in" svg:x="3.7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24" draw:style-name="gr4" draw:text-style-name="P59" svg:x1="0in" svg:y1="0in" svg:x2="0.75in" svg:y2="0.75in"><text:p/></draw:line><draw:custom-shape draw:name="Rectangle 198" draw:style-name="gr5" draw:text-style-name="P58" svg:width="0.4161in" svg:height="0.4161in" svg:x="0.9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9" draw:style-name="gr5" draw:text-style-name="P58" svg:width="0.4161in" svg:height="0.4161in" svg:x="0.9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0" draw:style-name="gr5" draw:text-style-name="P58" svg:width="0.4161in" svg:height="0.4161in" svg:x="0.9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1" draw:style-name="gr5" draw:text-style-name="P58" svg:width="0.4161in" svg:height="0.4161in" svg:x="0.9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5" draw:style-name="gr5" draw:text-style-name="P58" svg:width="0.4161in" svg:height="0.4161in" svg:x="1.6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6" draw:style-name="gr5" draw:text-style-name="P58" svg:width="0.4161in" svg:height="0.4161in" svg:x="1.6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7" draw:style-name="gr5" draw:text-style-name="P58" svg:width="0.4161in" svg:height="0.4161in" svg:x="1.6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8" draw:style-name="gr5" draw:text-style-name="P58" svg:width="0.4161in" svg:height="0.4161in" svg:x="1.6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2" draw:style-name="gr5" draw:text-style-name="P58" svg:width="0.4161in" svg:height="0.4161in" svg:x="2.4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3" draw:style-name="gr5" draw:text-style-name="P58" svg:width="0.4161in" svg:height="0.4161in" svg:x="2.4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4" draw:style-name="gr5" draw:text-style-name="P58" svg:width="0.4161in" svg:height="0.4161in" svg:x="2.4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5" draw:style-name="gr5" draw:text-style-name="P58" svg:width="0.4161in" svg:height="0.4161in" svg:x="2.4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9" draw:style-name="gr5" draw:text-style-name="P58" svg:width="0.4161in" svg:height="0.4161in" svg:x="3.1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0" draw:style-name="gr5" draw:text-style-name="P58" svg:width="0.4161in" svg:height="0.4161in" svg:x="3.1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1" draw:style-name="gr5" draw:text-style-name="P58" svg:width="0.4161in" svg:height="0.4161in" svg:x="3.1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2" draw:style-name="gr5" draw:text-style-name="P58" svg:width="0.4161in" svg:height="0.4161in" svg:x="3.1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6" draw:style-name="gr5" draw:text-style-name="P58" svg:width="0.4161in" svg:height="0.4161in" svg:x="3.9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7" draw:style-name="gr5" draw:text-style-name="P58" svg:width="0.4161in" svg:height="0.4161in" svg:x="3.9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8" draw:style-name="gr5" draw:text-style-name="P58" svg:width="0.4161in" svg:height="0.4161in" svg:x="3.9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9" draw:style-name="gr5" draw:text-style-name="P58" svg:width="0.4161in" svg:height="0.4161in" svg:x="3.9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3" draw:style-name="gr2" draw:text-style-name="P57" svg:width="0.7504in" svg:height="0.7504in" svg:x="0in" svg:y="3.75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5" draw:style-name="gr3" draw:text-style-name="P58" svg:width="0.7504in" svg:height="0.7504in" svg:x="0.7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6" draw:style-name="gr3" draw:text-style-name="P58" svg:width="0.7504in" svg:height="0.7504in" svg:x="1.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7" draw:style-name="gr3" draw:text-style-name="P58" svg:width="0.7504in" svg:height="0.7504in" svg:x="2.2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8" draw:style-name="gr3" draw:text-style-name="P58" svg:width="0.7504in" svg:height="0.7504in" svg:x="3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9" draw:style-name="gr3" draw:text-style-name="P58" svg:width="0.7504in" svg:height="0.7504in" svg:x="3.7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2" draw:style-name="gr5" draw:text-style-name="P58" svg:width="0.4161in" svg:height="0.4161in" svg:x="0.9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3" draw:style-name="gr5" draw:text-style-name="P58" svg:width="0.4161in" svg:height="0.4161in" svg:x="1.6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5" draw:style-name="gr5" draw:text-style-name="P58" svg:width="0.4161in" svg:height="0.4161in" svg:x="2.4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6" draw:style-name="gr5" draw:text-style-name="P58" svg:width="0.4161in" svg:height="0.4161in" svg:x="3.1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8" draw:style-name="gr5" draw:text-style-name="P58" svg:width="0.4161in" svg:height="0.4161in" svg:x="3.9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0" draw:style-name="gr2" draw:text-style-name="P57" svg:width="0.7504in" svg:height="0.7504in" svg:x="4.5in" svg:y="0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2" draw:style-name="gr3" draw:text-style-name="P58" svg:width="0.7504in" svg:height="0.7504in" svg:x="4.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4" draw:style-name="gr3" draw:text-style-name="P58" svg:width="0.7504in" svg:height="0.7504in" svg:x="4.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5" draw:style-name="gr3" draw:text-style-name="P58" svg:width="0.7504in" svg:height="0.7504in" svg:x="4.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6" draw:style-name="gr3" draw:text-style-name="P58" svg:width="0.7504in" svg:height="0.7504in" svg:x="4.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 draw:style-name="gr5" draw:text-style-name="P58" svg:width="0.4161in" svg:height="0.4161in" svg:x="4.6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 draw:style-name="gr5" draw:text-style-name="P58" svg:width="0.4161in" svg:height="0.4161in" svg:x="4.6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3" draw:style-name="gr5" draw:text-style-name="P58" svg:width="0.4161in" svg:height="0.4161in" svg:x="4.6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5" draw:text-style-name="P58" svg:width="0.4161in" svg:height="0.4161in" svg:x="4.6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6" draw:style-name="gr6" draw:text-style-name="P55" svg:width="0.7504in" svg:height="0.7504in" svg:x="4.5in" svg:y="3.75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7" draw:style-name="gr5" draw:text-style-name="P58" svg:width="0.4161in" svg:height="0.4161in" svg:x="4.6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2" draw:text-style-name="P57" svg:width="0.7504in" svg:height="0.7504in" svg:x="0in" svg:y="4.5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3" draw:text-style-name="P58" svg:width="0.7504in" svg:height="0.7504in" svg:x="0.7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3" draw:text-style-name="P58" svg:width="0.7504in" svg:height="0.7504in" svg:x="1.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3" draw:text-style-name="P58" svg:width="0.7504in" svg:height="0.7504in" svg:x="2.2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3" draw:text-style-name="P58" svg:width="0.7504in" svg:height="0.7504in" svg:x="3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9" draw:style-name="gr6" draw:text-style-name="P55" svg:width="0.7504in" svg:height="0.7504in" svg:x="3.75in" svg:y="4.5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0" draw:style-name="gr5" draw:text-style-name="P58" svg:width="0.4161in" svg:height="0.4161in" svg:x="0.9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2" draw:style-name="gr5" draw:text-style-name="P58" svg:width="0.4161in" svg:height="0.4161in" svg:x="1.6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7" draw:style-name="gr5" draw:text-style-name="P58" svg:width="0.4161in" svg:height="0.4161in" svg:x="2.4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8" draw:style-name="gr5" draw:text-style-name="P58" svg:width="0.4161in" svg:height="0.4161in" svg:x="3.1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 draw:style-name="gr5" draw:text-style-name="P58" svg:width="0.4161in" svg:height="0.4161in" svg:x="3.9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6" draw:text-style-name="P55" svg:width="0.7504in" svg:height="0.7504in" svg:x="4.5in" svg:y="4.5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3" draw:style-name="gr5" draw:text-style-name="P58" svg:width="0.4161in" svg:height="0.4161in" svg:x="4.6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21" draw:style-name="gr7" draw:text-style-name="P59" svg:width="0.3335in" svg:height="0.3335in" svg:x="4.3335in" svg:y="4.3335in"><text:p/><draw:enhanced-geometry draw:mirror-horizontal="true" draw:mirror-vertical="true" svg:viewBox="0 0 21600 21600" draw:type="mso-spt32" draw:enhanced-path="M 0 0 L 21600 21600 N"/></draw:custom-shape><draw:custom-shape draw:name="Rectangle 267" draw:style-name="gr5" draw:text-style-name="P58" svg:width="0.4161in" svg:height="0.4161in" svg:x="4.6665in" svg:y="3.208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7" draw:style-name="gr5" draw:text-style-name="P58" svg:width="0.4161in" svg:height="0.4161in" svg:x="4.6665in" svg:y="3.24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7" draw:style-name="gr5" draw:text-style-name="P58" svg:width="0.4161in" svg:height="0.4161in" svg:x="4.6665in" svg:y="3.129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7" draw:style-name="gr5" draw:text-style-name="P58" svg:width="0.4161in" svg:height="0.4161in" svg:x="4.6665in" svg:y="3.168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8" draw:text-style-name="P55" svg:width="0.7504in" svg:height="0.7496in" svg:x="4.5in" svg:y="3.0043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8" draw:text-style-name="P55" svg:width="0.7504in" svg:height="0.7496in" svg:x="4.5in" svg:y="2.2563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8" draw:text-style-name="P55" svg:width="0.7504in" svg:height="0.7496in" svg:x="4.5in" svg:y="1.5083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6" draw:text-style-name="P55" svg:width="0.7504in" svg:height="0.7504in" svg:x="4.5in" svg:y="0.7598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9" draw:text-style-name="P55" svg:width="0.7496in" svg:height="0.7496in" svg:x="3.752in" svg:y="1.5083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10" draw:text-style-name="P55" svg:width="0.7496in" svg:height="0.7504in" svg:x="3.752in" svg:y="0.7598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gr11" draw:text-style-name="P61" svg:width="0.3378in" svg:height="0.387in" svg:x="3.25in" svg:y="0.9535in"><draw:text-box><text:p text:style-name="P60"><text:span text:style-name="T50">0</text:span></text:p></draw:text-box></draw:frame><draw:frame draw:style-name="gr11" draw:text-style-name="P61" svg:width="0.3378in" svg:height="0.387in" svg:x="3.2508in" svg:y="1.7016in"><draw:text-box><text:p text:style-name="P60"><text:span text:style-name="T50">0</text:span></text:p></draw:text-box></draw:frame><draw:frame draw:style-name="gr11" draw:text-style-name="P61" svg:width="0.3378in" svg:height="0.387in" svg:x="3.9984in" svg:y="2.4492in"><draw:text-box><text:p text:style-name="P60"><text:span text:style-name="T50">0</text:span></text:p></draw:text-box></draw:frame><draw:frame draw:style-name="gr11" draw:text-style-name="P61" svg:width="0.3378in" svg:height="0.387in" svg:x="3.2508in" svg:y="4.6937in"><draw:text-box><text:p text:style-name="P60"><text:span text:style-name="T50">0</text:span></text:p></draw:text-box></draw:frame><draw:frame draw:style-name="gr11" draw:text-style-name="P61" svg:width="0.3378in" svg:height="0.387in" svg:x="2.4634in" svg:y="4.6937in"><draw:text-box><text:p text:style-name="P60"><text:span text:style-name="T50">0</text:span></text:p></draw:text-box></draw:frame><draw:frame draw:style-name="gr11" draw:text-style-name="P61" svg:width="0.3378in" svg:height="0.387in" svg:x="1.6764in" svg:y="4.6937in"><draw:text-box><text:p text:style-name="P60"><text:span text:style-name="T50">0</text:span></text:p></draw:text-box></draw:frame><draw:frame draw:style-name="gr11" draw:text-style-name="P61" svg:width="0.3378in" svg:height="0.387in" svg:x="0.9291in" svg:y="4.6937in"><draw:text-box><text:p text:style-name="P60"><text:span text:style-name="T50">0</text:span></text:p></draw:text-box></draw:frame><draw:frame draw:style-name="gr11" draw:text-style-name="P61" svg:width="0.3378in" svg:height="0.387in" svg:x="2.4646in" svg:y="3.9453in"><draw:text-box><text:p text:style-name="P60"><text:span text:style-name="T50">0</text:span></text:p></draw:text-box></draw:frame><draw:frame draw:style-name="gr11" draw:text-style-name="P61" svg:width="0.3378in" svg:height="0.387in" svg:x="1.678in" svg:y="3.9453in"><draw:text-box><text:p text:style-name="P60"><text:span text:style-name="T50">2</text:span></text:p></draw:text-box></draw:frame><draw:frame draw:style-name="gr11" draw:text-style-name="P61" svg:width="0.3378in" svg:height="0.387in" svg:x="0.9299in" svg:y="3.9453in"><draw:text-box><text:p text:style-name="P60"><text:span text:style-name="T50">2</text:span></text:p></draw:text-box></draw:frame><draw:frame draw:style-name="gr11" draw:text-style-name="P61" svg:width="0.3378in" svg:height="0.387in" svg:x="1.6783in" svg:y="3.1972in"><draw:text-box><text:p text:style-name="P60"><text:span text:style-name="T50">2</text:span></text:p></draw:text-box></draw:frame><draw:frame draw:style-name="gr11" draw:text-style-name="P61" svg:width="0.3378in" svg:height="0.387in" svg:x="0.9307in" svg:y="2.4492in"><draw:text-box><text:p text:style-name="P60"><text:span text:style-name="T50">2</text:span></text:p></draw:text-box></draw:frame><draw:frame draw:style-name="gr11" draw:text-style-name="P61" svg:width="0.3378in" svg:height="0.387in" svg:x="1.6791in" svg:y="1.7016in"><draw:text-box><text:p text:style-name="P60"><text:span text:style-name="T50">2</text:span></text:p></draw:text-box></draw:frame><draw:frame draw:style-name="gr11" draw:text-style-name="P61" svg:width="0.3378in" svg:height="0.387in" svg:x="2.4673in" svg:y="0.9535in"><draw:text-box><text:p text:style-name="P60"><text:span text:style-name="T50">2</text:span></text:p></draw:text-box></draw:frame><draw:frame draw:style-name="gr11" draw:text-style-name="P61" svg:width="0.3378in" svg:height="0.387in" svg:x="3.2154in" svg:y="2.4492in"><draw:text-box><text:p text:style-name="P60"><text:span text:style-name="T50">2</text:span></text:p></draw:text-box></draw:frame><draw:frame draw:style-name="gr11" draw:text-style-name="P61" svg:width="0.3378in" svg:height="0.387in" svg:x="2.4681in" svg:y="3.1972in"><draw:text-box><text:p text:style-name="P60"><text:span text:style-name="T50">2</text:span></text:p></draw:text-box></draw:frame><draw:frame draw:style-name="gr11" draw:text-style-name="P61" svg:width="0.3378in" svg:height="0.387in" svg:x="4.0035in" svg:y="3.1972in"><draw:text-box><text:p text:style-name="P60"><text:span text:style-name="T50">2</text:span></text:p></draw:text-box></draw:frame><draw:frame draw:style-name="gr11" draw:text-style-name="P61" svg:width="0.3378in" svg:height="0.387in" svg:x="4.0043in" svg:y="3.9063in"><draw:text-box><text:p text:style-name="P60"><text:span text:style-name="T50">2</text:span></text:p></draw:text-box></draw:frame><draw:frame draw:style-name="gr11" draw:text-style-name="P61" svg:width="0.3378in" svg:height="0.387in" svg:x="3.2173in" svg:y="3.9063in"><draw:text-box><text:p text:style-name="P60"><text:span text:style-name="T50">2</text:span></text:p></draw:text-box></draw:frame><draw:frame draw:style-name="gr11" draw:text-style-name="P61" svg:width="0.3378in" svg:height="0.387in" svg:x="3.2173in" svg:y="3.1972in"><draw:text-box><text:p text:style-name="P60"><text:span text:style-name="T50">4</text:span></text:p></draw:text-box></draw:frame><draw:frame draw:style-name="gr11" draw:text-style-name="P61" svg:width="0.3378in" svg:height="0.387in" svg:x="0.9346in" svg:y="3.1972in"><draw:text-box><text:p text:style-name="P60"><text:span text:style-name="T50">4</text:span></text:p></draw:text-box></draw:frame><draw:frame draw:style-name="gr11" draw:text-style-name="P61" svg:width="0.3378in" svg:height="0.387in" svg:x="2.4307in" svg:y="1.7016in"><draw:text-box><text:p text:style-name="P60"><text:span text:style-name="T50">4</text:span></text:p></draw:text-box></draw:frame><draw:frame draw:style-name="gr11" draw:text-style-name="P61" svg:width="0.3378in" svg:height="0.387in" svg:x="2.4307in" svg:y="2.4492in"><draw:text-box><text:p text:style-name="P60"><text:span text:style-name="T50">3</text:span></text:p></draw:text-box></draw:frame><draw:frame draw:style-name="gr11" draw:text-style-name="P61" svg:width="0.3378in" svg:height="0.387in" svg:x="1.6835in" svg:y="0.9535in"><draw:text-box><text:p text:style-name="P60"><text:span text:style-name="T50">3</text:span></text:p></draw:text-box></draw:frame><draw:frame draw:style-name="gr11" draw:text-style-name="P61" svg:width="0.3378in" svg:height="0.387in" svg:x="0.9673in" svg:y="1.7016in"><draw:text-box><text:p text:style-name="P60"><text:span text:style-name="T50">0</text:span></text:p></draw:text-box></draw:frame><draw:frame draw:style-name="gr11" draw:text-style-name="P61" svg:width="0.3378in" svg:height="0.387in" svg:x="1.6764in" svg:y="2.4492in"><draw:text-box><text:p text:style-name="P60"><text:span text:style-name="T50">1</text:span></text:p></draw:text-box></draw:frame><draw:frame draw:style-name="gr11" draw:text-style-name="P61" svg:width="0.3378in" svg:height="0.387in" svg:x="0.9681in" svg:y="0.9535in"><draw:text-box><text:p text:style-name="P60"><text:span text:style-name="T50">1</text:span></text:p></draw:text-box></draw:frame><draw:custom-shape draw:name="Straight Arrow Connector 116" draw:style-name="gr12" draw:text-style-name="P59" svg:width="0.3335in" svg:height="0.0012in" svg:x="2.8366in" svg:y="4.1272in"><text:p/><draw:enhanced-geometry draw:mirror-horizontal="true" draw:mirror-vertical="false" svg:viewBox="0 0 21600 21600" draw:type="mso-spt32" draw:enhanced-path="M 0 0 L 21600 21600 N"/></draw:custom-shape><draw:custom-shape draw:name="Straight Arrow Connector 116" draw:style-name="gr12" draw:text-style-name="P59" svg:width="0.3335in" svg:height="0.0012in" svg:x="2.8366in" svg:y="3.3791in"><text:p/><draw:enhanced-geometry draw:mirror-horizontal="true" draw:mirror-vertical="false" svg:viewBox="0 0 21600 21600" draw:type="mso-spt32" draw:enhanced-path="M 0 0 L 21600 21600 N"/></draw:custom-shape><draw:custom-shape draw:name="Straight Arrow Connector 116" draw:style-name="gr12" draw:text-style-name="P59" svg:width="0.3335in" svg:height="0.0012in" svg:x="2.089in" svg:y="2.6311in"><text:p/><draw:enhanced-geometry draw:mirror-horizontal="true" draw:mirror-vertical="false" svg:viewBox="0 0 21600 21600" draw:type="mso-spt32" draw:enhanced-path="M 0 0 L 21600 21600 N"/></draw:custom-shape><draw:custom-shape draw:name="Straight Arrow Connector 116" draw:style-name="gr12" draw:text-style-name="P59" svg:width="0.3335in" svg:height="0.0012in" svg:x="2.089in" svg:y="1.8835in"><text:p/><draw:enhanced-geometry draw:mirror-horizontal="true" draw:mirror-vertical="false" svg:viewBox="0 0 21600 21600" draw:type="mso-spt32" draw:enhanced-path="M 0 0 L 21600 21600 N"/></draw:custom-shape><draw:custom-shape draw:name="Straight Arrow Connector 116" draw:style-name="gr13" draw:text-style-name="P59" svg:width="0.3331in" svg:height="0.0012in" svg:x="1.3335in" svg:y="1.8835in"><text:p/><draw:enhanced-geometry draw:mirror-horizontal="true" draw:mirror-vertical="false" svg:viewBox="0 0 21600 21600" draw:type="mso-spt32" draw:enhanced-path="M 0 0 L 21600 21600 N"/></draw:custom-shape><draw:custom-shape draw:name="Straight Arrow Connector 116" draw:style-name="gr13" draw:text-style-name="P59" svg:width="0.3331in" svg:height="0.0012in" svg:x="1.3335in" svg:y="1.1354in"><text:p/><draw:enhanced-geometry draw:mirror-horizontal="true" draw:mirror-vertical="false" svg:viewBox="0 0 21600 21600" draw:type="mso-spt32" draw:enhanced-path="M 0 0 L 21600 21600 N"/></draw:custom-shape><draw:custom-shape draw:name="Straight Arrow Connector 121" draw:style-name="gr14" draw:text-style-name="P59" svg:width="0.3335in" svg:height="0.3331in" svg:x="3.5854in" svg:y="4.3256in"><text:p/><draw:enhanced-geometry draw:mirror-horizontal="true" draw:mirror-vertical="true" svg:viewBox="0 0 21600 21600" draw:type="mso-spt32" draw:enhanced-path="M 0 0 L 21600 21600 N"/></draw:custom-shape><draw:custom-shape draw:name="Straight Arrow Connector 121" draw:style-name="gr7" draw:text-style-name="P59" svg:width="0.3335in" svg:height="0.3335in" svg:x="2.0898in" svg:y="4.3327in"><text:p/><draw:enhanced-geometry draw:mirror-horizontal="true" draw:mirror-vertical="true" svg:viewBox="0 0 21600 21600" draw:type="mso-spt32" draw:enhanced-path="M 0 0 L 21600 21600 N"/></draw:custom-shape><draw:custom-shape draw:name="Straight Arrow Connector 121" draw:style-name="gr15" draw:text-style-name="P59" svg:width="0.3331in" svg:height="0.3335in" svg:x="1.3339in" svg:y="4.3327in"><text:p/><draw:enhanced-geometry draw:mirror-horizontal="true" draw:mirror-vertical="true" svg:viewBox="0 0 21600 21600" draw:type="mso-spt32" draw:enhanced-path="M 0 0 L 21600 21600 N"/></draw:custom-shape><draw:custom-shape draw:name="Straight Arrow Connector 121" draw:style-name="gr14" draw:text-style-name="P59" svg:width="0.3335in" svg:height="0.3331in" svg:x="1.3409in" svg:y="3.5772in"><text:p/><draw:enhanced-geometry draw:mirror-horizontal="true" draw:mirror-vertical="true" svg:viewBox="0 0 21600 21600" draw:type="mso-spt32" draw:enhanced-path="M 0 0 L 21600 21600 N"/></draw:custom-shape><draw:custom-shape draw:name="Straight Arrow Connector 121" draw:style-name="gr16" draw:text-style-name="P59" svg:width="0.3331in" svg:height="0.3331in" svg:x="2.0811in" svg:y="3.5772in"><text:p/><draw:enhanced-geometry draw:mirror-horizontal="true" draw:mirror-vertical="true" svg:viewBox="0 0 21600 21600" draw:type="mso-spt32" draw:enhanced-path="M 0 0 L 21600 21600 N"/></draw:custom-shape><draw:custom-shape draw:name="Straight Arrow Connector 121" draw:style-name="gr14" draw:text-style-name="P59" svg:width="0.3335in" svg:height="0.3331in" svg:x="3.5846in" svg:y="3.5772in"><text:p/><draw:enhanced-geometry draw:mirror-horizontal="true" draw:mirror-vertical="true" svg:viewBox="0 0 21600 21600" draw:type="mso-spt32" draw:enhanced-path="M 0 0 L 21600 21600 N"/></draw:custom-shape><draw:custom-shape draw:name="Straight Arrow Connector 121" draw:style-name="gr14" draw:text-style-name="P59" svg:width="0.3335in" svg:height="0.3331in" svg:x="4.3327in" svg:y="3.5772in"><text:p/><draw:enhanced-geometry draw:mirror-horizontal="true" draw:mirror-vertical="true" svg:viewBox="0 0 21600 21600" draw:type="mso-spt32" draw:enhanced-path="M 0 0 L 21600 21600 N"/></draw:custom-shape><draw:custom-shape draw:name="Straight Arrow Connector 121" draw:style-name="gr16" draw:text-style-name="P59" svg:width="0.3331in" svg:height="0.3331in" svg:x="2.7898in" svg:y="2.7898in"><text:p/><draw:enhanced-geometry draw:mirror-horizontal="true" draw:mirror-vertical="true" svg:viewBox="0 0 21600 21600" draw:type="mso-spt32" draw:enhanced-path="M 0 0 L 21600 21600 N"/></draw:custom-shape><draw:custom-shape draw:name="Straight Arrow Connector 121" draw:style-name="gr7" draw:text-style-name="P59" svg:width="0.3335in" svg:height="0.3335in" svg:x="2.0484in" svg:y="2.7965in"><text:p/><draw:enhanced-geometry draw:mirror-horizontal="true" draw:mirror-vertical="true" svg:viewBox="0 0 21600 21600" draw:type="mso-spt32" draw:enhanced-path="M 0 0 L 21600 21600 N"/></draw:custom-shape><draw:custom-shape draw:name="Straight Arrow Connector 121" draw:style-name="gr15" draw:text-style-name="P59" svg:width="0.3331in" svg:height="0.3335in" svg:x="1.2929in" svg:y="2.0484in"><text:p/><draw:enhanced-geometry draw:mirror-horizontal="true" draw:mirror-vertical="true" svg:viewBox="0 0 21600 21600" draw:type="mso-spt32" draw:enhanced-path="M 0 0 L 21600 21600 N"/></draw:custom-shape><draw:custom-shape draw:name="Straight Arrow Connector 121" draw:style-name="gr7" draw:text-style-name="P59" svg:width="0.3335in" svg:height="0.3335in" svg:x="2.0484in" svg:y="2.048in"><text:p/><draw:enhanced-geometry draw:mirror-horizontal="true" draw:mirror-vertical="true" svg:viewBox="0 0 21600 21600" draw:type="mso-spt32" draw:enhanced-path="M 0 0 L 21600 21600 N"/></draw:custom-shape><draw:custom-shape draw:name="Straight Arrow Connector 121" draw:style-name="gr7" draw:text-style-name="P59" svg:width="0.3335in" svg:height="0.3335in" svg:x="2.7965in" svg:y="2.048in"><text:p/><draw:enhanced-geometry draw:mirror-horizontal="true" draw:mirror-vertical="true" svg:viewBox="0 0 21600 21600" draw:type="mso-spt32" draw:enhanced-path="M 0 0 L 21600 21600 N"/></draw:custom-shape><draw:custom-shape draw:name="Straight Arrow Connector 121" draw:style-name="gr15" draw:text-style-name="P59" svg:width="0.3331in" svg:height="0.3335in" svg:x="2.0807in" svg:y="1.339in"><text:p/><draw:enhanced-geometry draw:mirror-horizontal="true" draw:mirror-vertical="true" svg:viewBox="0 0 21600 21600" draw:type="mso-spt32" draw:enhanced-path="M 0 0 L 21600 21600 N"/></draw:custom-shape><draw:custom-shape draw:name="Straight Arrow Connector 121" draw:style-name="gr14" draw:text-style-name="P59" svg:width="0.3335in" svg:height="0.3331in" svg:x="1.3398in" svg:y="1.3311in"><text:p/><draw:enhanced-geometry draw:mirror-horizontal="true" draw:mirror-vertical="true" svg:viewBox="0 0 21600 21600" draw:type="mso-spt32" draw:enhanced-path="M 0 0 L 21600 21600 N"/></draw:custom-shape><draw:custom-shape draw:name="Straight Arrow Connector 123" draw:style-name="gr17" draw:text-style-name="P59" svg:width="0.0012in" svg:height="0.3335in" svg:x="1.0957in" svg:y="2.8374in"><text:p/><draw:enhanced-geometry draw:mirror-horizontal="false" draw:mirror-vertical="true" svg:viewBox="0 0 21600 21600" draw:type="mso-spt32" draw:enhanced-path="M 0 0 L 21600 21600 N"/></draw:custom-shape><draw:custom-shape draw:name="Straight Arrow Connector 123" draw:style-name="gr17" draw:text-style-name="P59" svg:width="0.0012in" svg:height="0.3335in" svg:x="3.3791in" svg:y="2.8374in"><text:p/><draw:enhanced-geometry draw:mirror-horizontal="false" draw:mirror-vertical="true" svg:viewBox="0 0 21600 21600" draw:type="mso-spt32" draw:enhanced-path="M 0 0 L 21600 21600 N"/></draw:custom-shape><draw:custom-shape draw:name="Straight Arrow Connector 123" draw:style-name="gr17" draw:text-style-name="P59" svg:width="0.0012in" svg:height="0.3335in" svg:x="4.1665in" svg:y="2.8374in"><text:p/><draw:enhanced-geometry draw:mirror-horizontal="false" draw:mirror-vertical="true" svg:viewBox="0 0 21600 21600" draw:type="mso-spt32" draw:enhanced-path="M 0 0 L 21600 21600 N"/></draw:custom-shape><draw:custom-shape draw:name="Straight Arrow Connector 123" draw:style-name="gr17" draw:text-style-name="P59" svg:width="0.0012in" svg:height="0.3335in" svg:x="3.3791in" svg:y="2.0898in"><text:p/><draw:enhanced-geometry draw:mirror-horizontal="false" draw:mirror-vertical="true" svg:viewBox="0 0 21600 21600" draw:type="mso-spt32" draw:enhanced-path="M 0 0 L 21600 21600 N"/></draw:custom-shape><draw:custom-shape draw:name="Straight Arrow Connector 123" draw:style-name="gr17" draw:text-style-name="P59" svg:width="0.0012in" svg:height="0.3335in" svg:x="1.0957in" svg:y="2.0898in"><text:p/><draw:enhanced-geometry draw:mirror-horizontal="false" draw:mirror-vertical="true" svg:viewBox="0 0 21600 21600" draw:type="mso-spt32" draw:enhanced-path="M 0 0 L 21600 21600 N"/></draw:custom-shape><draw:custom-shape draw:name="Straight Arrow Connector 123" draw:style-name="gr17" draw:text-style-name="P59" svg:width="0.0012in" svg:height="0.3335in" svg:x="2.5917in" svg:y="1.3409in"><text:p/><draw:enhanced-geometry draw:mirror-horizontal="false" draw:mirror-vertical="true" svg:viewBox="0 0 21600 21600" draw:type="mso-spt32" draw:enhanced-path="M 0 0 L 21600 21600 N"/></draw:custom-shape><draw:custom-shape draw:name="Straight Arrow Connector 123" draw:style-name="gr17" draw:text-style-name="P59" svg:width="0.0012in" svg:height="0.3335in" svg:x="1.0957in" svg:y="2.089in"><text:p/><draw:enhanced-geometry draw:mirror-horizontal="false" draw:mirror-vertical="true" svg:viewBox="0 0 21600 21600" draw:type="mso-spt32" draw:enhanced-path="M 0 0 L 21600 21600 N"/></draw:custom-shap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ignments:</text:p>
      <text:p text:style-name="P5">1.<text:tab/>r: <text:s/>2 <text:s/>TACC 5</text:p>
      <text:p text:style-name="P5"><text:s text:c="3"/><text:tab/>s: <text:s/>3 <text:s/>T_CC 5</text:p>
      <text:p text:style-name="P5">2.<text:tab/>r: <text:s/>4 <text:s text:c="2"/>CC 5</text:p>
      <text:p text:style-name="P5"><text:tab/>s: <text:s/>4 <text:s text:c="2"/>CC 5</text:p>
      <text:p text:style-name="P5">3.<text:tab/>r: <text:s/>4 <text:s text:c="2"/>CC 5</text:p>
      <text:p text:style-name="P5"><text:tab/>s: <text:s/>1 <text:s text:c="2"/>CC 2</text:p>
      <text:p text:style-name="P5"/>
      <text:p text:style-name="P6"><text:soft-page-break/>Q4.</text:p>
      <text:p text:style-name="P6">(a) <text:s text:c="20"/><text:span text:style-name="T3">1 <text:s text:c="15"/>2 <text:s text:c="15"/>3 <text:s text:c="14"/>4 <text:s text:c="15"/>5 <text:s text:c="15"/>6</text:span></text:p>
      <text:p text:style-name="P6"><draw:g text:anchor-type="paragraph" draw:z-index="1" draw:name="Shape3" draw:style-name="gr1"><draw:custom-shape draw:name="Rectangle 3" draw:style-name="gr2" draw:text-style-name="P55" svg:width="0.7504in" svg:height="0.7504in" svg:x="0in" svg:y="0in"><text:p text:style-name="P54"><text:span text:style-name="T47">s</text:span></text:p><text:p text:style-name="P54"><text:span text:style-name="T47">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2" draw:text-style-name="P57" svg:width="0.7504in" svg:height="0.7504in" svg:x="0in" svg:y="0.75in"><text:p text:style-name="P56"><text:span text:style-name="T48">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2" draw:text-style-name="P57" svg:width="0.7504in" svg:height="0.7504in" svg:x="0in" svg:y="1.5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2" draw:text-style-name="P57" svg:width="0.7504in" svg:height="0.7504in" svg:x="0in" svg:y="2.25in"><text:p text:style-name="P56"><text:span text:style-name="T48">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2" draw:text-style-name="P57" svg:width="0.7504in" svg:height="0.7504in" svg:x="0in" svg:y="3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2" draw:text-style-name="P57" svg:width="0.7504in" svg:height="0.7504in" svg:x="0.7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3" draw:text-style-name="P58" svg:width="0.7504in" svg:height="0.7504in" svg:x="0.7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6" draw:style-name="gr3" draw:text-style-name="P58" svg:width="0.7504in" svg:height="0.7504in" svg:x="0.7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7" draw:style-name="gr3" draw:text-style-name="P58" svg:width="0.7504in" svg:height="0.7504in" svg:x="0.7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8" draw:style-name="gr3" draw:text-style-name="P58" svg:width="0.7504in" svg:height="0.7504in" svg:x="0.7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1" draw:style-name="gr2" draw:text-style-name="P57" svg:width="0.7504in" svg:height="0.7504in" svg:x="1.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3" draw:style-name="gr3" draw:text-style-name="P58" svg:width="0.7504in" svg:height="0.7504in" svg:x="1.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 draw:style-name="gr3" draw:text-style-name="P58" svg:width="0.7504in" svg:height="0.7504in" svg:x="1.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5" draw:style-name="gr3" draw:text-style-name="P58" svg:width="0.7504in" svg:height="0.7504in" svg:x="1.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 draw:style-name="gr3" draw:text-style-name="P58" svg:width="0.7504in" svg:height="0.7504in" svg:x="1.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 draw:style-name="gr2" draw:text-style-name="P57" svg:width="0.7504in" svg:height="0.7504in" svg:x="2.25in" svg:y="0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 draw:style-name="gr3" draw:text-style-name="P58" svg:width="0.7504in" svg:height="0.7504in" svg:x="2.2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 draw:style-name="gr3" draw:text-style-name="P58" svg:width="0.7504in" svg:height="0.7504in" svg:x="2.2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 draw:style-name="gr3" draw:text-style-name="P58" svg:width="0.7504in" svg:height="0.7504in" svg:x="2.2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 draw:style-name="gr3" draw:text-style-name="P58" svg:width="0.7504in" svg:height="0.7504in" svg:x="2.2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7" draw:style-name="gr2" draw:text-style-name="P57" svg:width="0.7504in" svg:height="0.7504in" svg:x="3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9" draw:style-name="gr3" draw:text-style-name="P58" svg:width="0.7504in" svg:height="0.7504in" svg:x="3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3" draw:text-style-name="P58" svg:width="0.7504in" svg:height="0.7504in" svg:x="3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1" draw:style-name="gr3" draw:text-style-name="P58" svg:width="0.7504in" svg:height="0.7504in" svg:x="3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 draw:style-name="gr3" draw:text-style-name="P58" svg:width="0.7504in" svg:height="0.7504in" svg:x="3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5" draw:style-name="gr2" draw:text-style-name="P57" svg:width="0.7504in" svg:height="0.7504in" svg:x="3.75in" svg:y="0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7" draw:style-name="gr3" draw:text-style-name="P58" svg:width="0.7504in" svg:height="0.7504in" svg:x="3.7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 draw:style-name="gr3" draw:text-style-name="P58" svg:width="0.7504in" svg:height="0.7504in" svg:x="3.7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9" draw:style-name="gr3" draw:text-style-name="P58" svg:width="0.7504in" svg:height="0.7504in" svg:x="3.7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0" draw:style-name="gr3" draw:text-style-name="P58" svg:width="0.7504in" svg:height="0.7504in" svg:x="3.7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24" draw:style-name="gr4" draw:text-style-name="P59" svg:x1="0in" svg:y1="0in" svg:x2="0.75in" svg:y2="0.75in"><text:p/></draw:line><draw:custom-shape draw:name="Rectangle 198" draw:style-name="gr5" draw:text-style-name="P58" svg:width="0.4161in" svg:height="0.4161in" svg:x="0.9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9" draw:style-name="gr5" draw:text-style-name="P58" svg:width="0.4161in" svg:height="0.4161in" svg:x="0.9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0" draw:style-name="gr5" draw:text-style-name="P58" svg:width="0.4161in" svg:height="0.4161in" svg:x="0.9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1" draw:style-name="gr5" draw:text-style-name="P58" svg:width="0.4161in" svg:height="0.4161in" svg:x="0.9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5" draw:style-name="gr5" draw:text-style-name="P58" svg:width="0.4161in" svg:height="0.4161in" svg:x="1.6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6" draw:style-name="gr5" draw:text-style-name="P58" svg:width="0.4161in" svg:height="0.4161in" svg:x="1.6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7" draw:style-name="gr5" draw:text-style-name="P58" svg:width="0.4161in" svg:height="0.4161in" svg:x="1.6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8" draw:style-name="gr5" draw:text-style-name="P58" svg:width="0.4161in" svg:height="0.4161in" svg:x="1.6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2" draw:style-name="gr5" draw:text-style-name="P58" svg:width="0.4161in" svg:height="0.4161in" svg:x="2.4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3" draw:style-name="gr5" draw:text-style-name="P58" svg:width="0.4161in" svg:height="0.4161in" svg:x="2.4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4" draw:style-name="gr5" draw:text-style-name="P58" svg:width="0.4161in" svg:height="0.4161in" svg:x="2.4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5" draw:style-name="gr5" draw:text-style-name="P58" svg:width="0.4161in" svg:height="0.4161in" svg:x="2.4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9" draw:style-name="gr5" draw:text-style-name="P58" svg:width="0.4161in" svg:height="0.4161in" svg:x="3.1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0" draw:style-name="gr5" draw:text-style-name="P58" svg:width="0.4161in" svg:height="0.4161in" svg:x="3.1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1" draw:style-name="gr5" draw:text-style-name="P58" svg:width="0.4161in" svg:height="0.4161in" svg:x="3.1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2" draw:style-name="gr5" draw:text-style-name="P58" svg:width="0.4161in" svg:height="0.4161in" svg:x="3.1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6" draw:style-name="gr5" draw:text-style-name="P58" svg:width="0.4161in" svg:height="0.4161in" svg:x="3.91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7" draw:style-name="gr5" draw:text-style-name="P58" svg:width="0.4161in" svg:height="0.4161in" svg:x="3.91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8" draw:style-name="gr5" draw:text-style-name="P58" svg:width="0.4161in" svg:height="0.4161in" svg:x="3.91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9" draw:style-name="gr5" draw:text-style-name="P58" svg:width="0.4161in" svg:height="0.4161in" svg:x="3.91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3" draw:style-name="gr2" draw:text-style-name="P57" svg:width="0.7504in" svg:height="0.7504in" svg:x="0in" svg:y="3.75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5" draw:style-name="gr3" draw:text-style-name="P58" svg:width="0.7504in" svg:height="0.7504in" svg:x="0.7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6" draw:style-name="gr3" draw:text-style-name="P58" svg:width="0.7504in" svg:height="0.7504in" svg:x="1.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7" draw:style-name="gr3" draw:text-style-name="P58" svg:width="0.7504in" svg:height="0.7504in" svg:x="2.2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8" draw:style-name="gr3" draw:text-style-name="P58" svg:width="0.7504in" svg:height="0.7504in" svg:x="3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9" draw:style-name="gr3" draw:text-style-name="P58" svg:width="0.7504in" svg:height="0.7504in" svg:x="3.75in" svg:y="3.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2" draw:style-name="gr5" draw:text-style-name="P58" svg:width="0.4161in" svg:height="0.4161in" svg:x="0.9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3" draw:style-name="gr5" draw:text-style-name="P58" svg:width="0.4161in" svg:height="0.4161in" svg:x="1.6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5" draw:style-name="gr5" draw:text-style-name="P58" svg:width="0.4161in" svg:height="0.4161in" svg:x="2.4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6" draw:style-name="gr5" draw:text-style-name="P58" svg:width="0.4161in" svg:height="0.4161in" svg:x="3.1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8" draw:style-name="gr5" draw:text-style-name="P58" svg:width="0.4161in" svg:height="0.4161in" svg:x="3.91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0" draw:style-name="gr2" draw:text-style-name="P57" svg:width="0.7504in" svg:height="0.7504in" svg:x="4.5in" svg:y="0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2" draw:style-name="gr3" draw:text-style-name="P58" svg:width="0.7504in" svg:height="0.7504in" svg:x="4.5in" svg:y="0.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4" draw:style-name="gr3" draw:text-style-name="P58" svg:width="0.7504in" svg:height="0.7504in" svg:x="4.5in" svg:y="1.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5" draw:style-name="gr3" draw:text-style-name="P58" svg:width="0.7504in" svg:height="0.7504in" svg:x="4.5in" svg:y="2.2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6" draw:style-name="gr3" draw:text-style-name="P58" svg:width="0.7504in" svg:height="0.7504in" svg:x="4.5in" svg:y="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 draw:style-name="gr5" draw:text-style-name="P58" svg:width="0.4161in" svg:height="0.4161in" svg:x="4.6665in" svg:y="0.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 draw:style-name="gr5" draw:text-style-name="P58" svg:width="0.4161in" svg:height="0.4161in" svg:x="4.6665in" svg:y="1.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3" draw:style-name="gr5" draw:text-style-name="P58" svg:width="0.4161in" svg:height="0.4161in" svg:x="4.6665in" svg:y="2.4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5" draw:text-style-name="P58" svg:width="0.4161in" svg:height="0.4161in" svg:x="4.6665in" svg:y="3.1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6" draw:style-name="gr6" draw:text-style-name="P55" svg:width="0.7504in" svg:height="0.7504in" svg:x="4.5in" svg:y="3.75in"><text:p text:style-name="P54"><text:span text:style-name="T4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7" draw:style-name="gr5" draw:text-style-name="P58" svg:width="0.4161in" svg:height="0.4161in" svg:x="4.6665in" svg:y="3.91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2" draw:text-style-name="P57" svg:width="0.7504in" svg:height="0.7504in" svg:x="0in" svg:y="4.5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3" draw:text-style-name="P58" svg:width="0.7504in" svg:height="0.7504in" svg:x="0.7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3" draw:text-style-name="P58" svg:width="0.7504in" svg:height="0.7504in" svg:x="1.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3" draw:text-style-name="P58" svg:width="0.7504in" svg:height="0.7504in" svg:x="2.25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3" draw:text-style-name="P58" svg:width="0.7504in" svg:height="0.7504in" svg:x="3in" svg:y="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9" draw:style-name="gr6" draw:text-style-name="P55" svg:width="0.7504in" svg:height="0.7504in" svg:x="3.75in" svg:y="4.5in"><text:p text:style-name="P54"><text:span text:style-name="T4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0" draw:style-name="gr5" draw:text-style-name="P58" svg:width="0.4161in" svg:height="0.4161in" svg:x="0.9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2" draw:style-name="gr5" draw:text-style-name="P58" svg:width="0.4161in" svg:height="0.4161in" svg:x="1.6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7" draw:style-name="gr5" draw:text-style-name="P58" svg:width="0.4161in" svg:height="0.4161in" svg:x="2.4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8" draw:style-name="gr5" draw:text-style-name="P58" svg:width="0.4161in" svg:height="0.4161in" svg:x="3.1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 draw:style-name="gr5" draw:text-style-name="P58" svg:width="0.4161in" svg:height="0.4161in" svg:x="3.91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6" draw:text-style-name="P55" svg:width="0.7504in" svg:height="0.7504in" svg:x="4.5in" svg:y="4.5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3" draw:style-name="gr5" draw:text-style-name="P58" svg:width="0.4161in" svg:height="0.4161in" svg:x="4.6665in" svg:y="4.6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6" draw:style-name="gr12" draw:text-style-name="P59" svg:width="0.3335in" svg:height="0.0012in" svg:x="4.3335in" svg:y="4.8752in"><text:p/><draw:enhanced-geometry draw:mirror-horizontal="true" draw:mirror-vertical="false" svg:viewBox="0 0 21600 21600" draw:type="mso-spt32" draw:enhanced-path="M 0 0 L 21600 21600 N"/></draw:custom-shape><draw:custom-shape draw:name="Straight Arrow Connector 121" draw:style-name="gr7" draw:text-style-name="P59" svg:width="0.3335in" svg:height="0.3335in" svg:x="4.3335in" svg:y="4.3335in"><text:p/><draw:enhanced-geometry draw:mirror-horizontal="true" draw:mirror-vertical="true" svg:viewBox="0 0 21600 21600" draw:type="mso-spt32" draw:enhanced-path="M 0 0 L 21600 21600 N"/></draw:custom-shape><draw:custom-shape draw:name="Straight Arrow Connector 123" draw:style-name="gr17" draw:text-style-name="P59" svg:width="0.0012in" svg:height="0.3335in" svg:x="4.8752in" svg:y="4.3335in"><text:p/><draw:enhanced-geometry draw:mirror-horizontal="false" draw:mirror-vertical="true" svg:viewBox="0 0 21600 21600" draw:type="mso-spt32" draw:enhanced-path="M 0 0 L 21600 21600 N"/></draw:custom-shape></draw:g><draw:custom-shape text:anchor-type="paragraph" draw:z-index="2" draw:name="Shape4" draw:style-name="gr18" svg:width="0.2169in" svg:height="0.2169in" svg:x="1.0319in" svg:y="3.2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18" svg:width="0.2169in" svg:height="0.2169in" svg:x="1.0319in" svg:y="4.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18" svg:width="0.2169in" svg:height="0.2169in" svg:x="1.0319in" svg:y="4.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4" draw:style-name="gr18" svg:width="0.2169in" svg:height="0.2169in" svg:x="1.8193in" svg:y="4.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4" draw:style-name="gr18" svg:width="0.2169in" svg:height="0.2169in" svg:x="1.8193in" svg:y="4.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8" svg:width="0.2169in" svg:height="0.2169in" svg:x="2.6071in" svg:y="4.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4" draw:style-name="gr18" svg:width="0.2169in" svg:height="0.2169in" svg:x="3.2571in" svg:y="1.01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4" draw:style-name="gr18" svg:width="0.2169in" svg:height="0.2169in" svg:x="4.0445in" svg:y="1.01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4" draw:style-name="gr19" draw:text-style-name="P62" svg:width="0.2169in" svg:height="0.2169in" svg:x="4.8319in" svg:y="1.01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4" draw:style-name="gr18" svg:width="0.2169in" svg:height="0.2169in" svg:x="4.0445in" svg:y="1.8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4" draw:style-name="gr18" svg:width="0.2169in" svg:height="0.2169in" svg:x="4.8319in" svg:y="1.8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4" draw:style-name="gr18" svg:width="0.2169in" svg:height="0.2169in" svg:x="4.8319in" svg:y="2.5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custom-shape text:anchor-type="paragraph" draw:z-index="14" draw:name="Shape4" draw:style-name="gr18" svg:width="0.2169in" svg:height="0.2169in" svg:x="1.6945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The entries marked with <text:s text:c="8"/>can <text:s/>never be involved in an optimal global alignment between any two length-5 sequences given the +2, -1, -2 scheme.</text:p>
      <text:p text:style-name="P8"/>
      <text:p text:style-name="P11">Proof:</text:p>
      <text:p text:style-name="P11">We first consider the naive alignment of two length 5 sequences. Naive alignment simply means we align two length 5 sequences without any indel. Thus, in the worst case, it will give us an alignment score of -5, when every pair of character is a mismatch. The reason we use naive alignment as our criteria is that, an alignment score, which is higher or equals to naive alignment score, can always be achieved no matter which two sequences are given. </text:p>
      <text:p text:style-name="P11"/>
      <text:p text:style-name="P11">We then consider the <text:span text:style-name="T29">best case</text:span> if we introduce some indels. If the <text:span text:style-name="T29">best case</text:span> of introducing certain number of indels, still, gives us a worse score than the <text:span text:style-name="T29">worst case</text:span> of naive alignment, then we can conclude that this alignment will never be the optimal alignment given any two length 5 sequences.</text:p>
      <text:p text:style-name="P11"/>
      <text:p text:style-name="P11">We can see that if we introduce N indels in sequence r, then we must also introduce N indels in sequence s<text:span text:style-name="T30">. So the number of indels in either sequence can only be 0,1,2,3,4,5. Notice that the number of indels should be smaller than 6 because otherwise we will have two indels in the same column, which violate the definition of alignment.</text:span></text:p>
      <text:p text:style-name="P11"><text:soft-page-break/></text:p>
      <text:p text:style-name="P11">Let’s consider the case that we introduced 3 indels in each sequence for now. In the best case, despite that 3 indels, we can get 2 match for the left 2 pairs of characters. This give us an alignment score of (3+3) * (-2) + 2 * <text:span text:style-name="T30">( + 2) = -8. This score is lower than the worst naive alignment score. </text:span></text:p>
      <text:p text:style-name="P11"/>
      <text:p text:style-name="P12">If we have 2 indels in each sequences, then we will get (2+2)*(-2) + 2*(+2) = -4 in the best case, which is better than the worst naive alignment score. Thus we conclude that if we have introduced equals to or more than 3 indels in each sequence, we would, for sure, not get the optimal alignment for two length 5 sequences. (under this give scoring schema)</text:p>
      <text:p text:style-name="P11"/>
      <text:p text:style-name="P12"><text:span text:style-name="T31">For convenience let’s name alignments with 3 or more indels in each sequence </text:span><text:span text:style-name="T32">‘non-optimal alignment’.</text:span><text:span text:style-name="T35"> <text:s/></text:span><text:span text:style-name="T37">And </text:span><text:span text:style-name="T38">name </text:span><text:span text:style-name="T37">the region marked </text:span><text:span text:style-name="T38">with blue dots ‘</text:span><text:span text:style-name="T33">non-optimal entries</text:span><text:span text:style-name="T38">’</text:span></text:p>
      <text:p text:style-name="P18"/>
      <text:p text:style-name="P13"><text:span text:style-name="T38">W</text:span><text:span text:style-name="T36">e want to prove that, </text:span><text:span text:style-name="T34">ONLY</text:span><text:span text:style-name="T36"> traces of non-optimal alignments will contain non-optimal entries.</text:span></text:p>
      <text:p text:style-name="P19">This is equivalent to prove </text:p>
      <text:p text:style-name="P15"><text:span text:style-name="T39">1. </text:span><text:span text:style-name="T9">There exists trace of non-optimal alignment which contain non-optimal entries.</text:span></text:p>
      <text:p text:style-name="P20">AND </text:p>
      <text:p text:style-name="P20">2. There does not exist trace of (all possible alignments – (non-optimal alignment)) which contain non-optimal entries.</text:p>
      <text:p text:style-name="P20"/>
      <text:p text:style-name="P13"><text:span text:style-name="T8">Statement 1 is very easy to prove. We can simply find an example like r: _ _ _ </text:span><text:span text:style-name="T10">G T</text:span><text:span text:style-name="T8"> A </text:span><text:span text:style-name="T10">C C</text:span><text:span text:style-name="T8">, <text:s/>s: </text:span><text:span text:style-name="T10">C</text:span><text:span text:style-name="T8"> </text:span><text:span text:style-name="T10">C</text:span><text:span text:style-name="T8"> T </text:span><text:span text:style-name="T10">C</text:span><text:span text:style-name="T8"> </text:span><text:span text:style-name="T10">C</text:span><text:span text:style-name="T8"> _ _ _. </text:span><text:span text:style-name="T10">It’s trace in dynamic programming is (6,6),(5,6),(4,6),(3,6),(2,5),(1,4),(1,3),(1,2),(1,1).</text:span></text:p>
      <text:p text:style-name="P21"/>
      <text:p text:style-name="P14"><text:span text:style-name="T8">For statement 2, we have to check that for those alignments which have #indel = 2 or 1 or 0 in each sequence, will not enter the non-optimal entries. </text:span><text:span text:style-name="T11">This is also easy to see because for each horizontal step or vertical step (corresponds to indel), we will make a transformation from (a,b) to (a, b-1) or (a-1, b). And for each diagonal step (corresponds to match or mismatch) we will have from (a,b) to (a-1, b-1). This indicates we can never reach (a,b) where ( (a&gt;b) &amp; ((a-b)&gt;= 3) ) or ((a&lt;b) &amp; ((b-a)&gt;=3)) which is the non-optimal entries.</text:span></text:p>
      <text:p text:style-name="P22"/>
      <text:p text:style-name="P23">Thus we proved that the non-optimal entries will only be entered by non-optimal alignments. And non-optimal alignments can never be optimal alignments. So the non-optimal entries are the region the task is asking fo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g text:anchor-type="paragraph" draw:z-index="15" draw:name="Shape5" draw:style-name="gr20"><draw:custom-shape draw:name="Rectangle 3" draw:style-name="gr21" draw:text-style-name="P55" svg:width="0.6098in" svg:height="0.6098in" svg:x="0in" svg:y="0.9819in"><text:p text:style-name="P54"><text:span text:style-name="T47">s</text:span></text:p><text:p text:style-name="P54"><text:span text:style-name="T47">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21" draw:text-style-name="P57" svg:width="0.6098in" svg:height="0.6098in" svg:x="0in" svg:y="1.5917in"><text:p text:style-name="P56"><text:span text:style-name="T48">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21" draw:text-style-name="P57" svg:width="0.6098in" svg:height="0.6098in" svg:x="0in" svg:y="2.2012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21" draw:text-style-name="P57" svg:width="0.6098in" svg:height="0.6098in" svg:x="0in" svg:y="2.811in"><text:p text:style-name="P56"><text:span text:style-name="T48">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21" draw:text-style-name="P57" svg:width="0.6098in" svg:height="0.6098in" svg:x="0in" svg:y="3.4209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3" draw:style-name="gr21" draw:text-style-name="P57" svg:width="0.6098in" svg:height="0.6098in" svg:x="0.6098in" svg:y="0.9819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5" draw:style-name="gr22" draw:text-style-name="P58" svg:width="0.6098in" svg:height="0.6098in" svg:x="0.6098in" svg:y="1.5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6" draw:style-name="gr22" draw:text-style-name="P58" svg:width="0.6098in" svg:height="0.6098in" svg:x="0.6098in" svg:y="2.201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7" draw:style-name="gr22" draw:text-style-name="P58" svg:width="0.6098in" svg:height="0.6098in" svg:x="0.6098in" svg:y="2.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8" draw:style-name="gr22" draw:text-style-name="P58" svg:width="0.6098in" svg:height="0.6098in" svg:x="0.6098in" svg:y="3.4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1" draw:style-name="gr21" draw:text-style-name="P57" svg:width="0.6098in" svg:height="0.6098in" svg:x="1.2193in" svg:y="0.9819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3" draw:style-name="gr22" draw:text-style-name="P58" svg:width="0.6098in" svg:height="0.6098in" svg:x="1.2193in" svg:y="1.5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 draw:style-name="gr22" draw:text-style-name="P58" svg:width="0.6098in" svg:height="0.6098in" svg:x="1.2193in" svg:y="2.201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5" draw:style-name="gr22" draw:text-style-name="P58" svg:width="0.6098in" svg:height="0.6098in" svg:x="1.2193in" svg:y="2.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 draw:style-name="gr22" draw:text-style-name="P58" svg:width="0.6098in" svg:height="0.6098in" svg:x="1.2193in" svg:y="3.4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9" draw:style-name="gr21" draw:text-style-name="P57" svg:width="0.6098in" svg:height="0.6098in" svg:x="1.8291in" svg:y="0.9819in"><text:p text:style-name="P56"><text:span text:style-name="T48">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 draw:style-name="gr22" draw:text-style-name="P58" svg:width="0.6098in" svg:height="0.6098in" svg:x="1.8291in" svg:y="1.5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2" draw:style-name="gr22" draw:text-style-name="P58" svg:width="0.6098in" svg:height="0.6098in" svg:x="1.8291in" svg:y="2.201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3" draw:style-name="gr22" draw:text-style-name="P58" svg:width="0.6098in" svg:height="0.6098in" svg:x="1.8291in" svg:y="2.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4" draw:style-name="gr22" draw:text-style-name="P58" svg:width="0.6098in" svg:height="0.6098in" svg:x="1.8291in" svg:y="3.4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7" draw:style-name="gr21" draw:text-style-name="P57" svg:width="0.6098in" svg:height="0.6098in" svg:x="2.439in" svg:y="0.9819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9" draw:style-name="gr22" draw:text-style-name="P58" svg:width="0.6098in" svg:height="0.6098in" svg:x="2.439in" svg:y="1.5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0" draw:style-name="gr22" draw:text-style-name="P58" svg:width="0.6098in" svg:height="0.6098in" svg:x="2.439in" svg:y="2.201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1" draw:style-name="gr22" draw:text-style-name="P58" svg:width="0.6098in" svg:height="0.6098in" svg:x="2.439in" svg:y="2.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 draw:style-name="gr22" draw:text-style-name="P58" svg:width="0.6098in" svg:height="0.6098in" svg:x="2.439in" svg:y="3.4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5" draw:style-name="gr21" draw:text-style-name="P57" svg:width="0.6098in" svg:height="0.6098in" svg:x="3.0484in" svg:y="0.9819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7" draw:style-name="gr22" draw:text-style-name="P58" svg:width="0.6098in" svg:height="0.6098in" svg:x="3.0484in" svg:y="1.5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 draw:style-name="gr22" draw:text-style-name="P58" svg:width="0.6098in" svg:height="0.6098in" svg:x="3.0484in" svg:y="2.201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9" draw:style-name="gr22" draw:text-style-name="P58" svg:width="0.6098in" svg:height="0.6098in" svg:x="3.0484in" svg:y="2.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0" draw:style-name="gr22" draw:text-style-name="P58" svg:width="0.6098in" svg:height="0.6098in" svg:x="3.0484in" svg:y="3.4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24" draw:style-name="gr4" draw:text-style-name="P59" svg:x1="0in" svg:y1="0.9819in" svg:x2="0.6098in" svg:y2="1.5917in"><text:p/></draw:line><draw:custom-shape draw:name="Rectangle 198" draw:style-name="gr23" draw:text-style-name="P58" svg:width="0.3386in" svg:height="0.3386in" svg:x="0.7453in" svg:y="1.72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9" draw:style-name="gr23" draw:text-style-name="P58" svg:width="0.3386in" svg:height="0.3386in" svg:x="0.7453in" svg:y="2.33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0" draw:style-name="gr23" draw:text-style-name="P58" svg:width="0.3386in" svg:height="0.3386in" svg:x="0.7453in" svg:y="2.9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1" draw:style-name="gr23" draw:text-style-name="P58" svg:width="0.3386in" svg:height="0.3386in" svg:x="0.7453in" svg:y="3.5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5" draw:style-name="gr23" draw:text-style-name="P58" svg:width="0.3386in" svg:height="0.3386in" svg:x="1.3547in" svg:y="1.72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6" draw:style-name="gr23" draw:text-style-name="P58" svg:width="0.3386in" svg:height="0.3386in" svg:x="1.3547in" svg:y="2.33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7" draw:style-name="gr23" draw:text-style-name="P58" svg:width="0.3386in" svg:height="0.3386in" svg:x="1.3547in" svg:y="2.9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8" draw:style-name="gr23" draw:text-style-name="P58" svg:width="0.3386in" svg:height="0.3386in" svg:x="1.3547in" svg:y="3.5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2" draw:style-name="gr23" draw:text-style-name="P58" svg:width="0.3386in" svg:height="0.3386in" svg:x="1.9646in" svg:y="1.72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3" draw:style-name="gr23" draw:text-style-name="P58" svg:width="0.3386in" svg:height="0.3386in" svg:x="1.9646in" svg:y="2.33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4" draw:style-name="gr23" draw:text-style-name="P58" svg:width="0.3386in" svg:height="0.3386in" svg:x="1.9646in" svg:y="2.9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5" draw:style-name="gr23" draw:text-style-name="P58" svg:width="0.3386in" svg:height="0.3386in" svg:x="1.9646in" svg:y="3.5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9" draw:style-name="gr23" draw:text-style-name="P58" svg:width="0.3386in" svg:height="0.3386in" svg:x="2.5744in" svg:y="1.72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0" draw:style-name="gr23" draw:text-style-name="P58" svg:width="0.3386in" svg:height="0.3386in" svg:x="2.5744in" svg:y="2.33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1" draw:style-name="gr23" draw:text-style-name="P58" svg:width="0.3386in" svg:height="0.3386in" svg:x="2.5744in" svg:y="2.9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2" draw:style-name="gr23" draw:text-style-name="P58" svg:width="0.3386in" svg:height="0.3386in" svg:x="2.5744in" svg:y="3.5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6" draw:style-name="gr23" draw:text-style-name="P58" svg:width="0.3386in" svg:height="0.3386in" svg:x="3.1839in" svg:y="1.72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7" draw:style-name="gr23" draw:text-style-name="P58" svg:width="0.3386in" svg:height="0.3386in" svg:x="3.1839in" svg:y="2.33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8" draw:style-name="gr23" draw:text-style-name="P58" svg:width="0.3386in" svg:height="0.3386in" svg:x="3.1839in" svg:y="2.9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9" draw:style-name="gr23" draw:text-style-name="P58" svg:width="0.3386in" svg:height="0.3386in" svg:x="3.1839in" svg:y="3.5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3" draw:style-name="gr21" draw:text-style-name="P57" svg:width="0.6098in" svg:height="0.6098in" svg:x="0in" svg:y="4.0303in"><text:p text:style-name="P56"><text:span text:style-name="T48">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5" draw:style-name="gr22" draw:text-style-name="P58" svg:width="0.6098in" svg:height="0.6098in" svg:x="0.6098in" svg:y="4.030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6" draw:style-name="gr22" draw:text-style-name="P58" svg:width="0.6098in" svg:height="0.6098in" svg:x="1.2193in" svg:y="4.030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7" draw:style-name="gr22" draw:text-style-name="P58" svg:width="0.6098in" svg:height="0.6098in" svg:x="1.8291in" svg:y="4.030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8" draw:style-name="gr22" draw:text-style-name="P58" svg:width="0.6098in" svg:height="0.6098in" svg:x="2.439in" svg:y="4.030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9" draw:style-name="gr22" draw:text-style-name="P58" svg:width="0.6098in" svg:height="0.6098in" svg:x="3.0484in" svg:y="4.030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2" draw:style-name="gr23" draw:text-style-name="P58" svg:width="0.3386in" svg:height="0.3386in" svg:x="0.7453in" svg:y="4.16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3" draw:style-name="gr23" draw:text-style-name="P58" svg:width="0.3386in" svg:height="0.3386in" svg:x="1.3547in" svg:y="4.16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5" draw:style-name="gr23" draw:text-style-name="P58" svg:width="0.3386in" svg:height="0.3386in" svg:x="1.9646in" svg:y="4.16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6" draw:style-name="gr23" draw:text-style-name="P58" svg:width="0.3386in" svg:height="0.3386in" svg:x="2.5744in" svg:y="4.16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8" draw:style-name="gr23" draw:text-style-name="P58" svg:width="0.3386in" svg:height="0.3386in" svg:x="3.1839in" svg:y="4.16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0" draw:style-name="gr21" draw:text-style-name="P57" svg:width="0.6098in" svg:height="0.6098in" svg:x="3.6583in" svg:y="0.9819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2" draw:style-name="gr22" draw:text-style-name="P58" svg:width="0.6098in" svg:height="0.6098in" svg:x="3.6583in" svg:y="1.59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4" draw:style-name="gr22" draw:text-style-name="P58" svg:width="0.6098in" svg:height="0.6098in" svg:x="3.6583in" svg:y="2.201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5" draw:style-name="gr22" draw:text-style-name="P58" svg:width="0.6098in" svg:height="0.6098in" svg:x="3.6583in" svg:y="2.81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6" draw:style-name="gr22" draw:text-style-name="P58" svg:width="0.6098in" svg:height="0.6098in" svg:x="3.6583in" svg:y="3.4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0" draw:style-name="gr23" draw:text-style-name="P58" svg:width="0.3386in" svg:height="0.3386in" svg:x="3.7937in" svg:y="1.72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1" draw:style-name="gr23" draw:text-style-name="P58" svg:width="0.3386in" svg:height="0.3386in" svg:x="3.7937in" svg:y="2.336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3" draw:style-name="gr23" draw:text-style-name="P58" svg:width="0.3386in" svg:height="0.3386in" svg:x="3.7937in" svg:y="2.9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4" draw:style-name="gr23" draw:text-style-name="P58" svg:width="0.3386in" svg:height="0.3386in" svg:x="3.7937in" svg:y="3.556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6" draw:style-name="gr24" draw:text-style-name="P55" svg:width="0.6098in" svg:height="0.6098in" svg:x="3.6583in" svg:y="4.0303in"><text:p text:style-name="P54"><text:span text:style-name="T4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7" draw:style-name="gr23" draw:text-style-name="P58" svg:width="0.3386in" svg:height="0.3386in" svg:x="3.7937in" svg:y="4.16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21" draw:text-style-name="P57" svg:width="0.6098in" svg:height="0.6098in" svg:x="0in" svg:y="4.6402in"><text:p text:style-name="P56"><text:span text:style-name="T48">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0" draw:style-name="gr22" draw:text-style-name="P58" svg:width="0.6098in" svg:height="0.6098in" svg:x="0.6098in" svg:y="4.6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1" draw:style-name="gr22" draw:text-style-name="P58" svg:width="0.6098in" svg:height="0.6098in" svg:x="1.2193in" svg:y="4.6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2" draw:style-name="gr22" draw:text-style-name="P58" svg:width="0.6098in" svg:height="0.6098in" svg:x="1.8291in" svg:y="4.6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4" draw:style-name="gr22" draw:text-style-name="P58" svg:width="0.6098in" svg:height="0.6098in" svg:x="2.439in" svg:y="4.6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9" draw:style-name="gr24" draw:text-style-name="P55" svg:width="0.6098in" svg:height="0.6098in" svg:x="3.0484in" svg:y="4.6402in"><text:p text:style-name="P54"><text:span text:style-name="T4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0" draw:style-name="gr23" draw:text-style-name="P58" svg:width="0.3386in" svg:height="0.3386in" svg:x="0.7453in" svg:y="4.7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2" draw:style-name="gr23" draw:text-style-name="P58" svg:width="0.3386in" svg:height="0.3386in" svg:x="1.3547in" svg:y="4.7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7" draw:style-name="gr23" draw:text-style-name="P58" svg:width="0.3386in" svg:height="0.3386in" svg:x="1.9646in" svg:y="4.7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8" draw:style-name="gr23" draw:text-style-name="P58" svg:width="0.3386in" svg:height="0.3386in" svg:x="2.5744in" svg:y="4.7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 draw:style-name="gr23" draw:text-style-name="P58" svg:width="0.3386in" svg:height="0.3386in" svg:x="3.1839in" svg:y="4.7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 draw:style-name="gr24" draw:text-style-name="P55" svg:width="0.6098in" svg:height="0.6098in" svg:x="3.6583in" svg:y="4.6402in"><text:p text:style-name="P54"><text:span text:style-name="T4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3" draw:style-name="gr23" draw:text-style-name="P58" svg:width="0.3386in" svg:height="0.3386in" svg:x="3.7937in" svg:y="4.7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16" draw:style-name="gr25" draw:text-style-name="P59" svg:width="0.2713in" svg:height="0.0012in" svg:x="3.5228in" svg:y="4.9453in"><text:p/><draw:enhanced-geometry draw:mirror-horizontal="true" draw:mirror-vertical="false" svg:viewBox="0 0 21600 21600" draw:type="mso-spt32" draw:enhanced-path="M 0 0 L 21600 21600 N"/></draw:custom-shape><draw:custom-shape draw:name="Straight Arrow Connector 121" draw:style-name="gr26" draw:text-style-name="P59" svg:width="0.2713in" svg:height="0.2713in" svg:x="3.5228in" svg:y="4.5047in"><text:p/><draw:enhanced-geometry draw:mirror-horizontal="true" draw:mirror-vertical="true" svg:viewBox="0 0 21600 21600" draw:type="mso-spt32" draw:enhanced-path="M 0 0 L 21600 21600 N"/></draw:custom-shape><draw:custom-shape draw:name="Straight Arrow Connector 123" draw:style-name="gr27" draw:text-style-name="P59" svg:width="0.0012in" svg:height="0.2713in" svg:x="3.9634in" svg:y="4.5047in"><text:p/><draw:enhanced-geometry draw:mirror-horizontal="false" draw:mirror-vertical="true" svg:viewBox="0 0 21600 21600" draw:type="mso-spt32" draw:enhanced-path="M 0 0 L 21600 21600 N"/></draw:custom-shape></draw:g><text:soft-page-break/></text:p>
      <text:p text:style-name="P7"/>
      <text:p text:style-name="P7"/>
      <text:p text:style-name="P9"><draw:custom-shape text:anchor-type="paragraph" draw:z-index="16" draw:name="Shape6" draw:style-name="gr28" draw:text-style-name="P63" svg:width="0.2012in" svg:height="0.2012in" svg:x="0.7819in" svg:y="1.2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6" draw:style-name="gr28" draw:text-style-name="P63" svg:width="0.2012in" svg:height="0.2012in" svg:x="1.4244in" svg:y="1.2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6" draw:style-name="gr28" draw:text-style-name="P63" svg:width="0.2012in" svg:height="0.2012in" svg:x="1.9634in" svg:y="1.2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6" draw:style-name="gr28" draw:text-style-name="P63" svg:width="0.2012in" svg:height="0.2012in" svg:x="0.7819in" svg:y="1.8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6" draw:style-name="gr28" draw:text-style-name="P63" svg:width="0.2012in" svg:height="0.2012in" svg:x="0.7819in" svg:y="2.41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6" draw:style-name="gr28" draw:text-style-name="P63" svg:width="0.2012in" svg:height="0.2012in" svg:x="1.4244in" svg:y="1.8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6" draw:style-name="gr28" draw:text-style-name="P63" svg:width="0.2012in" svg:height="0.2012in" svg:x="1.439in" svg:y="3.0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6" draw:style-name="gr28" draw:text-style-name="P63" svg:width="0.2012in" svg:height="0.2012in" svg:x="1.9646in" svg:y="1.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6" draw:style-name="gr28" draw:text-style-name="P63" svg:width="0.2012in" svg:height="0.2012in" svg:x="2.0319in" svg:y="2.4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6" draw:style-name="gr28" draw:text-style-name="P63" svg:width="0.2012in" svg:height="0.2012in" svg:x="2.6409in" svg:y="1.8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6" draw:style-name="gr28" draw:text-style-name="P63" svg:width="0.2012in" svg:height="0.2012in" svg:x="2.0563in" svg:y="3.0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6" draw:style-name="gr28" draw:text-style-name="P63" svg:width="0.2012in" svg:height="0.2012in" svg:x="2.0398in" svg:y="3.6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6" draw:style-name="gr28" draw:text-style-name="P63" svg:width="0.2012in" svg:height="0.2012in" svg:x="2.6571in" svg:y="2.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6" draw:style-name="gr28" draw:text-style-name="P63" svg:width="0.2012in" svg:height="0.2012in" svg:x="2.6165in" svg:y="3.0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6" draw:style-name="gr28" draw:text-style-name="P63" svg:width="0.2012in" svg:height="0.2012in" svg:x="3.2563in" svg:y="2.4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6" draw:style-name="gr28" draw:text-style-name="P63" svg:width="0.2012in" svg:height="0.2012in" svg:x="3.2339in" svg:y="3.0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6" draw:style-name="gr28" draw:text-style-name="P63" svg:width="0.2012in" svg:height="0.2012in" svg:x="2.6484in" svg:y="3.6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6" draw:style-name="gr28" draw:text-style-name="P63" svg:width="0.2012in" svg:height="0.2012in" svg:x="3.2736in" svg:y="3.6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6" draw:style-name="gr28" draw:text-style-name="P63" svg:width="0.2012in" svg:height="0.2012in" svg:x="3.8346in" svg:y="3.0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6" draw:style-name="gr28" draw:text-style-name="P63" svg:width="0.2012in" svg:height="0.2012in" svg:x="2.6252in" svg:y="4.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6" draw:style-name="gr28" draw:text-style-name="P63" svg:width="0.2012in" svg:height="0.2012in" svg:x="3.25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6" draw:style-name="gr28" draw:text-style-name="P63" svg:width="0.2012in" svg:height="0.2012in" svg:x="3.8909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b)Bounded Dynamic Programming will be used here.</text:p>
      <text:p text:style-name="P9"/>
      <text:p text:style-name="P9"/>
      <text:p text:style-name="P9"/>
      <text:p text:style-name="P9"/>
      <text:p text:style-name="P9"/>
      <text:p text:style-name="P9"/>
      <text:p text:style-name="P9"/>
      <text:p text:style-name="P9"/>
      <text:p text:style-name="P9"/>
      <text:p text:style-name="P9"/>
      <text:p text:style-name="P9"/>
      <text:p text:style-name="P9"><draw:custom-shape text:anchor-type="paragraph" draw:z-index="22" draw:name="Shape6" draw:style-name="gr29" draw:text-style-name="P64" svg:width="0.2024in" svg:height="0.2024in" svg:x="1.4173in" svg:y="0.12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
      <text:p text:style-name="P9"/>
      <text:p text:style-name="P9"/>
      <text:p text:style-name="P9"/>
      <text:p text:style-name="P9"><draw:custom-shape text:anchor-type="paragraph" draw:z-index="38" draw:name="Shape6" draw:style-name="gr28" draw:text-style-name="P63" svg:width="0.2012in" svg:height="0.2012in" svg:x="3.8673in" svg:y="0.0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
      <text:p text:style-name="P9"/>
      <text:p text:style-name="P9"/>
      <text:p text:style-name="P9"/>
      <text:p text:style-name="P37">Here we have k = 3 as the bandwidth.</text:p>
      <text:p text:style-name="P37">For initialization: <text:s text:c="2"/><text:span text:style-name="T6">initialize </text:span>DP[i][5] <text:s/>and DP[5][j] for i,j &gt; 5-k = 2 <text:s/>(in java array notation)</text:p>
      <text:p text:style-name="P37"><text:tab/><text:tab/> <text:s text:c="6"/><text:span text:style-name="T6">using the scoring schema</text:span></text:p>
      <text:p text:style-name="P37">For Iteration: <text:s text:c="9"/>//Following is Pseudo Code, <text:span text:style-name="T6">array starts from 0</text:span></text:p>
      <text:p text:style-name="P37"><text:tab/><text:tab/><text:tab/>int k = 3</text:p>
      <text:p text:style-name="P37"><text:tab/><text:tab/><text:tab/>for i in ( <text:span text:style-name="T7">4</text:span> … 0 ):</text:p>
      <text:p text:style-name="P38"><text:span text:style-name="T4"><text:tab/><text:tab/><text:tab/> <text:s text:c="5"/>for j in ( min </text:span>(<text:span text:style-name="T7">4</text:span>, i <text:span text:style-name="T4">+</text:span> k -<text:span text:style-name="T6">1</text:span>) … m<text:span text:style-name="T4">ax</text:span>(<text:span text:style-name="T5">0</text:span>, <text:span text:style-name="T4">i</text:span> – k <text:span text:style-name="T5">+ 1</text:span>)<text:span text:style-name="T4">):</text:span></text:p>
      <text:p text:style-name="P39"><text:tab/><text:tab/> <text:s text:c="25"/><text:span text:style-name="T6">DP[i][j] = max( DP[i+1][j+1] + s(r[i+1] , r[j+1]), <text:s text:c="2"/>//diagonal</text:span></text:p>
      <text:p text:style-name="P39"><text:tab/><text:tab/><text:tab/><text:tab/> <text:s text:c="27"/><text:span text:style-name="T6">DP[i+1][j] + s(indel), if j&gt;(i-k+1) <text:s text:c="2"/>//vertical</text:span></text:p>
      <text:p text:style-name="P39"><text:tab/><text:tab/><text:tab/><text:tab/><text:tab/><text:tab/> <text:s text:c="4"/><text:span text:style-name="T6">DP[i][j+1] + s(indel), if i&gt;(j-k+1) <text:s text:c="2"/>//horizontal</text:span></text:p>
      <text:p text:style-name="P40"><text:tab/><text:tab/><text:tab/><text:tab/><text:tab/><text:tab/><text:tab/>) </text:p>
      <text:p text:style-name="P41">some comments: <text:s/>the if in the max() is just take care of the boundary corner cases. We can also initialize the neighboring entries to score minus infinite. After the iteration we read DP[0][0] to get the optimal score as usual.</text:p>
      <text:p text:style-name="P41"/>
      <text:p text:style-name="P10"/>
      <text:p text:style-name="P10"/>
      <text:p text:style-name="P10"/>
      <text:p text:style-name="P10"/>
      <text:p text:style-name="P41"><text:soft-page-break/>(c) <text:span text:style-name="T40">the region is given as</text:span></text:p>
      <text:p text:style-name="P42">(a, b) where <text:s/></text:p>
      <text:p text:style-name="P42">case 1: <text:s/>a&gt;b and (a – b) &gt; <text:span text:style-name="T41"><text:s/>( n – X )</text:span></text:p>
      <text:p text:style-name="P43">case 2: <text:s/>a&lt;b and (b – a) &gt; <text:s/>( m – X )</text:p>
      <text:p text:style-name="P44"><text:span text:style-name="T41">where X = </text:span><text:bookmark text:name="mwfw"/><text:span text:style-name="T16">⌈</text:span><text:span text:style-name="T12"> </text:span><text:span text:style-name="T13">n (Smismatch – Smatch) / <text:s/>(2*Sindel – Smatch)</text:span><text:span text:style-name="T14">⌉</text:span></text:p>
      <text:p text:style-name="P45"><draw:custom-shape text:anchor-type="paragraph" draw:z-index="40" draw:name="Shape7" draw:style-name="gr30" draw:text-style-name="P65" svg:width="4.5996in" svg:height="1.9713in" svg:x="0.0528in" svg:y="0.2102in"><text:p/><draw:enhanced-geometry svg:viewBox="0 0 21600 21600" draw:type="rectangle" draw:enhanced-path="M 0 0 L 21600 0 21600 21600 0 21600 0 0 Z N"/></draw:custom-shape><text:span text:style-name="T14">(makred using </text:span><text:span text:style-name="T15">blue</text:span><text:span text:style-name="T14"> triangles)</text:span></text:p>
      <text:p text:style-name="P52"><draw:custom-shape text:anchor-type="paragraph" draw:z-index="42" draw:name="Shape8" draw:style-name="gr31" draw:text-style-name="P62" svg:width="0.9295in" svg:height="0.9622in" draw:transform="rotate (-3.14159265358979) translate (4.58541666666667in 1.04166666666667in)"><text:p/><draw:enhanced-geometry svg:viewBox="0 0 21600 21600" draw:glue-points="0 0 0 10800 0 21600 10800 21600 21600 21600 10800 10800" draw:text-areas="1900 12700 12700 19700" draw:type="right-triangle" draw:enhanced-path="M 0 0 L 21600 21600 0 21600 0 0 Z N"/></draw:custom-shape></text:p>
      <text:p text:style-name="P24"/>
      <text:p text:style-name="P24"/>
      <text:p text:style-name="P24"><draw:custom-shape text:anchor-type="paragraph" draw:z-index="41" draw:name="Shape8" draw:style-name="gr31" draw:text-style-name="P62" svg:width="0.9295in" svg:height="0.9622in" svg:x="0.1575in" svg:y="0.2043in"><text:p/><draw:enhanced-geometry svg:viewBox="0 0 21600 21600" draw:glue-points="0 0 0 10800 0 21600 10800 21600 21600 21600 10800 10800" draw:text-areas="1900 12700 12700 19700" draw:type="right-triangle" draw:enhanced-path="M 0 0 L 21600 21600 0 21600 0 0 Z N"/></draw:custom-shape></text:p>
      <text:p text:style-name="P24"/>
      <text:p text:style-name="P24"/>
      <text:p text:style-name="P24"/>
      <text:p text:style-name="P24"/>
      <text:p text:style-name="P24"/>
      <text:p text:style-name="P24"/>
      <text:p text:style-name="P24"/>
      <text:p text:style-name="P25">Q5.<text:tab/></text:p>
      <text:p text:style-name="P25">(a)</text:p>
      <text:p text:style-name="P26">r=ACGCGTCA</text:p>
      <table:table table:name="Table1" table:style-name="Table1">
        <table:table-column table:style-name="Table1.A"/>
        <table:table-column table:style-name="Table1.B"/>
        <table:table-row>
          <table:table-cell table:style-name="Table1.A1" office:value-type="string">
            <text:p text:style-name="P49">Length -2 subsequences </text:p>
          </table:table-cell>
          <table:table-cell table:style-name="Table1.B1" office:value-type="string">
            <text:p text:style-name="P49">positions</text:p>
          </table:table-cell>
        </table:table-row>
        <table:table-row>
          <table:table-cell table:style-name="Table1.A2" office:value-type="string">
            <text:p text:style-name="P49">AC</text:p>
          </table:table-cell>
          <table:table-cell table:style-name="Table1.B2" office:value-type="string">
            <text:p text:style-name="P49">1</text:p>
          </table:table-cell>
        </table:table-row>
        <table:table-row>
          <table:table-cell table:style-name="Table1.A2" office:value-type="string">
            <text:p text:style-name="P49">C<text:span text:style-name="T42">A</text:span></text:p>
          </table:table-cell>
          <table:table-cell table:style-name="Table1.B2" office:value-type="string">
            <text:p text:style-name="P51">7</text:p>
          </table:table-cell>
        </table:table-row>
        <table:table-row>
          <table:table-cell table:style-name="Table1.A2" office:value-type="string">
            <text:p text:style-name="P49">C<text:span text:style-name="T42">G</text:span></text:p>
          </table:table-cell>
          <table:table-cell table:style-name="Table1.B2" office:value-type="string">
            <text:p text:style-name="P50">2,4</text:p>
          </table:table-cell>
        </table:table-row>
        <table:table-row>
          <table:table-cell table:style-name="Table1.A2" office:value-type="string">
            <text:p text:style-name="P49">GC</text:p>
          </table:table-cell>
          <table:table-cell table:style-name="Table1.B2" office:value-type="string">
            <text:p text:style-name="P49">3</text:p>
          </table:table-cell>
        </table:table-row>
        <table:table-row>
          <table:table-cell table:style-name="Table1.A2" office:value-type="string">
            <text:p text:style-name="P49">GT</text:p>
          </table:table-cell>
          <table:table-cell table:style-name="Table1.B2" office:value-type="string">
            <text:p text:style-name="P49">5</text:p>
          </table:table-cell>
        </table:table-row>
        <table:table-row>
          <table:table-cell table:style-name="Table1.A2" office:value-type="string">
            <text:p text:style-name="P49">TC</text:p>
          </table:table-cell>
          <table:table-cell table:style-name="Table1.B2" office:value-type="string">
            <text:p text:style-name="P49">6</text:p>
          </table:table-cell>
        </table:table-row>
      </table:table>
      <text:p text:style-name="P25"/>
      <text:p text:style-name="P27">(b)</text:p>
      <text:p text:style-name="P27">s=CCGTGCAC </text:p>
      <text:p text:style-name="P27"/>
      <text:p text:style-name="P28">maximal diagonal runs:</text:p>
      <text:p text:style-name="P28">1.<text:tab/>r[2,3] = s[2,3]</text:p>
      <text:p text:style-name="P28">2.<text:tab/>r[4,6] = s[2,4]</text:p>
      <text:p text:style-name="P28">3.<text:tab/>r[3,4] = s[5,6]</text:p>
      <text:p text:style-name="P28">4.<text:tab/>r[1,2] = s[7,8]</text:p>
      <text:p text:style-name="P28">5.<text:tab/>r[7,8] = s[6,7]</text:p>
      <text:p text:style-name="P28"/>
      <text:p text:style-name="P29"/>
      <text:p text:style-name="P29"/>
      <text:p text:style-name="P29"><text:soft-page-break/>(c)</text:p>
      <text:p text:style-name="P31">class Record{</text:p>
      <text:p text:style-name="P31"><text:tab/>int r1,</text:p>
      <text:p text:style-name="P31"><text:tab/>int r2,</text:p>
      <text:p text:style-name="P31"><text:tab/>int s1,</text:p>
      <text:p text:style-name="P31"><text:tab/>int s2</text:p>
      <text:p text:style-name="P31">}</text:p>
      <text:p text:style-name="P32">//<text:span text:style-name="T43">define an Record class, each Record object stores </text:span>4 integers, r1, r2, s1, s2. </text:p>
      <text:p text:style-name="P31">// r1,s1 == start of maximal run, r2,s2 == end of maximal run</text:p>
      <text:p text:style-name="P31"/>
      <text:p text:style-name="P31"/>
      <text:p text:style-name="P30">LinkedList&lt;Record&gt; maximalRun<text:span text:style-name="T44">s = new LinkedList();</text:span></text:p>
      <text:p text:style-name="P33">maximalRuns.add(0,0,0,0); <text:span text:style-name="T45">//just a </text:span><text:span text:style-name="T46">position</text:span><text:span text:style-name="T45"> taking object, to avoid bug in the <text:tab/><text:tab/><text:tab/><text:tab/> <text:s text:c="17"/>//thid for loop (null pointer)</text:span></text:p>
      <text:p text:style-name="P29"/>
      <text:p text:style-name="P16"><text:span text:style-name="T17">for i in (1 … </text:span><text:span text:style-name="T22">s.length() - 1</text:span><text:span text:style-name="T17">): <text:s text:c="22"/></text:span><text:span text:style-name="T25">// the array starts from 1</text:span></text:p>
      <text:p text:style-name="P16"><text:span text:style-name="T17"><text:tab/>String subSeq = </text:span><text:span text:style-name="T20">s</text:span><text:span text:style-name="T17">.substring(i,i+1); </text:span><text:span text:style-name="T25">// return the substring from i to i+1,</text:span></text:p>
      <text:p text:style-name="P29"><text:tab/><text:tab/><text:tab/><text:tab/><text:tab/><text:tab/><text:tab/> <text:s text:c="2"/><text:span text:style-name="T45">// since we are using 2-mers here.</text:span></text:p>
      <text:p text:style-name="P29"><text:tab/>for (int occur : lookup(subSeq): <text:s text:c="3"/><text:span text:style-name="T45"><text:s/>// for each occurrence of subSeq in r</text:span></text:p>
      <text:p text:style-name="P17"><text:span text:style-name="T18"><text:tab/><text:tab/>int </text:span><text:span text:style-name="T19">m</text:span><text:span text:style-name="T18"> = occur; <text:s/></text:span><text:span text:style-name="T26">//this marks the start of subsequence in </text:span><text:span text:style-name="T27">r</text:span></text:p>
      <text:p text:style-name="P35"><text:span text:style-name="T18"><text:tab/><text:tab/></text:span><text:span text:style-name="T21">for(Record re: maximalRuns):</text:span></text:p>
      <text:p text:style-name="P35"><text:span text:style-name="T21"><text:tab/><text:tab/><text:tab/>if(re.s2 == i &amp;&amp; re.r2 == <text:s/>m) <text:s/></text:span><text:span text:style-name="T28">// the new 2-mer can be </text:span></text:p>
      <text:p text:style-name="P35"><text:span text:style-name="T21"><text:tab/><text:tab/><text:tab/><text:tab/>re.s2++;<text:tab/><text:tab/><text:tab/> <text:s/></text:span><text:span text:style-name="T28">//appended to a previous record</text:span></text:p>
      <text:p text:style-name="P35"><text:span text:style-name="T21"><text:tab/><text:tab/><text:tab/><text:tab/>re.r2++;<text:tab/><text:tab/><text:tab/> <text:s/></text:span><text:span text:style-name="T28">//update this record</text:span></text:p>
      <text:p text:style-name="P31"><text:tab/><text:tab/><text:tab/>else</text:p>
      <text:p text:style-name="P35"><text:span text:style-name="T21"><text:tab/><text:tab/><text:tab/><text:tab/>maximalRuns.add(new Record(m,m+1,</text:span><text:span text:style-name="T23">i</text:span><text:span text:style-name="T21">,</text:span><text:span text:style-name="T23">i</text:span><text:span text:style-name="T21">+1))</text:span></text:p>
      <text:p text:style-name="P35"><text:span text:style-name="T21"><text:tab/><text:tab/><text:tab/><text:tab/><text:tab/><text:tab/><text:tab/><text:tab/></text:span><text:span text:style-name="T28">//link a new record</text:span></text:p>
      <text:p text:style-name="P36"><text:span text:style-name="T21">b</text:span><text:span text:style-name="T17">oolean first = false;</text:span></text:p>
      <text:p text:style-name="P36"><text:span text:style-name="T21">f</text:span><text:span text:style-name="T17">or(Record run : <text:s/>maximalRuns):</text:span></text:p>
      <text:p text:style-name="P36"><text:span text:style-name="T17"><text:tab/>if(first): <text:s text:c="2"/></text:span><text:span text:style-name="T25">// this is just to skip the first record (a pseudo record)</text:span></text:p>
      <text:p text:style-name="P36"><text:span text:style-name="T25"><text:tab/><text:tab/></text:span><text:span text:style-name="T24">r1 = run.r1; r2 = run.r2; s1 = run.s1; s2 = run.s2;</text:span></text:p>
      <text:p text:style-name="P34"><text:tab/><text:tab/>print the record using the pattern “r[r1,r2] == s[s1,s2]”;</text:p>
      <text:p text:style-name="P34"><text:tab/><text:tab/>first =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Nimbus Roman No9 L" svg:font-family="'Nimbus Roman No9 L', 'Times New Roman', Times, serif"/>
    <style:font-face style:name="sans-serif" svg:font-family="sans-serif"/>
    <style:font-face style:name="FreeSans2" svg:font-family="FreeSans" style:font-family-generic="swiss"/>
    <style:font-face style:name="Courier New1" svg:font-family="'Courier New'" style:font-family-generic="modern" style:font-pitch="fixed"/>
    <style:font-face style:name="Calibri1" svg:font-family="Calibri" style:font-pitch="variable"/>
    <style:font-face style:name="Liberation Serif1" svg:font-family="'Liberation Serif'" style:font-pitch="variable"/>
    <style:font-face style:name="Courier New2" svg:font-family="'Courier New'" style:font-family-generic="modern" style:font-pitch="variable"/>
    <style:font-face style:name="FreeSans1" svg:font-family="FreeSans" style:font-family-generic="modern" style:font-pitch="variable"/>
    <style:font-face style:name="Liberation Serif2" svg:font-family="'Liberation Serif'" style:font-family-generic="moder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21:17:07.258854926</meta:creation-date>
    <dc:date>2018-10-07T18:40:07.930335376</dc:date>
    <meta:editing-duration>PT3H5M22S</meta:editing-duration>
    <meta:editing-cycles>30</meta:editing-cycles>
    <meta:generator>LibreOffice/5.1.6.2$Linux_X86_64 LibreOffice_project/10m0$Build-2</meta:generator>
    <meta:document-statistic meta:table-count="1" meta:image-count="0" meta:object-count="0" meta:page-count="7" meta:paragraph-count="115" meta:word-count="1164" meta:character-count="6772" meta:non-whitespace-character-count="5333"/>
  </office:meta>
</office:document-meta>
</file>